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modern"/>
    <style:font-face style:name="WenQuanYi Micro Hei2" svg:font-family="'WenQuanYi Micro Hei'" style:font-family-generic="modern"/>
    <style:font-face style:name="Liberation Serif2" svg:font-family="'Liberation Serif'" style:font-family-generic="roman"/>
    <style:font-face style:name="FreeSans" svg:font-family="FreeSans" style:font-family-generic="swiss"/>
    <style:font-face style:name="Liberation Sans" svg:font-family="'Liberation Sans'" style:font-family-generic="swiss"/>
    <style:font-face style:name="Arial" svg:font-family="Arial" style:font-family-generic="system"/>
    <style:font-face style:name="FreeSans1" svg:font-family="FreeSans" style:font-family-generic="system"/>
    <style:font-face style:name="Liberation Serif3" svg:font-family="'Liberation Serif'" style:font-family-generic="system"/>
    <style:font-face style:name="WenQuanYi Micro Hei1" svg:font-family="'WenQuanYi Micro Hei'" style:font-family-generic="system"/>
    <style:font-face style:name="Liberation Serif" svg:font-family="'Liberation Serif'" style:font-family-generic="roman" style:font-pitch="variable"/>
    <style:font-face style:name="Bitstream Vera Sans" svg:font-family="'Bitstream Vera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2" fo:widows="2"/>
    </style:style>
    <style:style style:name="P2" style:family="paragraph" style:parent-style-name="Preformatted_20_Text">
      <style:paragraph-properties fo:margin-top="0in" fo:margin-bottom="0in" fo:text-align="start" style:justify-single-word="false" fo:orphans="2" fo:widows="2"/>
    </style:style>
    <style:style style:name="P3" style:family="paragraph" style:parent-style-name="Preformatted_20_Text">
      <style:paragraph-properties fo:margin-top="0in" fo:margin-bottom="0in" fo:text-align="start" style:justify-single-word="false" fo:orphans="2" fo:widows="2"/>
      <style:text-properties fo:language="en" fo:country="US"/>
    </style:style>
    <style:style style:name="P4" style:family="paragraph" style:parent-style-name="Preformatted_20_Text" style:master-page-name="Standard">
      <style:paragraph-properties fo:margin-top="0in" fo:margin-bottom="0in" fo:text-align="start" style:justify-single-word="false" fo:orphans="2" fo:widows="2" style:page-number="auto"/>
    </style:style>
    <style:style style:name="T1" style:family="text">
      <style:text-properties fo:color="#000000" style:font-name="Liberation Serif2" fo:font-size="10pt" fo:language="en" fo:country="US" style:letter-kerning="true" style:font-name-asian="WenQuanYi Micro Hei1" style:font-size-asian="10pt" style:language-asian="en" style:country-asian="US" style:font-name-complex="Liberation Serif3" style:font-size-complex="12pt" style:language-complex="hi" style:country-complex="IN"/>
    </style:style>
    <style:style style:name="T2" style:family="text">
      <style:text-properties fo:color="#000000" style:font-name="Liberation Serif2" fo:font-size="10pt" fo:language="en" fo:country="US" style:letter-kerning="true" style:font-name-asian="Liberation Serif3" style:font-size-asian="10pt" style:language-asian="en" style:country-asian="US" style:font-name-complex="Liberation Serif3" style:font-size-complex="12pt" style:language-complex="ar" style:country-complex="SA"/>
    </style:style>
    <style:style style:name="T3" style:family="text">
      <style:text-properties fo:color="#000000" style:font-name="Liberation Serif2" fo:font-size="10pt" fo:language="en" fo:country="US" fo:font-style="normal" fo:font-weight="bold" style:letter-kerning="true" style:font-name-asian="WenQuanYi Micro Hei1"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4" style:family="text">
      <style:text-properties fo:color="#00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T5" style:family="text">
      <style:text-properties fo:color="#00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6" style:family="text">
      <style:text-properties fo:color="#00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7" style:family="text">
      <style:text-properties fo:color="#0000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8" style:family="text">
      <style:text-properties fo:color="#000000" style:font-name="Liberation Serif2" fo:font-size="10pt" fo:language="en" fo:country="US" fo:font-style="normal" fo:font-weight="normal" style:letter-kerning="true" style:font-name-asian="WenQuanYi Micro Hei1" style:font-size-asian="10pt" style:language-asian="hi" style:country-asian="IN" style:font-style-asian="normal" style:font-weight-asian="normal" style:font-name-complex="FreeSans1" style:font-size-complex="12pt" style:language-complex="ar" style:country-complex="SA"/>
    </style:style>
    <style:style style:name="T9" style:family="text">
      <style:text-properties fo:language="en" fo:country="US"/>
    </style:style>
    <style:style style:name="T10" style:family="text">
      <style:text-properties fo:color="#0000ff" style:font-name="Liberation Serif2" fo:font-size="10pt" fo:language="en" fo:country="US" style:letter-kerning="true" style:font-name-asian="WenQuanYi Micro Hei1" style:font-size-asian="10pt" style:language-asian="en" style:country-asian="US" style:font-name-complex="Liberation Serif3" style:font-size-complex="12pt" style:language-complex="hi" style:country-complex="IN"/>
    </style:style>
    <style:style style:name="T11" style:family="text">
      <style:text-properties fo:color="#0000ff"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font-weight-complex="bold"/>
    </style:style>
    <style:style style:name="T12" style:family="text">
      <style:text-properties fo:color="#0000ff"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style>
    <style:style style:name="T13" style:family="text">
      <style:text-properties fo:color="#0000ff"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14" style:family="text">
      <style:text-properties fo:color="#0000ff"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15" style:family="text">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T16" style:family="text">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font-weight-complex="bold"/>
    </style:style>
    <style:style style:name="T17" style:family="text">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style>
    <style:style style:name="T18" style:family="text">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19" style:family="text">
      <style:text-properties fo:color="#ff0000" style:font-name="Liberation Serif2" fo:font-size="10pt" fo:language="en" fo:country="US" fo:font-style="normal" fo:font-weight="bold" style:letter-kerning="true" style:font-name-asian="WenQuanYi Micro Hei1" style:font-size-asian="10pt" style:language-asian="hi" style:country-asian="IN" style:font-style-asian="normal" style:font-weight-asian="bold" style:font-name-complex="FreeSans1" style:font-size-complex="12pt" style:language-complex="ar" style:country-complex="SA"/>
    </style:style>
    <style:style style:name="T20" style:family="text">
      <style:text-properties fo:color="#ff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21" style:family="text">
      <style:text-properties fo:color="#ff0000" style:font-name="Liberation Serif2" fo:font-size="10pt" fo:language="en" fo:country="US" fo:font-weight="bold" style:letter-kerning="true" style:font-name-asian="Liberation Serif3" style:font-size-asian="10pt" style:language-asian="ar" style:country-asian="SA" style:font-weight-asian="bold" style:font-name-complex="Liberation Serif3" style:font-size-complex="12pt" style:language-complex="ar" style:country-complex="SA" style:font-weight-complex="bold"/>
    </style:style>
    <style:style style:name="T22" style:family="text">
      <style:text-properties fo:color="#ff0000" style:font-name="Liberation Serif2" fo:font-size="10pt" fo:language="en" fo:country="US" fo:font-weight="bold" style:letter-kerning="true" style:font-name-asian="WenQuanYi Micro Hei1" style:font-size-asian="10pt" style:language-asian="en" style:country-asian="US" style:font-weight-asian="bold" style:font-name-complex="Liberation Serif3" style:font-size-complex="12pt" style:language-complex="hi" style:country-complex="IN" style:font-weight-complex="bold"/>
    </style:style>
    <style:style style:name="T23" style:family="text">
      <style:text-properties fo:color="#00ae00" style:font-name="Liberation Serif2" fo:font-size="10pt" fo:language="en" fo:country="US" style:letter-kerning="true" style:font-name-asian="Liberation Serif3" style:font-size-asian="10pt" style:language-asian="ar" style:country-asian="SA" style:font-name-complex="Liberation Serif3" style:font-size-complex="12pt" style:language-complex="ar" style:country-complex="SA"/>
    </style:style>
    <style:style style:name="T24" style:family="text">
      <style:text-properties fo:color="#00ae00" style:font-name="Liberation Serif2" fo:font-size="10pt" fo:language="en" fo:country="US" style:letter-kerning="true" style:font-name-asian="WenQuanYi Micro Hei1" style:font-size-asian="10pt" style:language-asian="en" style:country-asian="US" style:font-name-complex="Liberation Serif3" style:font-size-complex="12pt" style:language-complex="hi" style:country-complex="IN"/>
    </style:style>
    <style:style style:name="T25" style:family="text">
      <style:text-properties fo:color="#00ae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26" style:family="text">
      <style:text-properties fo:color="#00ae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27" style:family="text">
      <style:text-properties fo:color="#00ae00" style:font-name="Liberation Serif2" fo:font-size="10pt" fo:language="en" fo:country="US" fo:font-style="normal" fo:font-weight="normal" style:letter-kerning="true" style:font-name-asian="WenQuanYi Micro Hei1" style:font-size-asian="10pt" style:language-asian="hi" style:country-asian="IN" style:font-style-asian="normal" style:font-weight-asian="normal" style:font-name-complex="FreeSans1" style:font-size-complex="12pt" style:language-complex="ar" style:country-complex="SA"/>
    </style:style>
    <style:style style:name="T28" style:family="text">
      <style:text-properties fo:color="#00ae00" style:font-name="Liberation Serif2" fo:font-size="10pt" fo:language="en" fo:country="US" fo:font-style="normal" fo:font-weight="normal" style:letter-kerning="true" style:font-name-asian="WenQuanYi Micro Hei1" style:font-size-asian="10pt" style:language-asian="en" style:country-asian="US" style:font-style-asian="normal" style:font-weight-asian="normal" style:font-name-complex="Liberation Serif3" style:font-size-complex="12pt" style:language-complex="hi" style:country-complex="IN"/>
    </style:style>
    <style:style style:name="T29" style:family="text">
      <style:text-properties fo:color="#00ae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T30" style:family="text">
      <style:text-properties fo:color="#00ae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style>
    <style:style style:name="T31" style:family="text">
      <style:text-properties fo:color="#00ae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32" style:family="text">
      <style:text-properties fo:color="#00ae00" style:font-name="Liberation Serif2" fo:font-size="12pt" fo:language="en" fo:country="US" fo:font-weight="bold" style:letter-kerning="true" style:font-name-asian="WenQuanYi Micro Hei1" style:font-size-asian="12pt" style:language-asian="en" style:country-asian="US" style:font-weight-asian="bold" style:font-name-complex="Liberation Serif3" style:font-size-complex="12pt" style:language-complex="hi" style:country-complex="IN" style:font-weight-complex="bold"/>
    </style:style>
    <style:style style:name="T33" style:family="text">
      <style:text-properties fo:color="#00ae00" style:font-name="Liberation Serif2" fo:font-size="12pt" fo:language="en" fo:country="US" fo:font-style="normal" fo:font-weight="bold" style:letter-kerning="true" style:font-name-asian="Liberation Serif3" style:font-size-asian="12pt" style:language-asian="ar" style:country-asian="SA" style:font-style-asian="normal" style:font-weight-asian="bold" style:font-name-complex="Liberation Serif3" style:font-size-complex="12pt" style:language-complex="ar" style:country-complex="SA" style:font-weight-complex="bold"/>
    </style:style>
    <style:style style:name="T34" style:family="text">
      <style:text-properties fo:color="#33a3a3" style:font-name="Liberation Serif2" fo:font-size="10pt" fo:language="en" fo:country="US" style:letter-kerning="true" style:font-name-asian="WenQuanYi Micro Hei1" style:font-size-asian="10pt" style:language-asian="en" style:country-asian="US" style:font-name-complex="Liberation Serif3" style:font-size-complex="12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 "This is a template configuration file for OPTS (version 0.7).</text:span></text:p>
      <text:p text:style-name="P2"><text:span text:style-name="T6"># Copyright 2008-2014 by Gian Luca Brunetti and Politecnico di Milano. <text:s/></text:span></text:p>
      <text:p text:style-name="P2"><text:span text:style-name="T7"># Gian Luca Brunetti, Polytechnic University of Milan, B.E.S.T. <text:s/>DAStU Department, Milan, Italy.</text:span></text:p>
      <text:p text:style-name="P2"><text:span text:style-name="T7"># </text:span><text:span text:style-name="T6">gianluca.brunetti@polimi.it.</text:span></text:p>
      <text:p text:style-name="P2"><text:span text:style-name="T7"># OPTS is a program built to manage parametric exploration tests through the use of the ESP-r energy simulation platform.</text:span></text:p>
      <text:p text:style-name="P2"><text:span text:style-name="T7"># OPTS COMES WITH ABSOLUTELY NO WARRANTY. You run it at your own risk.</text:span></text:p>
      <text:p text:style-name="P2"><text:span text:style-name="T7"># The comments in this template are the most complete available documentation about how to <text:s/>use OPTS. </text:span></text:p>
      <text:p text:style-name="P2"><text:span text:style-name="T7"># This file is an attempt to define a template to support the creation of OPTS configuration files.</text:span></text:p>
      <text:p text:style-name="P2"><text:span text:style-name="T7"># <text:s/>It comes in a “.rtf” format.</text:span></text:p>
      <text:p text:style-name="P2"><text:span text:style-name="T7"># Only the fields with text in red should be edited. Then, the unused variables could be erased from it. Indeed, when at a morphing phase a morphing option is specified in an “@applytype“ variable, the non-specified options result to be inactive.</text:span></text:p>
      <text:p text:style-name="P2"><text:span text:style-name="T7"># OPTS presently only works for UNIX, and there still are lots of things to add to it and to correct. So, the author's advice is that one begins to use it starting from small things.</text:span></text:p>
      <text:p text:style-name="P2"><text:span text:style-name="T7"># Please notice that the present template does _not_ constitute a good example of OPTS configuration file. This is because all of its fields are pre-filled. As a result, it full of redundancies. </text:span></text:p>
      <text:p text:style-name="P2"><text:span text:style-name="T7"># To launch OPTS' operations, you may edit the present file (following the instructions in the comments), then save it in the same format with a new name, then save it again, but in text plain format as a ".pl" file type – that is, a perl source file, to which you'll point OPTS to.</text:span></text:p>
      <text:p text:style-name="P2"><text:span text:style-name="T7"># The ESP-r models to be morphed have to be put in your home directory, since OPTS presently works from there.</text:span></text:p>
      <text:p text:style-name="P2"><text:span text:style-name="T7"># Each morphing phase directed by OPTS is guided by the data activated by a numbered “$stepsvar” variable. The morphing sequence (the list of numbered variables) is written in the variable "@varnumbers", that you'll find it below.</text:span></text:p>
      <text:p text:style-name="P2"><text:span text:style-name="T7"># The model directories and the result files that will be created by OPTS through ESP-r will be named as your root model, followed by a “_” character, <text:s/>followed by a variable number referred to the first morphing phase, followed by a “-” character, followed by an iteration number for the variable in question, and so on for all morphing phases. </text:span></text:p>
      <text:p text:style-name="P2"><text:span text:style-name="T7"># For example, the first iteration for a model named “model” in a search constituted by 3 morphing phases and 5 iteration steps each may be named “model_1-1_2-1_3-1”; and the last one may be named “model_1-5_2-5_3-5”.</text:span></text:p>
      <text:p text:style-name="P2"><text:span text:style-name="T7"># The present configuration file lists 3 morphing phases/cycles, corresponding to 3 “$stepsvar” variables. To add one more cycle, you have to copy and paste one complete morphing phase template and change its variables' number, so that “$stepsvar” becomes “”$stepsvar4”, “applytype” becomes “applytype4”, and so on.</text:span></text:p>
      <text:p text:style-name="P2"><text:span text:style-name="T7"># Some of OPTS' operations on models are based on propagation of constraints. The propagation of constraints regards the geometry of models and how geometry affects other physical aspects of a model's behaviours, like insolation, mass/flow network performance, and daylighting.</text:span></text:p>
      <text:p text:style-name="P2"><text:span text:style-name="T7"># The OPTS' configuration files for propagation of constraints by default have to reside in an “opts” folder in the ESP-r model's folder. The file names are specified by the user, better if with some naming ordered criterium, like those below.</text:span></text:p>
      <text:p text:style-name="P3"/>
      <text:p text:style-name="P3"/>
      <text:p text:style-name="P2"><text:span text:style-name="T11">####################### HERE FOLLOW CONFIGURATION DATA #####################</text:span></text:p>
      <text:p text:style-name="P2"><text:span text:style-name="T16">####### TAKE CARE: JUST PARTS _IN RED_ SOULD TO BE SAFELY EDITABLE! ########</text:span></text:p>
      <text:p text:style-name="P3"/>
      <text:p text:style-name="P2"><text:span text:style-name="T13">$file</text:span><text:span text:style-name="T6"> = </text:span></text:p>
      <text:p text:style-name="P2"><text:span text:style-name="T7">"</text:span><text:span text:style-name="T15">ame</text:span><text:span text:style-name="T7">"; <text:s/></text:span></text:p>
      <text:p text:style-name="P2"><text:span text:style-name="T7"># </text:span><text:span text:style-name="T25">Write here the root model directory</text:span><text:span text:style-name="T7">. You'll find example file(s) at the author's website (Google should be of help).</text:span></text:p>
      <text:p text:style-name="P3"/>
      <text:p text:style-name="P2"><text:span text:style-name="T6">$filenew = "$file"."_"; </text:span></text:p>
      <text:p text:style-name="P2"><text:span text:style-name="T7"># Write here the work model directory. <text:s/>The program will copy the root model directory into this one. <text:s/>Afterward changes may be made to it</text:span></text:p>
      <text:p text:style-name="P3"/>
      <text:p text:style-name="P2"><text:span text:style-name="T13">@dowhat</text:span><text:span text:style-name="T6"> = ( # This variables tell to the program what to do.</text:span></text:p>
      <text:p text:style-name="P2"><text:span text:style-name="T7">"</text:span><text:span text:style-name="T15">y</text:span><text:span text:style-name="T7">", </text:span></text:p>
      <text:p text:style-name="P2"><text:span text:style-name="T7"># 1) </text:span><text:span text:style-name="T25">create cases for simulation?</text:span></text:p>
      <text:p text:style-name="P3"/>
      <text:p text:style-name="P2"><text:span text:style-name="T6">"</text:span><text:span text:style-name="T17">n</text:span><text:span text:style-name="T6">", </text:span></text:p>
      <text:p text:style-name="P2"><text:span text:style-name="T7"># 2) </text:span><text:span text:style-name="T25">simulate AND retrieve?</text:span></text:p>
      <text:p text:style-name="P3"/>
      <text:p text:style-name="P2"><text:span text:style-name="T6">"</text:span><text:span text:style-name="T17">n</text:span><text:span text:style-name="T6">", <text:s/></text:span></text:p>
      <text:p text:style-name="P2"><text:span text:style-name="T7"># 3) </text:span><text:span text:style-name="T25">retrieve data?</text:span></text:p>
      <text:p text:style-name="P3"/>
      <text:p text:style-name="P2"><text:span text:style-name="T6">"</text:span><text:span text:style-name="T17">n</text:span><text:span text:style-name="T6">", </text:span></text:p>
      <text:p text:style-name="P2"><text:span text:style-name="T7"># 4) </text:span><text:span text:style-name="T25">erase res and .fl files</text:span><text:span text:style-name="T7"> as they are created or leave them as traces?</text:span></text:p>
      <text:p text:style-name="P3"/>
      <text:p text:style-name="P2"><text:span text:style-name="T6">"</text:span><text:span text:style-name="T17">n</text:span><text:span text:style-name="T6">", </text:span></text:p>
      <text:p text:style-name="P2"><text:soft-page-break/><text:span text:style-name="T7"># 5) </text:span><text:span text:style-name="T25">report?</text:span></text:p>
      <text:p text:style-name="P3"/>
      <text:p text:style-name="P2"><text:span text:style-name="T6">"</text:span><text:span text:style-name="T17">n</text:span><text:span text:style-name="T6">", </text:span></text:p>
      <text:p text:style-name="P2"><text:span text:style-name="T7"># 6) </text:span><text:span text:style-name="T25">merge reports?</text:span><text:span text:style-name="T7"> (NOTE: THIS IS NOT USEFUL WITH LOADS AND TEMPS STATS REPORTS. FOR THAT CASE IT HAS TO BE OFF.)</text:span></text:p>
      <text:p text:style-name="P2"><text:span text:style-name="T7">"</text:span><text:span text:style-name="T15">n</text:span><text:span text:style-name="T7">", </text:span></text:p>
      <text:p text:style-name="P2"><text:span text:style-name="T7"># 7) </text:span><text:span text:style-name="T25">substitute names</text:span><text:span text:style-name="T7"> (convert) in non-filtered reports? (NOTE: </text:span><text:span text:style-name="T25">UNTESTED</text:span><text:span text:style-name="T7"> FROM VERSION 0.5 ON.)</text:span></text:p>
      <text:p text:style-name="P3"/>
      <text:p text:style-name="P2"><text:span text:style-name="T6">"</text:span><text:span text:style-name="T17">n</text:span><text:span text:style-name="T6">", </text:span></text:p>
      <text:p text:style-name="P2"><text:span text:style-name="T7"># 8) </text:span><text:span text:style-name="T25">filter already converted reports? </text:span><text:span text:style-name="T7">(NOTE: </text:span><text:span text:style-name="T25">UNTESTED</text:span><text:span text:style-name="T7"> FROM VERSION 0.5 ON.)</text:span></text:p>
      <text:p text:style-name="P3"/>
      <text:p text:style-name="P2"><text:span text:style-name="T6">"</text:span><text:span text:style-name="T17">n</text:span><text:span text:style-name="T6">" ); <text:s/></text:span></text:p>
      <text:p text:style-name="P2"><text:span text:style-name="T7"># 9) </text:span><text:span text:style-name="T25">make table to be plotted in 3D?</text:span><text:span text:style-name="T7"> (NOTE: </text:span><text:span text:style-name="T25">UNTESTED</text:span><text:span text:style-name="T7"> FROM VERSION 0.5 ON.)</text:span></text:p>
      <text:p text:style-name="P3"/>
      <text:p text:style-name="P2"><text:span text:style-name="T13">$optsworks</text:span><text:span text:style-name="T6"> = "</text:span><text:span text:style-name="T17">optsworks</text:span><text:span text:style-name="T6">"; </text:span><text:bookmark text:name="__DdeLink__3956_193954926"/><text:span text:style-name="T6"># THIS SPECIFIES THE WORK DIRECTORY FOR THE OPTS MODELS. IF THIS VARIABLE IS BLANK, THE HOME DIRECTORY WILL BE USED. IF THIS VARIABLE IS NOT BLANK, OPTS <text:s/>WILL WORK IN: "/home/yourhome/your_opts_work_directory/your_model_directory", which written in terms of the variables here used is: "/home/yourhome/$optsworks/$file".</text:span></text:p>
      <text:p text:style-name="P3"/>
      <text:p text:style-name="P2"><text:span text:style-name="T13">$preventsim</text:span><text:span text:style-name="T6"> = </text:span></text:p>
      <text:p text:style-name="P2"><text:span text:style-name="T7">"</text:span><text:span text:style-name="T15">n</text:span><text:span text:style-name="T7">"; </text:span></text:p>
      <text:p text:style-name="P2"><text:span text:style-name="T7"># </text:span><text:span text:style-name="T25">prevent simulation, just retrieve</text:span></text:p>
      <text:p text:style-name="P3"/>
      <text:p text:style-name="P2"><text:span text:style-name="T13">$mypath </text:span><text:span text:style-name="T6">= </text:span></text:p>
      <text:p text:style-name="P2"><text:span text:style-name="T7">"</text:span><text:span text:style-name="T15">/home/ubuntu</text:span><text:span text:style-name="T7">"; </text:span></text:p>
      <text:p text:style-name="P2"><text:span text:style-name="T7"># </text:span><text:span text:style-name="T25">path of the directory in which the OPT executable is.</text:span></text:p>
      <text:p text:style-name="P3"/>
      <text:p text:style-name="P2"><text:span text:style-name="T13">$homepath </text:span><text:span text:style-name="T6">= </text:span></text:p>
      <text:p text:style-name="P2"><text:span text:style-name="T7">"</text:span><text:span text:style-name="T15">/home/ubuntu</text:span><text:span text:style-name="T7">"; </text:span></text:p>
      <text:p text:style-name="P2"><text:span text:style-name="T7"># </text:span><text:span text:style-name="T25">path of the directory in which the OPT executable is</text:span><text:span text:style-name="T7">, again. (OK, this redundancy has to be eliminated.)</text:span></text:p>
      <text:p text:style-name="P3"/>
      <text:p text:style-name="P2"><text:span text:style-name="T13">$fileconfig</text:span><text:span text:style-name="T6">=(</text:span></text:p>
      <text:p text:style-name="P2"><text:span text:style-name="T7">"</text:span><text:span text:style-name="T15">cells.cfg</text:span><text:span text:style-name="T7">"</text:span></text:p>
      <text:p text:style-name="P2"><text:span text:style-name="T7">); # </text:span><text:span text:style-name="T25">name of the configuration file of the model</text:span><text:span text:style-name="T7">, which will reside in the "./cfg/" directory in your model's directory.</text:span></text:p>
      <text:p text:style-name="P3"/>
      <text:p text:style-name="P2"><text:span text:style-name="T6">$outfilefeedback = "</text:span><text:span text:style-name="T17">$mypath/$file-$fileconfig.feedback.txt</text:span><text:span text:style-name="T6">"; </text:span></text:p>
      <text:p text:style-name="P2"><text:span text:style-name="T7"># </text:span><text:span text:style-name="T25">Write here the name of the files in which reports will be printed</text:span><text:span text:style-name="T7">. The may be useful to debug the program. <text:s/>But in order to do this, you'll have to mess up with the source code to specify what you want to be printed. So now the use of this variable is disabled.</text:span></text:p>
      <text:p text:style-name="P3"/>
      <text:p text:style-name="P2"><text:span text:style-name="T12">$outfilefeedbacktoshell</text:span><text:span text:style-name="T6"> = </text:span></text:p>
      <text:p text:style-name="P2"><text:span text:style-name="T7">"$mypath/$file-$fileconfig.</text:span><text:span text:style-name="T15">feedbacktoshell.txt</text:span><text:span text:style-name="T7">"; </text:span></text:p>
      <text:p text:style-name="P2"><text:span text:style-name="T7"># </text:span><text:span text:style-name="T29">name of the files into which the output to the shell will be printed</text:span><text:span text:style-name="T7">. This may be useful to check the inner working of the program, or to postpone the operations with ESP-r. <text:s/>In that case, the printed has to be made executable to be launched from the shell afterward. </text:span></text:p>
      <text:p text:style-name="P3"/>
      <text:p text:style-name="P2"><text:span text:style-name="T12">$exeonfiles</text:span><text:span text:style-name="T6"> = “</text:span><text:span text:style-name="T17">y</text:span><text:span text:style-name="T6">”; # </text:span><text:span text:style-name="T30">say “y” if you want OPTS's work be executed on files and directories</text:span><text:span text:style-name="T26">. As an alternative, you may want to say “no” because you may want to output to a shell file that you can study and make executable afterward.</text:span></text:p>
      <text:p text:style-name="P3"/>
      <text:p text:style-name="P2"><text:span text:style-name="T13">@varthemes_report</text:span><text:span text:style-name="T6"> = (</text:span></text:p>
      <text:p text:style-name="P2"><text:span text:style-name="T18">"rotation_zy", "rotation_xy","albedo_terrace", "albedo_side_wall"</text:span></text:p>
      <text:p text:style-name="P2"><text:span text:style-name="T6">); ########## </text:span><text:span text:style-name="T26">Definitions that are going to substitute the variables' numbers in the tables</text:span><text:span text:style-name="T6">. (THIS OPERATION MAY OFTEN BE UNUSED.)</text:span></text:p>
      <text:p text:style-name="P3"/>
      <text:p text:style-name="P2"><text:span text:style-name="T13">@varthemes_variations</text:span><text:span text:style-name="T6"> = (</text:span></text:p>
      <text:p text:style-name="P2"><text:span text:style-name="T18">[-1, 1], [-1, 1],[-36, 36] , [-30, 30],[-30, 30],[-30, 30],[-30, 30], [-1, 1]</text:span></text:p>
      <text:p text:style-name="P2"><text:span text:style-name="T6">); ######### </text:span><text:span text:style-name="T26">Minimum and maximum values regarding the variables</text:span><text:span text:style-name="T6">, in the same order above. (THIS OPERATION MAY OFTEN BE UNUSED.)</text:span></text:p>
      <text:p text:style-name="P3"/>
      <text:p text:style-name="P2"><text:span text:style-name="T13">@varthemes_steps</text:span><text:span text:style-name="T6"> = (</text:span></text:p>
      <text:p text:style-name="P2"><text:span text:style-name="T6">5, 5, 5, 5, 5</text:span></text:p>
      <text:p text:style-name="P2"><text:span text:style-name="T6">); <text:s/>######### The </text:span><text:span text:style-name="T26">number of steps allowed for each variables</text:span><text:span text:style-name="T6">. In the same order above. (NOTE: THIS OPERATION MAY OFTEN <text:s/>BE UNUSED.)</text:span></text:p>
      <text:p text:style-name="P3"><text:soft-page-break/></text:p>
      <text:p text:style-name="P2"><text:span text:style-name="T13">@themereports</text:span><text:span text:style-name="T6"> = (</text:span></text:p>
      <text:p text:style-name="P2"><text:span text:style-name="T7">"</text:span><text:span text:style-name="T15">tempsstats</text:span><text:span text:style-name="T7">"</text:span></text:p>
      <text:p text:style-name="P2"><text:span text:style-name="T7">); # possibilities: <text:s/></text:span><text:span text:style-name="T25">"temps", "comfort", "loads", or "tempsstats"</text:span><text:span text:style-name="T7"> ######### General themes regarding the simulation. <text:s/>This piece of information go to compose the result name files.</text:span></text:p>
      <text:p text:style-name="P3"/>
      <text:p text:style-name="P2"><text:span text:style-name="T13">@simtitle</text:span><text:span text:style-name="T6"> = (</text:span></text:p>
      <text:p text:style-name="P2"><text:span text:style-name="T7">"</text:span><text:span text:style-name="T15">aug01-aug31</text:span><text:span text:style-name="T7">"</text:span></text:p>
      <text:p text:style-name="P2"><text:span text:style-name="T7">); # write here </text:span><text:span text:style-name="T25">the name of the time periods to be taken into account in the simulations</text:span><text:span text:style-name="T7">.</text:span></text:p>
      <text:p text:style-name="P3"/>
      <text:p text:style-name="P2"><text:span text:style-name="T13">@simdata</text:span><text:span text:style-name="T6">=(</text:span></text:p>
      <text:p text:style-name="P2"><text:span text:style-name="T18">"01 08", "31 8", "20", "1"</text:span></text:p>
      <text:p text:style-name="P2"><text:span text:style-name="T6">); # </text:span><text:span text:style-name="T26">Time data for simulations</text:span><text:span text:style-name="T6">. Here put the data this way: "starting-month_1 starting-day_1", "ending-month_1 ending-day_1", "start-up-period-duration_1", "time/steps-hour_1"</text:span></text:p>
      <text:p text:style-name="P3"/>
      <text:p text:style-name="P2"><text:span text:style-name="T13">$simnetwork </text:span><text:span text:style-name="T6">= </text:span></text:p>
      <text:p text:style-name="P2"><text:span text:style-name="T7">"</text:span><text:span text:style-name="T15">y</text:span><text:span text:style-name="T7">"; </text:span></text:p>
      <text:p text:style-name="P2"><text:span text:style-name="T7"># </text:span><text:span text:style-name="T25">is there a mass/flow network?</text:span><text:span text:style-name="T7"> This information regards the simulation settings.</text:span></text:p>
      <text:p text:style-name="P3"/>
      <text:p text:style-name="P2"><text:span text:style-name="T13">@retrievedata</text:span><text:span text:style-name="T6"> = ( # CHOOSE ONE. [NOW UNTESTED?]</text:span></text:p>
      <text:p text:style-name="P2"><text:span text:style-name="T7">"</text:span><text:span text:style-name="T15">n</text:span><text:span text:style-name="T7">", </text:span></text:p>
      <text:p text:style-name="P2"><text:span text:style-name="T7"># </text:span><text:span text:style-name="T25">retrieve temperature results?</text:span></text:p>
      <text:p text:style-name="P3"/>
      <text:p text:style-name="P2"><text:span text:style-name="T6">"</text:span><text:span text:style-name="T17">n</text:span><text:span text:style-name="T6">", </text:span></text:p>
      <text:p text:style-name="P2"><text:span text:style-name="T7"># </text:span><text:span text:style-name="T25">retrieve comfort results?</text:span></text:p>
      <text:p text:style-name="P3"/>
      <text:p text:style-name="P2"><text:span text:style-name="T6">"</text:span><text:span text:style-name="T17">n</text:span><text:span text:style-name="T6">", </text:span></text:p>
      <text:p text:style-name="P2"><text:span text:style-name="T7"># </text:span><text:span text:style-name="T25">retrieve loads results? </text:span></text:p>
      <text:p text:style-name="P3"/>
      <text:p text:style-name="P2"><text:span text:style-name="T6">"</text:span><text:span text:style-name="T17">y</text:span><text:span text:style-name="T6">"); </text:span></text:p>
      <text:p text:style-name="P2"><text:span text:style-name="T7"># </text:span><text:span text:style-name="T25">retrieve temp-stats results?</text:span></text:p>
      <text:p text:style-name="P3"/>
      <text:p text:style-name="P2"><text:span text:style-name="T6">@retrievedatatemps = (</text:span></text:p>
      <text:p text:style-name="P2"><text:span text:style-name="T6">"</text:span><text:span text:style-name="T17">1 08 1</text:span><text:span text:style-name="T6">", "</text:span><text:span text:style-name="T17">31 08 24</text:span><text:span text:style-name="T6">", "1"</text:span></text:p>
      <text:p text:style-name="P1"><text:span text:style-name="T6">); # </text:span><text:span text:style-name="T26">start data to retrieve for temperature reports; end data to retrieve for temperature reports.</text:span></text:p>
      <text:p text:style-name="P3"/>
      <text:p text:style-name="P2"><text:span text:style-name="T6">@retrievedatacomfort = (</text:span></text:p>
      <text:p text:style-name="P2"><text:span text:style-name="T6">"</text:span><text:span text:style-name="T17">1 08 1</text:span><text:span text:style-name="T6">", "</text:span><text:span text:style-name="T17">31 08 24</text:span><text:span text:style-name="T6">" , "1"</text:span></text:p>
      <text:p text:style-name="P2"><text:span text:style-name="T7">); # </text:span><text:span text:style-name="T25">start data to retrieve for comfort reports; end data to retrieve for comfort reports.</text:span></text:p>
      <text:p text:style-name="P3"/>
      <text:p text:style-name="P2"><text:span text:style-name="T13">@retrievedataloads</text:span><text:span text:style-name="T6"> = (</text:span></text:p>
      <text:p text:style-name="P2"><text:span text:style-name="T7">"</text:span><text:span text:style-name="T15">01 02 1</text:span><text:span text:style-name="T7">", "</text:span><text:span text:style-name="T15">28 2 24</text:span><text:span text:style-name="T7">", "1"</text:span></text:p>
      <text:p text:style-name="P2"><text:span text:style-name="T7">); # s</text:span><text:span text:style-name="T25">tart data to retrieve for load-stats reports; end data to retrieve for load-stats reports.</text:span></text:p>
      <text:p text:style-name="P3"/>
      <text:p text:style-name="P2"><text:span text:style-name="T13">@retrievedatatempsstats</text:span><text:span text:style-name="T6"> = (</text:span></text:p>
      <text:p text:style-name="P2"><text:span text:style-name="T7">"</text:span><text:span text:style-name="T15">1 08 1</text:span><text:span text:style-name="T7">", "</text:span><text:span text:style-name="T15">31 08 24</text:span><text:span text:style-name="T7">", "</text:span><text:span text:style-name="T15">1</text:span><text:span text:style-name="T4">"</text:span></text:p>
      <text:p text:style-name="P2"><text:span text:style-name="T7">); # </text:span><text:span text:style-name="T25">start data to retrieve for temp-stats reports; end data to retrieve for temp-stats reports.</text:span></text:p>
      <text:p text:style-name="P3"/>
      <text:p text:style-name="P2"><text:span text:style-name="T6">@rankdata = (</text:span></text:p>
      <text:p text:style-name="P2"><text:span text:style-name="T18">"n", "n", "n", "y"</text:span></text:p>
      <text:p text:style-name="P2"><text:span text:style-name="T6">); # THIS DATA ARE POINT-TO- POINT RELATIVE TO THE ARRAY ABOVE AND TELL WHAT FIELD THE RANKING HAS TO BE BASED ON (NOTE: UNUSED FROM VERSION 0.5 ON).</text:span></text:p>
      <text:p text:style-name="P3"/>
      <text:p text:style-name="P2"><text:span text:style-name="T6">@rankcolumn = (</text:span></text:p>
      <text:p text:style-name="P2"><text:span text:style-name="T18">0, 0, 3, 0</text:span></text:p>
      <text:p text:style-name="P2"><text:span text:style-name="T6">); # THIS DATA ARE POINT-TO- POINT RELATIVE TO THE ARRAY ABOVE AND TELLS WHAT FILE COLUMN THE RANKING HAS TO BE BASED ON: 3 for max air temps, 5 for min air temps, 7 for mean air temps, 8 for resultant max temps, 10 for resultant min temps, 12 for resultant mean temps - # (NOTE: UNUSED FROM VERSION 0.5 ON).</text:span></text:p>
      <text:p text:style-name="P3"/>
      <text:p text:style-name="P2"><text:span text:style-name="T6">@reporttempsdata = ([$simtitle[0], $simtitle[1]], ["</text:span><text:span text:style-name="T17">UNUSED</text:span><text:span text:style-name="T6">"], ["</text:span><text:span text:style-name="T17">Time</text:span><text:span text:style-name="T6">", "</text:span><text:span text:style-name="T17">AmbientdbTmp(degC)</text:span><text:span text:style-name="T6">", </text:span></text:p>
      <text:p text:style-name="P2"><text:span text:style-name="T7">"</text:span><text:span text:style-name="T15">zonedbT(degC)</text:span><text:span text:style-name="T7">", "</text:span><text:span text:style-name="T15">zoneMRT(degC)</text:span><text:span text:style-name="T7">", "</text:span><text:span text:style-name="T15">zoneResT(degC)</text:span><text:span text:style-name="T7">"]);</text:span></text:p>
      <text:p text:style-name="P2"><text:soft-page-break/><text:span text:style-name="T2"><text:s/></text:span><text:span text:style-name="T7"># </text:span><text:span text:style-name="T25">This is for temperatures. </text:span><text:span text:style-name="T7"><text:s/>[$simtitle[0] refers to the first @simtitle, [$simtitle[1] refers to the second @simtitle. <text:s/>If you have more or less $simtitle(s), you'll have to add or subtract them to this line. <text:s/>In the last set of square parentheses ("[]") the names of the columns in the report files have to be specified.</text:span></text:p>
      <text:p text:style-name="P3"/>
      <text:p text:style-name="P2"><text:span text:style-name="T6">@reportcomfortdata = ([$simtitle[0], $simtitle[1]], </text:span></text:p>
      <text:p text:style-name="P2"><text:span text:style-name="T6">["</text:span><text:span text:style-name="T17">UNUSED</text:span><text:span text:style-name="T6">"], [</text:span></text:p>
      <text:p text:style-name="P2"><text:span text:style-name="T7">"</text:span><text:span text:style-name="T15">Time</text:span><text:span text:style-name="T7">",</text:span></text:p>
      <text:p text:style-name="P2"><text:span text:style-name="T7">"</text:span><text:span text:style-name="T15">zonePMV</text:span><text:span text:style-name="T7">(-)"</text:span></text:p>
      <text:p text:style-name="P2"><text:span text:style-name="T7">]); # </text:span><text:span text:style-name="T25">This is for comfort. </text:span><text:span text:style-name="T7"><text:s/>Here in the last set of square parentheses ("[]") the names of the columns in the report files have to be specified.</text:span></text:p>
      <text:p text:style-name="P3"/>
      <text:p text:style-name="P3"/>
      <text:p text:style-name="P2"><text:span text:style-name="T6">@reportradiationenteringdata = ([$simtitle[0], $simtitle[1]], </text:span></text:p>
      <text:p text:style-name="P2"><text:span text:style-name="T6">["</text:span><text:span text:style-name="T17">UNUSED</text:span><text:span text:style-name="T6">"], </text:span></text:p>
      <text:p text:style-name="P2"><text:span text:style-name="T7">["</text:span><text:span text:style-name="T15">testzone</text:span><text:span text:style-name="T7">"]); </text:span></text:p>
      <text:p text:style-name="P2"><text:span text:style-name="T7"># </text:span><text:span text:style-name="T25">This is for radiation entering zone</text:span><text:span text:style-name="T7">. <text:s/>Here in the last set of square parentheses ("[]") the names of the columns in the report files have to be specified. ES, bizonal: ["zone1", "zone2", "All"]</text:span></text:p>
      <text:p text:style-name="P3"/>
      <text:p text:style-name="P2"><text:span text:style-name="T6">@reporttempsstats = ([$simtitle[0], $simtitle[1]], </text:span></text:p>
      <text:p text:style-name="P2"><text:span text:style-name="T6">"</text:span><text:span text:style-name="T17">Ann</text:span><text:span text:style-name="T6">", </text:span></text:p>
      <text:p text:style-name="P2"><text:span text:style-name="T7">["</text:span><text:span text:style-name="T15">1</text:span><text:span text:style-name="T7">"]); </text:span></text:p>
      <text:p text:style-name="P2"><text:span text:style-name="T7"># </text:span><text:span text:style-name="T25">This is for temperatures statistics</text:span><text:span text:style-name="T7">. Put the zones' number in this array. UPDATE: The only working field is the third. Put there the beginning word of the row you want to filter. Es: "All", or "Jan".</text:span></text:p>
      <text:p text:style-name="P3"/>
      <text:p text:style-name="P2"><text:span text:style-name="T6">$reportloadsdata = [[$simtitle[0], $simtitle[1]], </text:span></text:p>
      <text:p text:style-name="P2"><text:span text:style-name="T6">"</text:span><text:span text:style-name="T17">Feb</text:span><text:span text:style-name="T6">", </text:span></text:p>
      <text:p text:style-name="P2"><text:span text:style-name="T7">["</text:span><text:span text:style-name="T15">1</text:span><text:span text:style-name="T7">"], </text:span></text:p>
      <text:p text:style-name="P2"><text:span text:style-name="T7">"</text:span><text:span text:style-name="T15">Feb</text:span><text:span text:style-name="T7">"</text:span></text:p>
      <text:p text:style-name="P2"><text:span text:style-name="T7">]; # </text:span><text:span text:style-name="T25">mix data y/n</text:span><text:span text:style-name="T7">, <text:s/># "name of the files you want to deal with, if they are not all the existing ones", # list of the the names of the simdata to you want to mix together</text:span></text:p>
      <text:p text:style-name="P3"/>
      <text:p text:style-name="P3"/>
      <text:p text:style-name="P2"><text:span text:style-name="T31">################# HERE FOLLOW THE MORPHING VARIABLES ###################</text:span></text:p>
      <text:p text:style-name="P3"/>
      <text:p text:style-name="P2"><text:span text:style-name="T13">@varnumbers </text:span><text:span text:style-name="T6">= (</text:span></text:p>
      <text:p text:style-name="P2"><text:span text:style-name="T21"><text:s/></text:span><text:span text:style-name="T18">1, 2 </text:span></text:p>
      <text:p text:style-name="P2"><text:span text:style-name="T6">); <text:s text:c="2"/></text:span><text:span text:style-name="T26"># <text:s/>THIS DATUM IS OF THE GREATEST IMPORTANCE.</text:span><text:span text:style-name="T6"> IT SPECIFIES THE CICLE SEQUENCE. THE NUMBERS MENTION THE VARIABLES TO BE CHECKED. EXAMPLE: (1, 10, 5, 2, 4.)</text:span></text:p>
      <text:p text:style-name="P3"/>
      <text:p text:style-name="P3"/>
      <text:p text:style-name="P2"><text:span text:style-name="T31">############################## HERE FOLLOWS THE DESCRIPTION OF MORPHING PHASE 1. </text:span></text:p>
      <text:p text:style-name="P2"><text:span text:style-name="T13">$stepsvar1 =</text:span></text:p>
      <text:p text:style-name="P2"><text:span text:style-name="T18">3</text:span></text:p>
      <text:p text:style-name="P2"><text:span text:style-name="T6">; # <text:s/></text:span><text:span text:style-name="T26">Number of steps for this variable</text:span><text:span text:style-name="T6">. <text:s/>This should better be an odd number, since this way one number will be the central one, which is, the one already supplied in the starting model;</text:span></text:p>
      <text:p text:style-name="P3"/>
      <text:p text:style-name="P2"><text:span text:style-name="T13">@applytype1</text:span><text:span text:style-name="T6"> = <text:s/>( [ <text:s text:c="2"/>##### @applytype = (["type_of_change", "your_test_file", "target_file", "zone_letter"]). </text:span></text:p>
      <text:p text:style-name="P2"><text:span text:style-name="T6"># </text:span><text:span text:style-name="T26">THIS REPRESENTS A FIRST CICLE OF ACTIONS, THAT MAY BE THE ONLY ONE FOR THIS MORPHING CYCLE. Presently, the following morphing operations are available: "translation", "rotation", "rotationz", "surface_translation", "vertexes_shift", "surface_rotation", "warping", "construction_reassignment", "thickness_change", "obs_modification", "generic_change", "vary_controls", “vary_net”. And these operations can be accompanied by the following operations for the propagation of constraints to the models: apply_constraints (regarding geometry), constrain_geometry (more general: it will gradually substitute the former), constrain_controls, bring_obstructions_back (to pin down some obstructions while other are being moved), constrain_obstructions, constrain_net, recalculatenet (this both updates a net and applies constraints to it). The following update operations are also possible: recalculateish, daylightcalc (with Radiance, through e2r).</text:span></text:p>
      <text:p text:style-name="P2"><text:span text:style-name="T6"># "Target file" here means: "file name to which the test file has to be copied to"</text:span></text:p>
      <text:p text:style-name="P2"><text:span text:style-name="T6">"</text:span><text:span text:style-name="T17">surface_translation</text:span><text:span text:style-name="T6">", </text:span></text:p>
      <text:p text:style-name="P2"><text:span text:style-name="T7">### <text:s/></text:span><text:span text:style-name="T25">type_of_change</text:span></text:p>
      <text:p text:style-name="P2"><text:span text:style-name="T7">"</text:span><text:span text:style-name="T15">zone.cfg</text:span><text:span text:style-name="T7">", </text:span></text:p>
      <text:p text:style-name="P2"><text:span text:style-name="T7">### </text:span><text:span text:style-name="T25">your_test_file</text:span></text:p>
      <text:p text:style-name="P2"><text:span text:style-name="T7">"</text:span><text:span text:style-name="T15">zone.cfg</text:span><text:span text:style-name="T7">", </text:span></text:p>
      <text:p text:style-name="P2"><text:span text:style-name="T7">### <text:s/></text:span><text:span text:style-name="T25">target_file. If it is the same as above, no copying is done.</text:span></text:p>
      <text:p text:style-name="P2"><text:soft-page-break/><text:span text:style-name="T7">"</text:span><text:span text:style-name="T15">a</text:span><text:span text:style-name="T7">"</text:span></text:p>
      <text:p text:style-name="P2"><text:span text:style-name="T7">], # </text:span><text:span text:style-name="T25">zone letter. (See the ESP-r model.)</text:span></text:p>
      <text:p text:style-name="P2"><text:span text:style-name="T18">["unused", "zone.cfg", "zone.cfg", "a"], </text:span></text:p>
      <text:p text:style-name="P2"><text:span text:style-name="T6"># OPTIONAL. ERASE IF IT IS UNUSED. THIS MAY REPRESENT A SECOND CICLE OF ACTIONS, ADDED TO THE PREVIOUS ONE THE THE SAME MORPHING PHASE. YOU HAVE TO FILL THE DATA BY YOUSELF FOLLOWING THE EXAMPLE OF THE FIELDS FOR THE FIRST CYCLE. IF YOU DON'T PLAN TO USE IT, "unused" HAS TO BE WRITTEN IN THE FIRST FIELD HERE. </text:span></text:p>
      <text:p text:style-name="P2"><text:span text:style-name="T18">["unused", "zone.cfg", "zone.cfg", "a"], </text:span></text:p>
      <text:p text:style-name="P2"><text:span text:style-name="T6"># OPTIONAL. ERASE IF IT IS UNUSED. THIS MAY REPRESENT A THIRD CICLE OF ACTIONS, ADDED TO THE PREVIOUS ONE THE THE SAME MORPHING PHASE. YOU HAVE TO FILL THE DATA BY YOUSELF FOLLOWING THE EXAMPLE OF THE FIELDS FOR THE FIRST CYCLE. IF YOU DON'T PLAN TO USE IT, "unused" HAS TO BE WRITTEN IN THE FIRST FIELD HERE. </text:span></text:p>
      <text:p text:style-name="P2"><text:span text:style-name="T18">["unused", "zone.cfg", "zone.cfg", "a"], </text:span></text:p>
      <text:p text:style-name="P2"><text:span text:style-name="T6"># OPTIONAL. ERASE IF IT IS UNUSED. THIS MAY REPRESENT A FOURTH CICLE OF ACTIONS, ADDED TO THE PREVIOUS ONE THE THE SAME MORPHING PHASE. YOU HAVE TO FILL THE DATA BY YOUSELF FOLLOWING THE EXAMPLE OF THE FIELDS FOR THE FIRST CYCLE. IF YOU DON'T PLAN TO USE IT, "unused" HAS TO BE WRITTEN IN THE FIRST FIELD HERE. </text:span></text:p>
      <text:p text:style-name="P2"><text:span text:style-name="T18">["unused", "zone.cfg", "zone.cfg", "a"]</text:span></text:p>
      <text:p text:style-name="P2"><text:span text:style-name="T6">); # OPTIONAL. ERASE IF IT IS UNUSED. THIS MAY REPRESENT A FIFTH CICLE OF ACTIONS, ADDED TO THE PREVIOUS ONE THE THE SAME MORPHING PHASE. YOU HAVE TO FILL THE DATA BY YOUSELF FOLLOWING THE EXAMPLE OF THE FIELDS FOR THE FIRST CYCLE. IF YOU DON'T PLAN TO USE IT, "unused" HAS TO BE WRITTEN IN THE FIRST FIELD HERE. MORE CYCLES CAN BE ADDED.</text:span></text:p>
      <text:p text:style-name="P3"/>
      <text:p text:style-name="P2"><text:span text:style-name="T13">@copy_config1</text:span><text:span text:style-name="T6"> = ([ “</text:span><text:span text:style-name="T17">file_old</text:span><text:span text:style-name="T6">” , # </text:span><text:span text:style-name="T26">file to be substituted</text:span></text:p>
      <text:p text:style-name="P2"><text:span text:style-name="T2">“</text:span><text:span text:style-name="T15">file_new</text:span><text:span text:style-name="T7">” ] , # </text:span><text:span text:style-name="T25">file that substitutes</text:span></text:p>
      <text:p text:style-name="P2"><text:span text:style-name="T6">#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7">[</text:span><text:span text:style-name="T15">unused</text:span><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text:span></text:p>
      <text:p text:style-name="P3"/>
      <text:p text:style-name="P2"><text:span text:style-name="T13">$general_variables1</text:span><text:span text:style-name="T6"> = [</text:span></text:p>
      <text:p text:style-name="P2"><text:span text:style-name="T7">"</text:span><text:span text:style-name="T15">y</text:span><text:span text:style-name="T7">", </text:span></text:p>
      <text:p text:style-name="P2"><text:span text:style-name="T7"># </text:span><text:span text:style-name="T25">generate other models by branching?</text:span><text:span text:style-name="T7"> "y" or "n". (Be careful of the exponential growth of the number of cases).</text:span></text:p>
      <text:p text:style-name="P2"><text:span text:style-name="T7">"</text:span><text:span text:style-name="T15">n</text:span><text:span text:style-name="T7">" </text:span></text:p>
      <text:p text:style-name="P2"><text:span text:style-name="T7"># </text:span><text:span text:style-name="T25">attach the morphing operation</text:span><text:span text:style-name="T7"> of the next morphing phase to the present one without generating new cases? If "yes", you'll see the symbol "" attached to file names in place of "_" for morphed models.</text:span></text:p>
      <text:p text:style-name="P2"><text:span text:style-name="T6">];</text:span></text:p>
      <text:p text:style-name="P3"/>
      <text:p text:style-name="P2"><text:span text:style-name="T13">$translate1 </text:span><text:span text:style-name="T6">= <text:s/>[ [ <text:s/>##### <text:s/>@applytype1 = (["translation", "file_name.geo", "target_file_name.geo",</text:span></text:p>
      <text:p text:style-name="P2"><text:span text:style-name="T7">"</text:span><text:span text:style-name="T15">y</text:span><text:span text:style-name="T7">", </text:span></text:p>
      <text:p text:style-name="P2"><text:span text:style-name="T7"># </text:span><text:span text:style-name="T25">translate zone? </text:span><text:span text:style-name="T7"><text:s text:c="2"/>"y” or “n”.</text:span></text:p>
      <text:p text:style-name="P2"><text:span text:style-name="T7">"</text:span><text:span text:style-name="T15">n</text:span><text:span text:style-name="T7">", </text:span></text:p>
      <text:p text:style-name="P2"><text:span text:style-name="T7"># </text:span><text:span text:style-name="T25">translate obstructions?</text:span><text:span text:style-name="T7"> "y" or "n".</text:span></text:p>
      <text:p text:style-name="P2"><text:span text:style-name="T7">["</text:span><text:span text:style-name="T15">9</text:span><text:span text:style-name="T7">", </text:span></text:p>
      <text:p text:style-name="P2"><text:span text:style-name="T7"># </text:span><text:span text:style-name="T25">coordinate “x” for one extreme of the swing</text:span><text:span text:style-name="T7">. <text:s/>The other one will be simmetrical along the line.</text:span></text:p>
      <text:p text:style-name="P2"><text:span text:style-name="T4">"</text:span><text:span text:style-name="T15">0</text:span><text:span text:style-name="T7">", <text:s/></text:span></text:p>
      <text:p text:style-name="P2"><text:span text:style-name="T7"># </text:span><text:span text:style-name="T25">coordinate “y” for one extreme of the swing</text:span><text:span text:style-name="T7">. <text:s/>The other one will be simmetrical along the line.</text:span></text:p>
      <text:p text:style-name="P2"><text:span text:style-name="T4">"</text:span><text:span text:style-name="T15">0</text:span><text:span text:style-name="T7">"], </text:span></text:p>
      <text:p text:style-name="P2"><text:span text:style-name="T7"># </text:span><text:span text:style-name="T25">coordinate “z” for one extreme of the swing</text:span><text:span text:style-name="T7">. <text:s/>The other one will be simmetrical along the line.</text:span></text:p>
      <text:p text:style-name="P2"><text:span text:style-name="T7">"</text:span><text:span text:style-name="T15">c</text:span><text:span text:style-name="T7">", </text:span></text:p>
      <text:p text:style-name="P2"><text:span text:style-name="T7"># </text:span><text:span text:style-name="T25">update radiation calculation</text:span><text:span text:style-name="T7"> with the "ish" module? <text:s/>"a" for yes and "c" for no (= continue).</text:span></text:p>
      <text:p text:style-name="P2"><text:span text:style-name="T6">] , #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7">[</text:span><text:span text:style-name="T15">unused</text:span><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text:span></text:p>
      <text:p text:style-name="P3"/>
      <text:p text:style-name="P2"><text:span text:style-name="T13">$translate_surface1</text:span><text:span text:style-name="T6"> = <text:s/>[ [ <text:s text:c="2"/>#### @applytype111 = ( ["surface_translation", "file_name", "target_file_name", "zone_letter"]); # (NOTE: THIS VERSION HAS TO BE IMPROVED. MOREOVER, IT STILL NEEDS <text:s/>TO EMBODY A CONFIGURATION FILE ON THE EXAMPLE OF THE FUNCTION "reshape_windows")</text:span></text:p>
      <text:p text:style-name="P2"><text:soft-page-break/><text:span text:style-name="T7">"</text:span><text:span text:style-name="T15">y</text:span><text:span text:style-name="T7">", </text:span></text:p>
      <text:p text:style-name="P2"><text:span text:style-name="T7"># </text:span><text:span text:style-name="T25">translate surfaces</text:span><text:span text:style-name="T7">? <text:s text:c="2"/># "y" or "n". <text:s/></text:span></text:p>
      <text:p text:style-name="P2"><text:span text:style-name="T7">"</text:span><text:span text:style-name="T15">a</text:span><text:span text:style-name="T7">", </text:span></text:p>
      <text:p text:style-name="P2"><text:span text:style-name="T7"># </text:span><text:span text:style-name="T25">transform type</text:span><text:span text:style-name="T7">: "a" for surface translation along normal, "b" for x y z surface translation.</text:span></text:p>
      <text:p text:style-name="P2"><text:span text:style-name="T6">[</text:span></text:p>
      <text:p text:style-name="P2"><text:span text:style-name="T18">"b", "d"</text:span></text:p>
      <text:p text:style-name="P2"><text:span text:style-name="T6">], <text:s/># </text:span><text:span text:style-name="T26">surfaces to be translated (letters)</text:span></text:p>
      <text:p text:style-name="P2"><text:span text:style-name="T7">[ </text:span><text:span text:style-name="T15"><text:s/>1, 1 <text:s/></text:span><text:span text:style-name="T7">] , </text:span></text:p>
      <text:p text:style-name="P2"><text:span text:style-name="T7"># </text:span><text:span text:style-name="T25">end movements</text:span><text:span text:style-name="T7">, in case of surface translation along_normal (example: [2, 2, 2, 2, 2, 2] ), or "x y z" translation, in the case of x y z translation of surface (example: ["2 <text:s/>2 <text:s/>2", "2 <text:s/>2 <text:s/>2"]). Relative to the fields above.</text:span></text:p>
      <text:p text:style-name="P2"><text:span text:style-name="T7">"</text:span><text:span text:style-name="T15">c</text:span><text:span text:style-name="T7">", </text:span></text:p>
      <text:p text:style-name="P2"><text:span text:style-name="T7"># </text:span><text:span text:style-name="T25">update radiation?</text:span><text:span text:style-name="T7"> "b" for yes or "c" for no.</text:span></text:p>
      <text:p text:style-name="P2"><text:span text:style-name="T7">[</text:span><text:span text:style-name="T15">unused</text:span><text:span text:style-name="T7">], # </text:span><text:span text:style-name="T25">x y z movs, in case of surface x y z translation. </text:span><text:span text:style-name="T7">If unused, leave blank, or write unused.</text:span></text:p>
      <text:p text:style-name="P2"><text:span text:style-name="T6">], #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6">[ ], # OPTIONAL. FOURTH SEQUENCE OF OPERATIONS IN THIS MORPHING PHASE.</text:span></text:p>
      <text:p text:style-name="P2"><text:span text:style-name="T6">[</text:span><text:span text:style-name="T17">unused</text:span><text:span text:style-name="T6">] # OPTIONAL. FIFTH SEQUENCE OF OPERATIONS IN THIS MORPHING PHASE.</text:span></text:p>
      <text:p text:style-name="P2"><text:span text:style-name="T6">];</text:span></text:p>
      <text:p text:style-name="P3"/>
      <text:p text:style-name="P2"><text:span text:style-name="T13">$shift_vertexes1</text:span><text:span text:style-name="T6"> = [ [ <text:s text:c="2"/>#### @applytype111 = ( ["vertexes_shift", "file_name", "target_file_name", "zone_letter"]);</text:span></text:p>
      <text:p text:style-name="P2"><text:span text:style-name="T7">"</text:span><text:span text:style-name="T15">y</text:span><text:span text:style-name="T7">", </text:span></text:p>
      <text:p text:style-name="P2"><text:span text:style-name="T7"># </text:span><text:span text:style-name="T25">shift vertexes?</text:span><text:span text:style-name="T7"> "y" or "n".</text:span></text:p>
      <text:p text:style-name="P2"><text:span text:style-name="T7">"</text:span><text:span text:style-name="T15">j</text:span><text:span text:style-name="T7">", </text:span></text:p>
      <text:p text:style-name="P2"><text:span text:style-name="T7"># </text:span><text:span text:style-name="T25">movement type</text:span><text:span text:style-name="T7">: "j": shift vertexes along a line. "h": align vertexes with a line.</text:span></text:p>
      <text:p text:style-name="P2"><text:span text:style-name="T6">[</text:span></text:p>
      <text:p text:style-name="P2"><text:span text:style-name="T18">"i" , "q" , "j", "r" , "m" , "0\ns", "n", "0\nt" , "0\nv", "c", "0\nu", "d", "0\nz", "f", "0\ny", "e"</text:span></text:p>
      <text:p text:style-name="P2"><text:span text:style-name="T6">], # </text:span><text:span text:style-name="T26">pairs of vertexes defining axes</text:span></text:p>
      <text:p text:style-name="P2"><text:span text:style-name="T6">[</text:span></text:p>
      <text:p text:style-name="P2"><text:span text:style-name="T18">0.8, 0.8, 0.8, 0.8, 0.8, 0.8, 0.8, 0.8</text:span></text:p>
      <text:p text:style-name="P2"><text:span text:style-name="T6">], # </text:span><text:span text:style-name="T26">Complete shift movements - whole excursion here</text:span><text:span text:style-name="T6">.</text:span></text:p>
      <text:p text:style-name="P2"><text:span text:style-name="T7">"</text:span><text:span text:style-name="T15">c</text:span><text:span text:style-name="T7">", </text:span></text:p>
      <text:p text:style-name="P2"><text:span text:style-name="T7"># </text:span><text:span text:style-name="T25">configuration file for conditions</text:span></text:p>
      <text:p text:style-name="P2"><text:span text:style-name="T6">], # END OF DATA FOR THE FIRST SEQUENCE OF OPERATIONS IN THIS MORPHING PHASE.</text:span></text:p>
      <text:p text:style-name="P2"><text:span text:style-name="T6">[</text:span><text:span text:style-name="T17">unused</text:span><text:span text:style-name="T6">], # </text:span><text:bookmark-start text:name="__DdeLink__10173_680911138"/><text:span text:style-name="T6">OPTIONAL. </text:span><text:bookmark-end text:name="__DdeLink__10173_680911138"/><text:span text:style-name="T6">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7">[</text:span><text:span text:style-name="T15">unused</text:span><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text:span></text:p>
      <text:p text:style-name="P3"/>
      <text:p text:style-name="P2"><text:span text:style-name="T13">$rotate_surface1</text:span><text:span text:style-name="T6"> = ##### @applytype111 = ( ["surface_rotation", "file_name", "target_file_name", "zone_letter"]);</text:span></text:p>
      <text:p text:style-name="P2"><text:span text:style-name="T7">[ ["</text:span><text:span text:style-name="T15">y</text:span><text:span text:style-name="T7">", </text:span></text:p>
      <text:p text:style-name="P2"><text:span text:style-name="T7"># </text:span><text:span text:style-name="T25">rotate surface around a vertex?</text:span><text:span text:style-name="T7"> "y" or "n". <text:s/></text:span></text:p>
      <text:p text:style-name="P2"><text:span text:style-name="T6">[</text:span></text:p>
      <text:p text:style-name="P2"><text:span text:style-name="T18">"b", "d"</text:span></text:p>
      <text:p text:style-name="P2"><text:span text:style-name="T6">], <text:s/># </text:span><text:span text:style-name="T26">surfaces to rotate</text:span></text:p>
      <text:p text:style-name="P2"><text:span text:style-name="T6">[</text:span></text:p>
      <text:p text:style-name="P2"><text:span text:style-name="T18">10, 12</text:span></text:p>
      <text:p text:style-name="P2"><text:span text:style-name="T6">], # <text:s/></text:span><text:span text:style-name="T26">vertexes around which to rotate</text:span></text:p>
      <text:p text:style-name="P2"><text:span text:style-name="T6">[</text:span></text:p>
      <text:p text:style-name="P2"><text:span text:style-name="T18">30, 30</text:span></text:p>
      <text:p text:style-name="P2"><text:span text:style-name="T6">] , # <text:s/></text:span><text:span text:style-name="T26">wing extremes of the rotation</text:span></text:p>
      <text:p text:style-name="P2"><text:span text:style-name="T6">[</text:span></text:p>
      <text:p text:style-name="P1"><text:span text:style-name="T18">"y", "y" </text:span></text:p>
      <text:p text:style-name="P2"><text:span text:style-name="T6">], # apply to others? "y" or "n".</text:span></text:p>
      <text:p text:style-name="P2"><text:span text:style-name="T6">], #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7">[</text:span><text:span text:style-name="T15">unused</text:span><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text:span></text:p>
      <text:p text:style-name="P3"/>
      <text:p text:style-name="P2"><text:span text:style-name="T13">$warp1</text:span><text:span text:style-name="T6"> = [ [ <text:s text:c="2"/>#### @applytype111 = ( ["warping", "file_name", "target_file_name", "zone_letter"]).</text:span></text:p>
      <text:p text:style-name="P2"><text:soft-page-break/><text:span text:style-name="T7">"</text:span><text:span text:style-name="T15">y</text:span><text:span text:style-name="T7">", </text:span></text:p>
      <text:p text:style-name="P2"><text:span text:style-name="T7"># </text:span><text:span text:style-name="T25">warp a zone?</text:span><text:span text:style-name="T7"> "y" or "n". <text:s/>THE ZONE HAS TO HAVE A RECTANGULAR BASE AND BE ORIENTED NORTH-SOUTH. <text:s text:c="2"/>THIS OPERATION ROTATES A SURFACE THEN MAKE A VERTEX SHIFT TO LEAVE THE BASE AREA UNCHANGED.</text:span></text:p>
      <text:p text:style-name="P2"><text:span text:style-name="T6">[</text:span></text:p>
      <text:p text:style-name="P2"><text:span text:style-name="T18">"b", "d"</text:span></text:p>
      <text:p text:style-name="P2"><text:span text:style-name="T6">], <text:s/># <text:s/></text:span><text:span text:style-name="T26">surfaces to warp</text:span></text:p>
      <text:p text:style-name="P2"><text:span text:style-name="T6">[</text:span></text:p>
      <text:p text:style-name="P2"><text:span text:style-name="T18">2, 2</text:span></text:p>
      <text:p text:style-name="P2"><text:span text:style-name="T6">], # </text:span><text:span text:style-name="T26">vertexes around which to rotate</text:span></text:p>
      <text:p text:style-name="P2"><text:span text:style-name="T6">[</text:span></text:p>
      <text:p text:style-name="P2"><text:span text:style-name="T18">36, -36</text:span></text:p>
      <text:p text:style-name="P2"><text:span text:style-name="T6">] , # </text:span><text:span text:style-name="T26">swings of rotation</text:span></text:p>
      <text:p text:style-name="P2"><text:span text:style-name="T6">[ </text:span></text:p>
      <text:p text:style-name="P2"><text:span text:style-name="T18">"y", "y" </text:span></text:p>
      <text:p text:style-name="P2"><text:span text:style-name="T6">], # </text:span><text:span text:style-name="T26">apply to other ones?</text:span><text:span text:style-name="T6"> "y" or "n".</text:span></text:p>
      <text:p text:style-name="P2"><text:span text:style-name="T7">"</text:span><text:span text:style-name="T15">configfile.1.1.warp.pl</text:span><text:span text:style-name="T7">", </text:span></text:p>
      <text:p text:style-name="P2"><text:span text:style-name="T7"># </text:span><text:span text:style-name="T25">configuration file for conditions</text:span><text:span text:style-name="T7">. # TO COMPLETE</text:span></text:p>
      <text:p text:style-name="P2"><text:span text:style-name="T6">[</text:span></text:p>
      <text:p text:style-name="P2"><text:span text:style-name="T18">"a" , "d" , "e", "h" , "b" , "c", "f", "g" , "d" , "a" , "h", "e" , "c" , "b", "g", "f" </text:span></text:p>
      <text:p text:style-name="P2"><text:span text:style-name="T6">], # </text:span><text:span text:style-name="T26">pairs of vertexes defining axes</text:span></text:p>
      <text:p text:style-name="P2"><text:span text:style-name="T6">[</text:span></text:p>
      <text:p text:style-name="P2"><text:span text:style-name="T18">"g", "i"</text:span></text:p>
      <text:p text:style-name="P2"><text:span text:style-name="T6">], # </text:span><text:span text:style-name="T26">windows to be realigned</text:span></text:p>
      <text:p text:style-name="P2"><text:span text:style-name="T7">"</text:span><text:span text:style-name="T15">/zones/zone.geo</text:span><text:span text:style-name="T7">", </text:span></text:p>
      <text:p text:style-name="P2"><text:span text:style-name="T7"># </text:span><text:span text:style-name="T25">zone geometry file</text:span></text:p>
      <text:p text:style-name="P2"><text:span text:style-name="T7">"</text:span><text:span text:style-name="T15">y</text:span><text:span text:style-name="T7">" </text:span></text:p>
      <text:p text:style-name="P2"><text:span text:style-name="T7"># </text:span><text:span text:style-name="T14">l</text:span><text:span text:style-name="T25">ong menus occurring in ESP-r?</text:span><text:span text:style-name="T7"> "y" or "n".</text:span></text:p>
      <text:p text:style-name="P2"><text:span text:style-name="T6">], #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7">[</text:span><text:span text:style-name="T15">unused</text:span><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text:span></text:p>
      <text:p text:style-name="P3"/>
      <text:p text:style-name="P2"><text:span text:style-name="T13">$construction_reassignment1</text:span><text:span text:style-name="T6"> = <text:s/>##### @applytype111 = (["construction_reassignment", "file_name", "target_file_name", "zone_letter"]);</text:span></text:p>
      <text:p text:style-name="P2"><text:span text:style-name="T7">[ ["</text:span><text:span text:style-name="T15">y</text:span><text:span text:style-name="T7">", </text:span></text:p>
      <text:p text:style-name="P2"><text:span text:style-name="T7"># </text:span><text:span text:style-name="T25">modify construction?</text:span><text:span text:style-name="T7"> "y" or "n".</text:span></text:p>
      <text:p text:style-name="P2"><text:span text:style-name="T6">[</text:span></text:p>
      <text:p text:style-name="P2"><text:span text:style-name="T18">"a", "b", "c", "d", "e", "f" , "k", "l", "m", "n", "o", "p", "q", "r" </text:span></text:p>
      <text:p text:style-name="P2"><text:span text:style-name="T6">], # <text:s/></text:span><text:span text:style-name="T26">surfaces to be reassigned</text:span></text:p>
      <text:p text:style-name="P2"><text:span text:style-name="T6">[</text:span></text:p>
      <text:p text:style-name="P2"><text:span text:style-name="T18">["b", "d", "g", "h"], ["b", "d", "g", "h"], ["b", "d", "g", "h"], ["b", "d", "g", "h"], </text:span></text:p>
      <text:p text:style-name="P2"><text:span text:style-name="T15">["b", "d", "g", "h"], ["b", "d", "g", "h"] , ["b", "0\nu", "0\nv", "0\nw"] , ["b", "0\nu", "0\nv", "0\nw"], ["b", "0\nu", "0\nv", "0\nw"], ["b", "0\nu", "0\nv", "0\nw"], </text:span></text:p>
      <text:p text:style-name="P2"><text:span text:style-name="T15">["b", "0\nu", "0\nv", "0\nw"], ["b", "0\nu", "0\nv", "0\nw"], ["b", "0\nu", "0\nv", "0\nw"], ["b", "0\nu", "0\nv", "0\nw"] <text:s/></text:span></text:p>
      <text:p text:style-name="P2"><text:span text:style-name="T6">], # </text:span><text:span text:style-name="T26">constructions to be chosen</text:span><text:span text:style-name="T6"> (take care. letter combination, here!!). IN EACH GROUP WITHIN EACH PARENTHESIS THERE IS A SEQUENCE OF LETTER OF MATERIALS TO TRY. THE NUMBER OF MATERIALS SHOULD BE EQUAL TO THE NUMBER OF ITERATIONS IN THIS MORHING PHASE (OR GREATER – BUT IN THIS CASE SOME LAST ITEMS WILL BE IGNORED. EACH GROUP WITHIN A PARENTHESIS [] REFERS TO A LETTER OF THE FIRST LIST. NOTICE THAT YOU HAVE TO USE THE "0\nw" TRICK IF THE MENU IS MORE THAN ONE PAGE LONG.</text:span></text:p>
      <text:p text:style-name="P2"><text:span text:style-name="T6">] , #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7">[</text:span><text:span text:style-name="T15">unused</text:span><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text:span></text:p>
      <text:p text:style-name="P3"/>
      <text:p text:style-name="P2"><text:span text:style-name="T13">$thickness_change1</text:span><text:span text:style-name="T6"> = ##### @applytype111 = ( ["thickness_change", "file_name", "target_file_name", "zone_letter"]); </text:span></text:p>
      <text:p text:style-name="P2"><text:span text:style-name="T7">[ ["</text:span><text:span text:style-name="T15">n</text:span><text:span text:style-name="T7">", </text:span></text:p>
      <text:p text:style-name="P2"><text:soft-page-break/><text:span text:style-name="T7"># </text:span><text:span text:style-name="T25">change thickness of a construction layer?</text:span><text:span text:style-name="T7"> "y" or "n".</text:span></text:p>
      <text:p text:style-name="P2"><text:span text:style-name="T7">[ </text:span><text:span text:style-name="T15">a, b, c </text:span><text:span text:style-name="T7">], # <text:s/></text:span><text:span text:style-name="T25">entries to be changed in the construction database</text:span><text:span text:style-name="T7">. It has to be a local copy.</text:span></text:p>
      <text:p text:style-name="P2"><text:span text:style-name="T6">[</text:span></text:p>
      <text:p text:style-name="P2"><text:span text:style-name="T18">[i, j], [a, b], [k] </text:span></text:p>
      <text:p text:style-name="P2"><text:span text:style-name="T6">], # </text:span><text:span text:style-name="T26">groups of strata to change</text:span><text:span text:style-name="T6">: strata to change for each entry. There is a correspondence with the above.</text:span></text:p>
      <text:p text:style-name="P2"><text:span text:style-name="T6">[ [ </text:span></text:p>
      <text:p text:style-name="P2"><text:span text:style-name="T18">[10, 20] , [20, 50] ], [ [20, 60] , [10, 40] ], [ [20, 50 ] </text:span></text:p>
      <text:p text:style-name="P2"><text:span text:style-name="T6">]],</text:span></text:p>
      <text:p text:style-name="P2"><text:span text:style-name="T6">] , # END OF DATA FOR FIRST SEQUENCE OF OPERATIONS IN THIS MORPHING PHASE.</text:span></text:p>
      <text:p text:style-name="P2"><text:span text:style-name="T6">[</text:span><text:span text:style-name="T17">unused</text:span><text:span text:style-name="T6">], # OPTIONAL: DATA FOR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7">[</text:span><text:span text:style-name="T15">unused</text:span><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 # @groups_of_pairs_of_min_max_values, containing @min_max_values: min and max values for each change above. <text:s/>There is a two to one correnspondence of the values below with the above.</text:span></text:p>
      <text:p text:style-name="P3"/>
      <text:p text:style-name="P1"><text:span text:style-name="T13">$obs_modify1=</text:span><text:span text:style-name="T6"> ( [ <text:s text:c="2"/># @applytype111 = (["obs_modification",trans "cell.geo", "cell.geo", "a"], ["obs_modification", "cell.geo", "cell.geo", "a"]);</text:span></text:p>
      <text:p text:style-name="P1"><text:span text:style-name="T6">[ [ </text:span></text:p>
      <text:p text:style-name="P1"><text:span text:style-name="T17">"i","j", "k", "l"</text:span><text:span text:style-name="T20"> </text:span></text:p>
      <text:p text:style-name="P1"><text:span text:style-name="T6">] , # </text:span><text:span text:style-name="T26">obstructions to modify</text:span></text:p>
      <text:p text:style-name="P2"><text:span text:style-name="T23"><text:s/></text:span><text:span text:style-name="T26">(letters)</text:span></text:p>
      <text:p text:style-name="P1"><text:span text:style-name="T6">"</text:span><text:span text:style-name="T17">c</text:span><text:span text:style-name="T6">", <text:s/># </text:span><text:span text:style-name="T26">what to modify</text:span><text:span text:style-name="T6">? "a" for origin, "b" for dimensions, "c" for z_rotation, "d" for y_rotation, "g" for construction, "</text:span><text:span text:style-name="T17">h</text:span><text:span text:style-name="T6">" </text:span><text:span text:style-name="T26">for opacity, "t" for transform.</text:span><text:span text:style-name="T6"> That care, because the first shading, that is "e" in the other transformation operations, in transforms is "a".<text:tab/><text:tab/><text:tab/><text:tab/></text:span></text:p>
      <text:p text:style-name="P1"><text:span text:style-name="T8">[</text:span><text:span text:style-name="T19">45</text:span><text:span text:style-name="T8"> ], # </text:span><text:span text:style-name="T27">enter value or values corresponding to the above</text:span><text:span text:style-name="T8">. If origin coordinates of one extreme of the translation. If dimensions: x y z of dimensions. If rotation: swing of the rotation. If construction:construction name. If opacity: percentage of opacity.</text:span></text:p>
      <text:p text:style-name="P1"><text:span text:style-name="T8">[</text:span><text:span text:style-name="T19">180</text:span><text:span text:style-name="T8">], # </text:span><text:span text:style-name="T27">if origin: base x y z origin. If dimensions: base x y z dimensions. If rotations: start rotation. If opacity: base opacity. if transform: "a" for rotation, "b" for transform.</text:span></text:p>
      <text:p text:style-name="P1"><text:span text:style-name="T6">]]);#TAKE CARE: THE DIFFERENT ZONE DATA ARE BETWEEN ([]) in obs_modify. THAT IS, TO TAKE INTO ACCOUNT TWO ZONE, YOU HAVE TO DO THIS: ([ [something], [sometjing_else] ]).</text:span></text:p>
      <text:p text:style-name="P3"/>
      <text:p text:style-name="P3"/>
      <text:p text:style-name="P2"><text:span text:style-name="T13">$rotate1</text:span><text:span text:style-name="T6"> = ##### @applytype111 = (["rotation", "file_name", "target_file_name", "zone_letter"]);</text:span></text:p>
      <text:p text:style-name="P2"><text:span text:style-name="T7">[ ["</text:span><text:span text:style-name="T15">y</text:span><text:span text:style-name="T7">", <text:s/></text:span></text:p>
      <text:p text:style-name="P2"><text:span text:style-name="T7"># </text:span><text:span text:style-name="T25">rotate zone?</text:span><text:span text:style-name="T7"> "y" or "n".</text:span></text:p>
      <text:p text:style-name="P2"><text:span text:style-name="T7">"</text:span><text:span text:style-name="T15">n</text:span><text:span text:style-name="T7">", </text:span></text:p>
      <text:p text:style-name="P2"><text:span text:style-name="T7"># </text:span><text:span text:style-name="T25">rotate obstructions?</text:span><text:span text:style-name="T7"> <text:tab/>"y" o "n"<text:tab/><text:tab/><text:tab/><text:tab/><text:tab/><text:tab/></text:span></text:p>
      <text:p text:style-name="P2"><text:span text:style-name="T7">"</text:span><text:span text:style-name="T15">90</text:span><text:span text:style-name="T7">", </text:span></text:p>
      <text:p text:style-name="P2"><text:span text:style-name="T7"># </text:span><text:span text:style-name="T25">swing of rotation </text:span></text:p>
      <text:p text:style-name="P2"><text:span text:style-name="T7">"</text:span><text:span text:style-name="T15">c</text:span><text:span text:style-name="T7">", </text:span></text:p>
      <text:p text:style-name="P2"><text:span text:style-name="T7"># </text:span><text:span text:style-name="T25">update radiation calculation with the "ish" module?</text:span><text:span text:style-name="T7"> <text:s/>"b" for yes and "c" for no, continue.</text:span></text:p>
      <text:p text:style-name="P2"><text:span text:style-name="T7">"</text:span><text:span text:style-name="T15">a</text:span><text:span text:style-name="T7">", </text:span></text:p>
      <text:p text:style-name="P2"><text:span text:style-name="T7"># </text:span><text:span text:style-name="T25">vertex around which to rotate</text:span></text:p>
      <text:p text:style-name="P2"><text:span text:style-name="T6">], # END OF DATA FOR FIRST SEQUENCE OF OPERATIONS IN THIS MORPHING PHASE.</text:span></text:p>
      <text:p text:style-name="P2"><text:span text:style-name="T6">[</text:span><text:span text:style-name="T17">unused</text:span><text:span text:style-name="T6">], </text:span></text:p>
      <text:p text:style-name="P2"><text:span text:style-name="T6"># OPTIONAL: DATA FOR SECOND SEQUENCE OF OPERATIONS IN THIS MORPHING PHASE.</text:span></text:p>
      <text:p text:style-name="P2"><text:span text:style-name="T6">[</text:span><text:span text:style-name="T17">unused</text:span><text:span text:style-name="T6">], </text:span></text:p>
      <text:p text:style-name="P2"><text:span text:style-name="T6"># OPTIONAL. THIRD SEQUENCE OF OPERATIONS IN THIS MORPHING PHASE.</text:span></text:p>
      <text:p text:style-name="P2"><text:span text:style-name="T6">[</text:span><text:span text:style-name="T17">unused</text:span><text:span text:style-name="T6">], </text:span></text:p>
      <text:p text:style-name="P2"><text:span text:style-name="T6"># OPTIONAL. FOURTH SEQUENCE OF OPERATIONS IN THIS MORPHING PHASE.</text:span></text:p>
      <text:p text:style-name="P2"><text:span text:style-name="T6">[</text:span><text:span text:style-name="T17">unused</text:span><text:span text:style-name="T6">] </text:span></text:p>
      <text:p text:style-name="P2"><text:span text:style-name="T6"># OPTIONAL. FIFTH SEQUENCE OF OPERATIONS IN THIS MORPHING PHASE.</text:span></text:p>
      <text:p text:style-name="P2"><text:span text:style-name="T7">];</text:span></text:p>
      <text:p text:style-name="P3"/>
      <text:p text:style-name="P2"><text:span text:style-name="T13">$rotatez1</text:span><text:span text:style-name="T6"> = # <text:s/>@applytype(n) = (["type_of_change", "your_test_file", "file_name_to_which_the_former_will_be_copied_to", "zone_letter"]). # THIS ROUTINE KEEPS THE OBSTRUCTIONS STILL AND ROTATE THE ZONE(S) ON THE ALTITUDE ANGLE. <text:s/>IT DOES NOT PASS THROUGH ESP-R. <text:s/>IT JUST MANAGES THE .GEO CONFIGURATION FILE.</text:span></text:p>
      <text:p text:style-name="P2"><text:span text:style-name="T7">["</text:span><text:span text:style-name="T15">y</text:span><text:span text:style-name="T7">", </text:span></text:p>
      <text:p text:style-name="P2"><text:span text:style-name="T7"># </text:span><text:span text:style-name="T25">rotate zone around the "z" axis?</text:span><text:span text:style-name="T7"> "y" or "n". <text:s text:c="3"/></text:span></text:p>
      <text:p text:style-name="P2"><text:span text:style-name="T6">[</text:span></text:p>
      <text:p text:style-name="P2"><text:soft-page-break/><text:span text:style-name="T18">0.7, 0.7, 0.02</text:span></text:p>
      <text:p text:style-name="P2"><text:span text:style-name="T6">], # </text:span><text:span text:style-name="T26">x, y (or x) and z of the point that is the center of the axis rotation</text:span></text:p>
      <text:p text:style-name="P2"><text:span text:style-name="T7">"</text:span><text:span text:style-name="T15">x</text:span><text:span text:style-name="T7">", </text:span></text:p>
      <text:p text:style-name="P2"><text:span text:style-name="T7"># </text:span><text:span text:style-name="T25">plane of rotation: x or y</text:span></text:p>
      <text:p text:style-name="P2"><text:span text:style-name="T18">90</text:span></text:p>
      <text:p text:style-name="P2"><text:span text:style-name="T6">, # </text:span><text:span text:style-name="T26">rotation swing of plane xy</text:span></text:p>
      <text:p text:style-name="P2"><text:span text:style-name="T15">0</text:span><text:span text:style-name="T7">, </text:span></text:p>
      <text:p text:style-name="P2"><text:span text:style-name="T7"># </text:span><text:span text:style-name="T25">rotation already had by the zone with respect to the x axis</text:span></text:p>
      <text:p text:style-name="P2"><text:span text:style-name="T18">0</text:span></text:p>
      <text:p text:style-name="P2"><text:span text:style-name="T6">, # r</text:span><text:span text:style-name="T26">otation on plane yz - TO DO</text:span></text:p>
      <text:p text:style-name="P2"><text:span text:style-name="T7"># 0, # </text:span><text:span text:style-name="T25">swing for the rotation on plane xy - TO DO</text:span></text:p>
      <text:p text:style-name="P2"><text:span text:style-name="T6">]; # PLEASE NOTE THAT THIS OPERATION HAS NOT YET BEEN WRITTEN TO BE USED IN SEQUENCE WITH OTHER OPERATIONS IN THE SAME MORPHING PHASE. SO USE IT IN THE FIRST SEQUENCE OF THIS PHASE, AND KEEP JUST ONE SEQUENCE IN THIS PHASE.</text:span></text:p>
      <text:p text:style-name="P3"/>
      <text:p text:style-name="P2"><text:span text:style-name="T13">@generic_change1 </text:span><text:span text:style-name="T6">= ##### # @applytype111 = (["generic_change", "file_name", "target_file_name", "zone_letter"]); THIS VARIABLE CONTROLS A FUNCTIONS THAT TARGETS CONFIGURATION SOURCE FILES AND MODIFIES THEM SELECTIVELY IN PARTS WHICH ARE SPECIFIED BY POSITION (ROW, COLUMN, TEXT LENGTH).</text:span></text:p>
      <text:p text:style-name="P2"><text:span text:style-name="T6">([ [ </text:span></text:p>
      <text:p text:style-name="P2"><text:span text:style-name="T7">["-", </text:span></text:p>
      <text:p text:style-name="P2"><text:span text:style-name="T18">4</text:span></text:p>
      <text:p text:style-name="P2"><text:span text:style-name="T6">, # ([["-", </text:span><text:span text:style-name="T26">number_of_row_to_modify</text:span><text:span text:style-name="T6">, </text:span></text:p>
      <text:p text:style-name="P2"><text:span text:style-name="T6">[ </text:span></text:p>
      <text:p text:style-name="P2"><text:span text:style-name="T18">18, 7, 0.5, 5 </text:span></text:p>
      <text:p text:style-name="P2"><text:span text:style-name="T6">], # [</text:span><text:span text:style-name="T26">1st-field-of_the_text_area_to_modify, 1st-field-length, 1st-f-variable's-swing, 1st-f-number_of_decimals</text:span><text:span text:style-name="T6">],</text:span></text:p>
      <text:p text:style-name="P2"><text:span text:style-name="T6">[ </text:span></text:p>
      <text:p text:style-name="P2"><text:span text:style-name="T18">0, 0, 0, 0 </text:span></text:p>
      <text:p text:style-name="P2"><text:span text:style-name="T6">], <text:s/># [</text:span><text:span text:style-name="T26">nth-field-of_the_text_area_to_modify, nth-field-length, nth-f-variable's-swing, nth-f-number_of_decimals</text:span><text:span text:style-name="T6">],</text:span></text:p>
      <text:p text:style-name="P2"><text:span text:style-name="T6">[ </text:span></text:p>
      <text:p text:style-name="P2"><text:span text:style-name="T18">0, 0, 0, 0 </text:span></text:p>
      <text:p text:style-name="P2"><text:span text:style-name="T6">]], # [</text:span><text:span text:style-name="T26">last-field-of_the_text_area_to_modify, last-field-length, last-f-variable's-swing, last-f-number_of_decimal</text:span><text:span text:style-name="T6">s],</text:span></text:p>
      <text:p text:style-name="P2"><text:span text:style-name="T6">["-", </text:span></text:p>
      <text:p text:style-name="P2"><text:span text:style-name="T18">5</text:span></text:p>
      <text:p text:style-name="P2"><text:span text:style-name="T6">, # ([["-", </text:span><text:span text:style-name="T26">number_of_row_to_modify</text:span><text:span text:style-name="T6">, </text:span></text:p>
      <text:p text:style-name="P2"><text:span text:style-name="T6">[ </text:span></text:p>
      <text:p text:style-name="P2"><text:span text:style-name="T18">0, 0, 0, 0 </text:span></text:p>
      <text:p text:style-name="P2"><text:span text:style-name="T6">], # [</text:span><text:span text:style-name="T26">1st-field-of_the_text_area_to_modify, 1st-field-length, 1st-f-variable's-swing, 1st-f-number_of_decimals</text:span><text:span text:style-name="T6">],</text:span></text:p>
      <text:p text:style-name="P2"><text:span text:style-name="T6">[ </text:span></text:p>
      <text:p text:style-name="P2"><text:span text:style-name="T18">0, 0, 0, 0 </text:span></text:p>
      <text:p text:style-name="P2"><text:span text:style-name="T6">], </text:span></text:p>
      <text:p text:style-name="P2"><text:span text:style-name="T6"># [</text:span><text:span text:style-name="T26">nth-field-of_the_text_area_to_modify, nth-field-length, nth-f-variable's-swing, nth-f-number_of_decimals</text:span><text:span text:style-name="T6">],</text:span></text:p>
      <text:p text:style-name="P2"><text:span text:style-name="T6">[ </text:span></text:p>
      <text:p text:style-name="P2"><text:span text:style-name="T18">0, 0, 0, 0 </text:span></text:p>
      <text:p text:style-name="P2"><text:span text:style-name="T6">]], # [</text:span><text:span text:style-name="T26">last-field-of_the_text_area_to_modify, last-field-length, last-f-variable's-swing, last-f-number_of_decimals</text:span><text:span text:style-name="T6">],</text:span></text:p>
      <text:p text:style-name="P2"><text:span text:style-name="T6">["-", </text:span></text:p>
      <text:p text:style-name="P2"><text:span text:style-name="T18">8</text:span></text:p>
      <text:p text:style-name="P2"><text:span text:style-name="T6">, # ([["-", </text:span><text:span text:style-name="T26">number_of_row_to_modify</text:span><text:span text:style-name="T6">, </text:span></text:p>
      <text:p text:style-name="P2"><text:span text:style-name="T6">[ </text:span></text:p>
      <text:p text:style-name="P2"><text:span text:style-name="T18">0, 0, 0, 0 </text:span></text:p>
      <text:p text:style-name="P2"><text:span text:style-name="T6">], </text:span></text:p>
      <text:p text:style-name="P2"><text:span text:style-name="T6"># [</text:span><text:span text:style-name="T26">1st-field-of_the_text_area_to_modify, 1st-field-length, 1st-f-variable's-swing, 1st-f-number_of_decimals</text:span><text:span text:style-name="T6">],</text:span></text:p>
      <text:p text:style-name="P2"><text:span text:style-name="T6">[ </text:span></text:p>
      <text:p text:style-name="P2"><text:span text:style-name="T18">0, 0, 0, 0 </text:span></text:p>
      <text:p text:style-name="P2"><text:span text:style-name="T6">], </text:span></text:p>
      <text:p text:style-name="P2"><text:span text:style-name="T6"># [</text:span><text:span text:style-name="T26">nth-field-of_the_text_area_to_modify, nth-field-length, nth-f-variable's-swing, nth-f-number_of_decimals</text:span><text:span text:style-name="T6">],</text:span></text:p>
      <text:p text:style-name="P2"><text:span text:style-name="T6">[ </text:span></text:p>
      <text:p text:style-name="P2"><text:span text:style-name="T18">0, 0, 0, 0 </text:span></text:p>
      <text:p text:style-name="P2"><text:span text:style-name="T6">]], </text:span></text:p>
      <text:p text:style-name="P2"><text:span text:style-name="T6"># [</text:span><text:span text:style-name="T26">last-field-of_the_text_area_to_modify, last-field-length, last-f-variable's-swing, last-f-number_of_decimals</text:span><text:span text:style-name="T6">],</text:span></text:p>
      <text:p text:style-name="P2"><text:span text:style-name="T6">]], #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oft-page-break/><text:span text:style-name="T7">[</text:span><text:bookmark-start text:name="__DdeLink__2465_912412823"/><text:span text:style-name="T15">unused</text:span><text:bookmark-end text:name="__DdeLink__2465_912412823"/><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 </text:span></text:p>
      <text:p text:style-name="P3"/>
      <text:p text:style-name="P3"/>
      <text:p text:style-name="P2"><text:span text:style-name="T10">@change_climate1</text:span><text:span text:style-name="T1"> = </text:span></text:p>
      <text:p text:style-name="P2"><text:span text:style-name="T1">([</text:span></text:p>
      <text:p text:style-name="P2"><text:span text:style-name="T1">"</text:span><text:span text:style-name="T22">e</text:span><text:span text:style-name="T1">", "</text:span><text:span text:style-name="T22">g</text:span><text:span text:style-name="T1">", "</text:span><text:span text:style-name="T22">0\nb\nu</text:span><text:span text:style-name="T1">" </text:span><text:span text:style-name="T24">CLIMATE LETTERS</text:span><text:span text:style-name="T1">. THEIR NUMBER MUST BE EQUAL OR GREATER THAN $stepsavar. THE ITEMS IN EXCESS WILL BE IGNORED.</text:span></text:p>
      <text:p text:style-name="P2"><text:span text:style-name="T1">], # END OF DATA FOR THE FIRST SEQUENCE OF OPERATIONS IN THIS MORPHING PHASE.</text:span></text:p>
      <text:p text:style-name="P2"><text:span text:style-name="T1">[</text:span><text:span text:style-name="T15">unused</text:span><text:span text:style-name="T1">], # OPTIONAL. SECOND SEQUENCE OF OPERATIONS IN THIS MORPHING PHASE.</text:span></text:p>
      <text:p text:style-name="P2"><text:span text:style-name="T1">[</text:span><text:span text:style-name="T15">unused</text:span><text:span text:style-name="T1">], # OPTIONAL. THIRD SEQUENCE OF OPERATIONS IN THIS MORPHING PHASE.</text:span></text:p>
      <text:p text:style-name="P2"><text:span text:style-name="T1">[</text:span><text:span text:style-name="T15">unused</text:span><text:span text:style-name="T1">], # OPTIONAL. FOURTH SEQUENCE OF OPERATIONS IN THIS MORPHING PHASE.</text:span></text:p>
      <text:p text:style-name="P2"><text:span text:style-name="T1">[</text:span><text:span text:style-name="T15">unused</text:span><text:span text:style-name="T1">] # OPTIONAL. FIFTH SEQUENCE OF OPERATIONS IN THIS MORPHING PHASE. YOU CAN ADD NEW SEQUENCES.</text:span></text:p>
      <text:p text:style-name="P2"><text:span text:style-name="T1">);</text:span></text:p>
      <text:p text:style-name="P3"/>
      <text:p text:style-name="P3"/>
      <text:p text:style-name="P1"><text:span text:style-name="T14">@reshape_windows1 </text:span><text:span text:style-name="T7">= (</text:span></text:p>
      <text:p text:style-name="P1"><text:span text:style-name="T7">[[ [</text:span></text:p>
      <text:p text:style-name="P1"><text:span text:style-name="T7">"</text:span><text:span text:style-name="T15">/zones/zone.geo</text:span><text:span text:style-name="T7">"</text:span></text:p>
      <text:p text:style-name="P1"><text:span text:style-name="T8">], # </text:span><text:span text:style-name="T27">source file</text:span></text:p>
      <text:p text:style-name="P1"><text:span text:style-name="T7">[</text:span></text:p>
      <text:p text:style-name="P1"><text:span text:style-name="T7">"</text:span><text:span text:style-name="T15">/zones/zone.geo</text:span><text:span text:style-name="T7">"</text:span></text:p>
      <text:p text:style-name="P1"><text:span text:style-name="T8">], # </text:span><text:span text:style-name="T27">target file</text:span></text:p>
      <text:p text:style-name="P1"><text:span text:style-name="T7">[</text:span></text:p>
      <text:p text:style-name="P1"><text:span text:style-name="T7">"</text:span><text:span text:style-name="T15">configfile.1.1.window_reshapement.pl</text:span><text:span text:style-name="T7">"</text:span></text:p>
      <text:p text:style-name="P1"><text:span text:style-name="T8">], # </text:span><text:span text:style-name="T27">configuration file for constraints</text:span></text:p>
      <text:p text:style-name="P1"><text:span text:style-name="T7">[(</text:span></text:p>
      <text:p text:style-name="P1"><text:span text:style-name="T16">40/100</text:span></text:p>
      <text:p text:style-name="P1"><text:span text:style-name="T7">)], # </text:span><text:span text:style-name="T25">windows percentage base value</text:span></text:p>
      <text:p text:style-name="P1"><text:span text:style-name="T7">[(</text:span></text:p>
      <text:p text:style-name="P1"><text:span text:style-name="T16">30/100</text:span></text:p>
      <text:p text:style-name="P1"><text:span text:style-name="T7">)], # </text:span><text:span text:style-name="T25">windows percentage swing</text:span></text:p>
      <text:p text:style-name="P1"><text:span text:style-name="T8">[</text:span><text:span text:style-name="T19"> </text:span></text:p>
      <text:p text:style-name="P1"><text:span text:style-name="T16">"k", "l", "m", "n" </text:span></text:p>
      <text:p text:style-name="P1"><text:span text:style-name="T7">], # </text:span><text:span text:style-name="T25">vertex number of the windows to change</text:span></text:p>
      <text:p text:style-name="P1"><text:span text:style-name="T7">[</text:span></text:p>
      <text:p text:style-name="P1"><text:span text:style-name="T7">"</text:span><text:span text:style-name="T15">y</text:span><text:span text:style-name="T7">"</text:span></text:p>
      <text:p text:style-name="P1"><text:span text:style-name="T8">] # </text:span><text:span text:style-name="T27">there are long menus for items in ESP-r here?</text:span><text:span text:style-name="T8"> "y" or "n".</text:span></text:p>
      <text:p text:style-name="P1"><text:span text:style-name="T7">]]); </text:span></text:p>
      <text:p text:style-name="P3"/>
      <text:p text:style-name="P3"/>
      <text:p text:style-name="P2"><text:span text:style-name="T13">$keep_obstructions1</text:span><text:span text:style-name="T6"> = ##### BRING SOME OBSTRUCTIONS BACK IN THE ORIGINAL POSITION AFTER ALL OF THEM HAVE BEEN MOVED.</text:span></text:p>
      <text:p text:style-name="P2"><text:span text:style-name="T7">[ [ "</text:span><text:span text:style-name="T15">y</text:span><text:span text:style-name="T7">", </text:span></text:p>
      <text:p text:style-name="P2"><text:span text:style-name="T7"># </text:span><text:span text:style-name="T25">keep some obstructions in position?</text:span><text:span text:style-name="T7"> "y" or "n".</text:span></text:p>
      <text:p text:style-name="P2"><text:span text:style-name="T7">[["</text:span><text:span text:style-name="T15">0\ng</text:span><text:span text:style-name="T7">", "</text:span><text:span text:style-name="T15">0</text:span><text:span text:style-name="T7">", "</text:span><text:span text:style-name="T15">0</text:span><text:span text:style-name="T7">", "</text:span><text:span text:style-name="T15">30</text:span><text:span text:style-name="T7">", "</text:span><text:span text:style-name="T15">10</text:span><text:span text:style-name="T7">", "</text:span><text:span text:style-name="T15">0</text:span><text:span text:style-name="T7">"], </text:span></text:p>
      <text:p text:style-name="P2"><text:span text:style-name="T7"># HERE: </text:span><text:span text:style-name="T25">obstruction letter</text:span><text:span text:style-name="T7">, unused, unused, “x”, “y”, “z” for the movement. rotation_z and rotation_y (second and third fields) are indeed still unused. Notice that you have to adopt the <text:s/>"0\ng" trick when a menu is more than one page long. You can add more obstructions following the example of the first.</text:span></text:p>
      <text:p text:style-name="P2"><text:span text:style-name="T18">["0\nh", "0", "0", "43", "20", "0"],</text:span></text:p>
      <text:p text:style-name="P2"><text:span text:style-name="T4">["0\ni", "0", "0", "15", "8", "0" ],</text:span></text:p>
      <text:p text:style-name="P2"><text:span text:style-name="T4">["0\nj", "0", "0", "5", "10", "0" ],</text:span></text:p>
      <text:p text:style-name="P2"><text:span text:style-name="T4">["0\nk", "0", "0", "2", "15", "0"],</text:span></text:p>
      <text:p text:style-name="P2"><text:span text:style-name="T4">["0\nl", "0", "0", "3", "30", "0"]</text:span></text:p>
      <text:p text:style-name="P2"><text:span text:style-name="T6">],</text:span></text:p>
      <text:p text:style-name="P2"><text:span text:style-name="T6">"</text:span><text:span text:style-name="T17">n</text:span><text:span text:style-name="T6">", </text:span></text:p>
      <text:p text:style-name="P2"><text:span text:style-name="T7"># </text:span><text:span text:style-name="T25">update radiation calculations?</text:span><text:span text:style-name="T7"> "y" for yes or "n" for no</text:span></text:p>
      <text:p text:style-name="P2"><text:span text:style-name="T7">"</text:span><text:span text:style-name="T15">5 10</text:span><text:span text:style-name="T4">"</text:span></text:p>
      <text:p text:style-name="P2"><text:span text:style-name="T2"><text:s/></text:span><text:span text:style-name="T7"># </text:span><text:span text:style-name="T25">x grid density for "x z" resolution, z grid density for "x z" resolution.</text:span></text:p>
      <text:p text:style-name="P2"><text:span text:style-name="T6">] , # END OF DATA FOR FIRST SEQUENCE OF OPERATIONS IN THIS MORPHING PHASE.</text:span></text:p>
      <text:p text:style-name="P2"><text:span text:style-name="T6">[</text:span><text:span text:style-name="T17">unused</text:span><text:span text:style-name="T6">], # OPTIONAL. SECOND SEQUENCE OF OPERATIONS IN THIS MORPHING PHASE. </text:span></text:p>
      <text:p text:style-name="P2"><text:soft-page-break/><text:span text:style-name="T7">[</text:span><text:span text:style-name="T15">unused</text:span><text:span text:style-name="T7">], # OPTIONAL. THIRD SEQUENCE OF OPERATIONS IN THIS MORPHING PHASE. </text:span></text:p>
      <text:p text:style-name="P2"><text:span text:style-name="T7">[</text:span><text:span text:style-name="T15">unused</text:span><text:span text:style-name="T7">], # OPTIONAL. FOURTH SEQUENCE OF OPERATIONS IN THIS MORPHING PHASE. </text:span></text:p>
      <text:p text:style-name="P2"><text:span text:style-name="T7">[</text:span><text:span text:style-name="T15">unused</text:span><text:span text:style-name="T7">] # OPTIONAL. FIFTH SEQUENCE OF OPERATIONS IN THIS MORPHING PHASE. </text:span></text:p>
      <text:p text:style-name="P2"><text:span text:style-name="T6">]; # TO BE REWRITTEN</text:span></text:p>
      <text:p text:style-name="P3"/>
      <text:p text:style-name="P2"><text:span text:style-name="T13">@vary_controls1</text:span><text:span text:style-name="T6"> = ( [</text:span></text:p>
      <text:p text:style-name="P2"><text:span text:style-name="T6">"</text:span><text:span text:style-name="T18">/ctl/cell.ctl</text:span><text:span text:style-name="T6">", # </text:span><text:span text:style-name="T26">source file</text:span></text:p>
      <text:p text:style-name="P2"><text:span text:style-name="T6">"</text:span><text:span text:style-name="T18">/ctl/cell.ctl</text:span><text:span text:style-name="T6">", # </text:span><text:span text:style-name="T26">target file</text:span></text:p>
      <text:p text:style-name="P2"><text:span text:style-name="T6">"</text:span><text:span text:style-name="T18">/opts/default_configfile_control_constraints.pl</text:span><text:span text:style-name="T6">", # </text:span><text:span text:style-name="T26">config file</text:span></text:p>
      <text:p text:style-name="P2"><text:span text:style-name="T6">[ #BEGINNING OF BUILDING CONTROLS</text:span></text:p>
      <text:p text:style-name="P2"><text:span text:style-name="T6">["</text:span><text:span text:style-name="T18">e</text:span><text:span text:style-name="T6">", # </text:span><text:span text:style-name="T26">LETTER OF THE FIRST LOOP</text:span><text:span text:style-name="T6"> <text:s/># BEGINNING OF THE FIRST CONTROLLER OF THE FIRST LOOP FOR BUILDING CONTROLS</text:span></text:p>
      <text:p text:style-name="P2"><text:span text:style-name="T6">"</text:span><text:span text:style-name="T18">a</text:span><text:span text:style-name="T6">", # </text:span><text:span text:style-name="T26">LETTER OF THE FIRST CONTROLLER OF THE FIRST LOOP</text:span></text:p>
      <text:p text:style-name="P2"><text:span text:style-name="T18">0</text:span><text:span text:style-name="T6">, # </text:span><text:span text:style-name="T26">SWINGS FOR ZONE START PERIOD HOUR </text:span></text:p>
      <text:p text:style-name="P2"><text:span text:style-name="T18">1000</text:span><text:span text:style-name="T6">, # </text:span><text:span text:style-name="T26">SWINGS FOR MAXIMUM ZONE HEATING POWER</text:span><text:span text:style-name="T6"> </text:span></text:p>
      <text:p text:style-name="P2"><text:span text:style-name="T18">0</text:span><text:span text:style-name="T6">, # </text:span><text:span text:style-name="T26">SWINGS FOR MINIMUM ZONE HEATING POWER </text:span></text:p>
      <text:p text:style-name="P2"><text:span text:style-name="T18">500</text:span><text:span text:style-name="T6">, # </text:span><text:span text:style-name="T26">SWINGS FOR MAXIMUM ZONE COOLING POWER</text:span></text:p>
      <text:p text:style-name="P2"><text:span text:style-name="T18">0</text:span><text:span text:style-name="T6">, # </text:span><text:span text:style-name="T26">SWINGS FOR MINIMUM ZONE COOLING POWER</text:span></text:p>
      <text:p text:style-name="P2"><text:span text:style-name="T18">1</text:span><text:span text:style-name="T6">, # </text:span><text:span text:style-name="T26">SWINGS FOR ZONE HEATING SETPOINT </text:span></text:p>
      <text:p text:style-name="P2"><text:span text:style-name="T18">1</text:span><text:span text:style-name="T6">], <text:s/># </text:span><text:span text:style-name="T26">SWINGS FOR ZONE COOLING SETPOINT </text:span><text:span text:style-name="T6">- END OF THE FIRST CONTROLLER OF THE FIRST LOOP FOR BUILDING CONTROLS</text:span></text:p>
      <text:p text:style-name="P2"><text:span text:style-name="T6">["</text:span><text:span text:style-name="T18">f</text:span><text:span text:style-name="T6">", # LETTER OF THE FIRST LOOP <text:s/># BEGINNING OF THE FIRST CONTROLLER OF THE SECOND LOOP FOR BUILDING CONTROLS</text:span></text:p>
      <text:p text:style-name="P2"><text:span text:style-name="T6">"</text:span><text:span text:style-name="T18">a</text:span><text:span text:style-name="T6">", # LETTER OF THE FIRST CONTROLLER OF THE FIRST LOOP</text:span></text:p>
      <text:p text:style-name="P2"><text:span text:style-name="T18">0</text:span><text:span text:style-name="T6">, # SWINGS FOR ZONE START PERIOD HOUR</text:span></text:p>
      <text:p text:style-name="P2"><text:span text:style-name="T18">1000</text:span><text:span text:style-name="T6">, # SWINGS FOR MAXIMUM ZONE HEATING POWER </text:span></text:p>
      <text:p text:style-name="P2"><text:span text:style-name="T18">0</text:span><text:span text:style-name="T6">, # SWINGS FOR MINIMUM ZONE HEATING POWER </text:span></text:p>
      <text:p text:style-name="P2"><text:span text:style-name="T18">500</text:span><text:span text:style-name="T6">, # SWINGS FOR MAXIMUM ZONE COOLING POWER</text:span></text:p>
      <text:p text:style-name="P2"><text:span text:style-name="T18">0</text:span><text:span text:style-name="T6">, # SWINGS FOR MINIMUM ZONE COOLING POWER</text:span></text:p>
      <text:p text:style-name="P2"><text:span text:style-name="T18">1</text:span><text:span text:style-name="T6">, # SWINGS FOR ZONE HEATING SETPOINT </text:span></text:p>
      <text:p text:style-name="P2"><text:span text:style-name="T18">1</text:span><text:span text:style-name="T6">] , # SWINGS FOR ZONE COOLING SETPOINT - END OF THE FIRST CONTROLLER OF THE SECOND LOOP FOR BUILDING CONTROLS</text:span></text:p>
      <text:p text:style-name="P2"><text:span text:style-name="T6">["</text:span><text:span text:style-name="T18">f</text:span><text:span text:style-name="T6">", # LETTER OF THE FIRST LOOP <text:s/># BEGINNING OF THE SECOND CONTROLLER OF THE SECOND LOOP FOR BUILDING CONTROLS</text:span></text:p>
      <text:p text:style-name="P2"><text:span text:style-name="T6">"</text:span><text:span text:style-name="T18">b</text:span><text:span text:style-name="T6">", # LETTER OF THE FIRST CONTROLLER OF THE FIRST LOOP</text:span></text:p>
      <text:p text:style-name="P2"><text:span text:style-name="T18">0</text:span><text:span text:style-name="T6">, # SWINGS FOR ZONE START PERIOD HOUR</text:span></text:p>
      <text:p text:style-name="P2"><text:span text:style-name="T18">1000</text:span><text:span text:style-name="T6">, # SWINGS FOR MAXIMUM ZONE HEATING POWER </text:span></text:p>
      <text:p text:style-name="P2"><text:span text:style-name="T18">0</text:span><text:span text:style-name="T6">, # SWINGS FOR MINIMUM ZONE HEATING POWER </text:span></text:p>
      <text:p text:style-name="P2"><text:span text:style-name="T18">500</text:span><text:span text:style-name="T6">, # SWINGS FOR MAXIMUM ZONE COOLING POWER</text:span></text:p>
      <text:p text:style-name="P2"><text:span text:style-name="T18">0</text:span><text:span text:style-name="T6">, # SWINGS FOR MINIMUM ZONE COOLING POWER</text:span></text:p>
      <text:p text:style-name="P2"><text:span text:style-name="T18">1</text:span><text:span text:style-name="T6">, # SWINGS FOR ZONE HEATING SETPOINT </text:span></text:p>
      <text:p text:style-name="P2"><text:span text:style-name="T18">1</text:span><text:span text:style-name="T6">] # SWINGS FOR ZONE COOLING SETPOINT - END OF THE SECOND CONTROLLER OF THE SECOND LOOP FOR BUILDING CONTROLS</text:span></text:p>
      <text:p text:style-name="P2"><text:span text:style-name="T6">], # END OF BUILDING CONTROLS</text:span></text:p>
      <text:p text:style-name="P2"><text:span text:style-name="T6">[ # BEGINNING OF NET CONTROLS</text:span></text:p>
      <text:p text:style-name="P2"><text:span text:style-name="T6">[ "</text:span><text:span text:style-name="T18">e</text:span><text:span text:style-name="T6">", # </text:span><text:span text:style-name="T26">FIRST LOOP <text:s/>FOR NETS</text:span></text:p>
      <text:p text:style-name="P2"><text:span text:style-name="T6">"</text:span><text:span text:style-name="T18">a</text:span><text:span text:style-name="T6">", # <text:s/></text:span><text:span text:style-name="T26">FIRST CONTROL FOR THE FIRST LOOP FOR NETS</text:span></text:p>
      <text:p text:style-name="P2"><text:span text:style-name="T18">0</text:span><text:span text:style-name="T6">, <text:s/></text:span><text:span text:style-name="T26">BEGINNING HOUR SWING</text:span></text:p>
      <text:p text:style-name="P2"><text:span text:style-name="T18">1</text:span><text:span text:style-name="T6">, # <text:s/></text:span><text:span text:style-name="T26">SETPOINT SWING</text:span></text:p>
      <text:p text:style-name="P2"><text:span text:style-name="T18">0</text:span><text:span text:style-name="T6">, # </text:span><text:span text:style-name="T26">VARIATION RELATIVE TO ON-OFF (-1 OR 1)</text:span></text:p>
      <text:p text:style-name="P2"><text:span text:style-name="T18">0</text:span><text:span text:style-name="T6"> ], </text:span><text:span text:style-name="T26"># FRACTION</text:span></text:p>
      <text:p text:style-name="P2"><text:span text:style-name="T6">[ "</text:span><text:span text:style-name="T18">e</text:span><text:span text:style-name="T6">", "</text:span><text:span text:style-name="T18">b</text:span><text:span text:style-name="T6">", </text:span><text:span text:style-name="T18">0</text:span><text:span text:style-name="T6">, </text:span><text:span text:style-name="T18">1</text:span><text:span text:style-name="T6">, </text:span><text:span text:style-name="T18">0</text:span><text:span text:style-name="T6">, </text:span><text:span text:style-name="T18">0</text:span><text:span text:style-name="T6"> ], # FIRST LOOP AND SECON CONTROL FOR THE FIRST LOOP FOR NETS; THEN BEGINNING HOUR SWING, SETPOINT SWING, ON-OFF (-1 OR 1), FRACTION</text:span></text:p>
      <text:p text:style-name="P2"><text:span text:style-name="T6">[ "</text:span><text:span text:style-name="T18">f</text:span><text:span text:style-name="T6">", "</text:span><text:span text:style-name="T18">a</text:span><text:span text:style-name="T6">", </text:span><text:span text:style-name="T18">0</text:span><text:span text:style-name="T6">, </text:span><text:span text:style-name="T18">1</text:span><text:span text:style-name="T6">, </text:span><text:span text:style-name="T18">0,</text:span><text:span text:style-name="T6"> </text:span><text:span text:style-name="T18">0</text:span><text:span text:style-name="T6"> ], # SECOND LOOP AND FIRST CONTROL FOR THE SECOND LOOP FOR NETS; THEN BEGINNING HOUR SWING, SETPOINT SWING, ON-OFF (-1 OR 1), FRACTION</text:span></text:p>
      <text:p text:style-name="P2"><text:span text:style-name="T6">] # END OF NET CONTROLS</text:span></text:p>
      <text:p text:style-name="P2"><text:span text:style-name="T6">], #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6">[</text:span><text:span text:style-name="T17">unused</text:span><text:span text:style-name="T6">], # OPTIONAL. THIRD SEQUENCE OF OPERATIONS IN THIS MORPHING PHASE.</text:span></text:p>
      <text:p text:style-name="P2"><text:span text:style-name="T6">[</text:span><text:span text:style-name="T17">unused</text:span><text:span text:style-name="T6">], # OPTIONAL. FOURTH SEQUENCE OF OPERATIONS IN THIS MORPHING PHASE.</text:span></text:p>
      <text:p text:style-name="P2"><text:span text:style-name="T6">[</text:span><text:span text:style-name="T17">unused</text:span><text:span text:style-name="T6">] # OPTIONAL. FIFTH SEQUENCE OF OPERATIONS IN THIS MORPHING PHASE. YOU CAN ADD NEW SEQUENCES.</text:span></text:p>
      <text:p text:style-name="P2"><text:span text:style-name="T6">);</text:span></text:p>
      <text:p text:style-name="P3"><text:soft-page-break/></text:p>
      <text:p text:style-name="P2"><text:span text:style-name="T13">@apply_constraints1</text:span><text:span text:style-name="T6"> = ##### APPLY PROPAGATION OF CONSTRAINTS TO THE MODEL AFTER A CERTAIN CHANGE; GENERAL. YOU HAVE TO WRITE A CONFIGURATION FILES TO DO IT. (SEE EXAMPLE MODELS.)</text:span></text:p>
      <text:p text:style-name="P2"><text:span text:style-name="T7">([ "</text:span><text:span text:style-name="T15">y</text:span><text:span text:style-name="T7">", </text:span></text:p>
      <text:p text:style-name="P2"><text:span text:style-name="T7"># </text:span><text:span text:style-name="T25">apply constraints?</text:span></text:p>
      <text:p text:style-name="P2"><text:span text:style-name="T7">["</text:span><text:span text:style-name="T15">/zones/zone.geo</text:span><text:span text:style-name="T7">"], </text:span></text:p>
      <text:p text:style-name="P2"><text:span text:style-name="T7"># </text:span><text:span text:style-name="T25">source file</text:span></text:p>
      <text:p text:style-name="P2"><text:span text:style-name="T7">["</text:span><text:span text:style-name="T15">/zones/zone.geo</text:span><text:span text:style-name="T7">"], </text:span></text:p>
      <text:p text:style-name="P2"><text:span text:style-name="T7"># </text:span><text:span text:style-name="T25">target file</text:span></text:p>
      <text:p text:style-name="P2"><text:span text:style-name="T7">["</text:span><text:span text:style-name="T15">configfile.1.1.apply_constraints.pl</text:span><text:span text:style-name="T7">"], </text:span></text:p>
      <text:p text:style-name="P2"><text:span text:style-name="T7"># </text:span><text:span text:style-name="T25">configuration file for constraints</text:span></text:p>
      <text:p text:style-name="P2"><text:span text:style-name="T7">[</text:span><text:span text:style-name="T15">216</text:span><text:span text:style-name="T7">], # </text:span><text:span text:style-name="T25">base values</text:span></text:p>
      <text:p text:style-name="P2"><text:span text:style-name="T7">[</text:span><text:span text:style-name="T18">/opts/default_configfile_control_constraints.pl</text:span><text:span text:style-name="T7">], #</text:span><text:span text:style-name="T25"> swing values: still unused</text:span></text:p>
      <text:p text:style-name="P2"><text:span text:style-name="T6">[ </text:span></text:p>
      <text:p text:style-name="P2"><text:span text:style-name="T18">"e", "f", "g", "h", "0\nb\nb" , "0\nb\nd", "0\nb0\nb\nf", "0\nb\n0\nb\nh", "0\nb\n0\nb\nj" </text:span></text:p>
      <text:p text:style-name="P2"><text:span text:style-name="T6">], </text:span></text:p>
      <text:p text:style-name="P2"><text:span text:style-name="T6"># </text:span><text:span text:style-name="T26">letters of vertexes in the esp-r geometry file. Here the letters have to be specified corresponding to the vertexes whose position has to be changes through propagation of constraints.</text:span></text:p>
      <text:p text:style-name="P2"><text:span text:style-name="T7">"</text:span><text:span text:style-name="T15">y</text:span><text:span text:style-name="T7">" </text:span></text:p>
      <text:p text:style-name="P2"><text:span text:style-name="T7"># </text:span><text:span text:style-name="T25">do you have long menus for items in ESP-r here?</text:span><text:span text:style-name="T7"> "y" or "n".</text:span></text:p>
      <text:p text:style-name="P2"><text:span text:style-name="T6">], </text:span><text:bookmark-start text:name="__DdeLink__3660_621572319"/><text:span text:style-name="T6"># END OF DATA FOR THE FIRST SEQUENCE OF OPERATIONS IN THIS MORPHING PHASE.</text:span></text:p>
      <text:p text:style-name="P2"><text:span text:style-name="T6">[</text:span><text:span text:style-name="T17">unused</text:span><text:span text:style-name="T6">], # OPTIONAL. SECOND SEQUENCE OF OPERATIONS IN THIS MORPHING PHASE. </text:span></text:p>
      <text:p text:style-name="P2"><text:span text:style-name="T7">[</text:span><text:span text:style-name="T15">unused</text:span><text:span text:style-name="T7">], # OPTIONAL. THIRD SEQUENCE OF OPERATIONS IN THIS MORPHING PHASE. </text:span></text:p>
      <text:p text:style-name="P2"><text:span text:style-name="T7">[</text:span><text:span text:style-name="T15">unused</text:span><text:span text:style-name="T7">], # OPTIONAL. FOURTH SEQUENCE OF OPERATIONS IN THIS MORPHING PHASE. </text:span></text:p>
      <text:p text:style-name="P2"><text:span text:style-name="T7">[</text:span><text:span text:style-name="T15">unused</text:span><text:bookmark-end text:name="__DdeLink__3660_621572319"/><text:span text:style-name="T7">] # OPTIONAL. FIFTH SEQUENCE OF OPERATIONS IN THIS MORPHING PHASE. </text:span></text:p>
      <text:p text:style-name="P2"><text:span text:style-name="T6">); </text:span></text:p>
      <text:p text:style-name="P3"/>
      <text:p text:style-name="P1"><text:span text:style-name="T13">@constrain_geometry1</text:span><text:span text:style-name="T6"> = ( <text:s/># This is similar to "apply_constraints", but more general, because the propagation here criteria has to be specified in the configuration file. </text:span></text:p>
      <text:p text:style-name="P2"><text:span text:style-name="T6">[[ [</text:span></text:p>
      <text:p text:style-name="P2"><text:span text:style-name="T6">"</text:span><text:span text:style-name="T18">/zones/zone.geo</text:span><text:span text:style-name="T6">"</text:span></text:p>
      <text:p text:style-name="P1"><text:span text:style-name="T6">], # source file</text:span></text:p>
      <text:p text:style-name="P2"><text:span text:style-name="T6">[</text:span></text:p>
      <text:p text:style-name="P2"><text:span text:style-name="T6">"</text:span><text:span text:style-name="T18">/zones/zone.geo</text:span><text:span text:style-name="T6">"</text:span></text:p>
      <text:p text:style-name="P1"><text:span text:style-name="T6">], # target file</text:span></text:p>
      <text:p text:style-name="P2"><text:span text:style-name="T6">[</text:span></text:p>
      <text:p text:style-name="P1"><text:span text:style-name="T6">"</text:span><text:span text:style-name="T18">/opts/default_configfile_geometry_constraints.pl</text:span><text:span text:style-name="T6">"], # configuration file for constraints. Here the criteria for propagation of constraints have to be specified.</text:span></text:p>
      <text:p text:style-name="P2"><text:span text:style-name="T6">[ </text:span></text:p>
      <text:p text:style-name="P2"><text:span text:style-name="T18">"k", "l", "m", "n"</text:span></text:p>
      <text:p text:style-name="P1"><text:span text:style-name="T6">], # vertex letters to be changed.</text:span></text:p>
      <text:p text:style-name="P1"><text:span text:style-name="T6">["</text:span><text:span text:style-name="T18">y</text:span><text:span text:style-name="T6">"] # long vertex letters (long menus) in ESP-r here? "y" or "n"</text:span></text:p>
      <text:p text:style-name="P2"><text:span text:style-name="T6">]] # END OF DATA FOR THE FIRST SEQUENCE OF OPERATIONS IN THIS MORPHING PHASE.</text:span></text:p>
      <text:p text:style-name="P2"><text:span text:style-name="T6">[</text:span><text:span text:style-name="T17">unused</text:span><text:span text:style-name="T6">], # OPTIONAL. SECOND SEQUENCE OF OPERATIONS IN THIS MORPHING PHASE. </text:span></text:p>
      <text:p text:style-name="P2"><text:span text:style-name="T7">[</text:span><text:span text:style-name="T15">unused</text:span><text:span text:style-name="T7">], # OPTIONAL. THIRD SEQUENCE OF OPERATIONS IN THIS MORPHING PHASE. </text:span></text:p>
      <text:p text:style-name="P2"><text:span text:style-name="T7">[</text:span><text:span text:style-name="T15">unused</text:span><text:span text:style-name="T7">], # OPTIONAL. FOURTH SEQUENCE OF OPERATIONS IN THIS MORPHING PHASE. </text:span></text:p>
      <text:p text:style-name="P2"><text:span text:style-name="T7">[</text:span><text:span text:style-name="T15">unused</text:span><text:span text:style-name="T7">] # OPTIONAL. FIFTH SEQUENCE OF OPERATIONS IN THIS MORPHING PHASE. </text:span></text:p>
      <text:p text:style-name="P2"><text:span text:style-name="T6">); #</text:span></text:p>
      <text:p text:style-name="P2"><text:span text:style-name="T24"># THIS VARIABLE REGARDS GEOMETRY USER-IMPOSED CONSTRAINTS</text:span></text:p>
      <text:p text:style-name="P2"><text:span text:style-name="T28"># THIS CONSTRAINT CONFIGURATION FILE PUTS AT DISPOSAL OF THE USER THE FOLLOWING VARIABLES:</text:span></text:p>
      <text:p text:style-name="P2"><text:span text:style-name="T26"># @v[$number][$x], @v[$number][$y], @v[$number][$z]. </text:span></text:p>
      <text:p text:style-name="P2"><text:span text:style-name="T26"># EXAMPLE: @v[4][$x] = 1. THIS MEANS: COORDINATE x OF VERTEX 4. OR: @v[4][$x] = <text:s/>@v[4][$y].</text:span></text:p>
      <text:p text:style-name="P2"><text:span text:style-name="T26"># ALSO, IT PUTS AT DISPOSAL INFORMATIONS ABOUT THE MORPHING STEP OF THE MODELS </text:span></text:p>
      <text:p text:style-name="P2"><text:span text:style-name="T26"># AND THE STEPS THE MODEL HAVE TO FOLLOW. SPECIFICALLY, THE FOLLOWING VARIABLES:</text:span></text:p>
      <text:p text:style-name="P2"><text:span text:style-name="T26"># $stepsvar, WHICH TELLS THE PROGRAM HOW MANY ITERATION STEPS IT HAS TO DO IN THE CURRENT MORPHING PHASE.</text:span></text:p>
      <text:p text:style-name="P2"><text:span text:style-name="T26"># $counterzone, WHICH TELLS THE PROGRAM WHAT OPERATION IS BEING EXECUTED IN THE CHAIN OF OPERATIONS </text:span></text:p>
      <text:p text:style-name="P2"><text:span text:style-name="T26"># THAT MAY BE EXECUTES AT EACH MORPHING PHASE. EACH $counterzone WILL CONTAIN ONE OR MORE ITERATION STEPS.</text:span></text:p>
      <text:p text:style-name="P2"><text:soft-page-break/><text:span text:style-name="T26"># TYPICALLY, IT WILL BE USED FOR A ZONE, BUT NOTHING PREVENTS THAT SEVERAL OF THEM CHAINED ONE AFTER </text:span></text:p>
      <text:p text:style-name="P2"><text:span text:style-name="T26"># THE OTHER ARE APPLIED TO THE SAME ZONE.</text:span></text:p>
      <text:p text:style-name="P2"><text:span text:style-name="T26"># $counterstep, WHICH TELLS THE PROGRAM WHAT THE CURRENT ITERATION STEP IS.</text:span></text:p>
      <text:p text:style-name="P3"/>
      <text:p text:style-name="P2"><text:span text:style-name="T10">@constrain_controls1</text:span><text:span text:style-name="T1"> = ( # </text:span><text:span text:style-name="T24">to apply contraints to and from controls.</text:span></text:p>
      <text:p text:style-name="P2"><text:span text:style-name="T1">["</text:span><text:span text:style-name="T22">y</text:span><text:span text:style-name="T1">", # </text:span><text:span text:style-name="T24">apply constraints to controls? "y" or "n".</text:span></text:p>
      <text:p text:style-name="P2"><text:span text:style-name="T1">"/</text:span><text:span text:style-name="T22">ctl/cell.ctl</text:span><text:span text:style-name="T1">", # </text:span><text:span text:style-name="T24">source file</text:span></text:p>
      <text:p text:style-name="P2"><text:span text:style-name="T1">"</text:span><text:span text:style-name="T22">/ctl/cell.ctl</text:span><text:span text:style-name="T1">", # </text:span><text:span text:style-name="T24">target file</text:span></text:p>
      <text:p text:style-name="P2"><text:span text:style-name="T1">"</text:span><text:span text:style-name="T18">/opts/default_configfile_control_constraints.pl</text:span><text:span text:style-name="T1">", # </text:span><text:span text:style-name="T24">config file </text:span></text:p>
      <text:p text:style-name="P2"><text:span text:style-name="T1">]</text:span><text:span text:style-name="T6"># END OF DATA FOR THE FIRST SEQUENCE OF OPERATIONS IN THIS MORPHING PHASE.</text:span></text:p>
      <text:p text:style-name="P2"><text:span text:style-name="T6">[</text:span><text:span text:style-name="T17">unused</text:span><text:span text:style-name="T6">], # OPTIONAL. SECOND SEQUENCE OF OPERATIONS IN THIS MORPHING PHASE. </text:span></text:p>
      <text:p text:style-name="P2"><text:span text:style-name="T7">[</text:span><text:span text:style-name="T15">unused</text:span><text:span text:style-name="T7">], # OPTIONAL. THIRD SEQUENCE OF OPERATIONS IN THIS MORPHING PHASE. </text:span></text:p>
      <text:p text:style-name="P2"><text:span text:style-name="T7">[</text:span><text:span text:style-name="T15">unused</text:span><text:span text:style-name="T7">], # OPTIONAL. FOURTH SEQUENCE OF OPERATIONS IN THIS MORPHING PHASE. </text:span></text:p>
      <text:p text:style-name="P2"><text:span text:style-name="T7">[</text:span><text:span text:style-name="T15">unused</text:span><text:span text:style-name="T7">] # OPTIONAL. FIFTH SEQUENCE OF OPERATIONS IN THIS MORPHING PHASE. </text:span></text:p>
      <text:p text:style-name="P2"><text:span text:style-name="T1">);</text:span></text:p>
      <text:p text:style-name="P2"><text:span text:style-name="T24"># THIS VARIABLE REGARDS CONTROL USER-IMPOSED CONSTRAINTS</text:span></text:p>
      <text:p text:style-name="P2"><text:span text:style-name="T24"># THIS CONSTRAINT CONFIGURATION FILE PUTS AT DISPOSAL OF THE USER THE FOLLOWING VARIABLES:</text:span></text:p>
      <text:p text:style-name="P2"><text:span text:style-name="T24"># 1) $loop_control[$countloop][$countloopcontrol][$loop_hour] </text:span></text:p>
      <text:p text:style-name="P2"><text:span text:style-name="T24"># Where $countloop and <text:s/>$countloopcontrol has to be set to a specified number in the OPTS file for constraints.</text:span></text:p>
      <text:p text:style-name="P2"><text:span text:style-name="T24"># 2) $loop_control[$countloop][$countloopcontrol][$max_heating_power] # Same as above.</text:span></text:p>
      <text:p text:style-name="P2"><text:span text:style-name="T24"># 3) $loop_control[$countloop][$countloopcontrol][$min_heating_power] # Same as above.</text:span></text:p>
      <text:p text:style-name="P2"><text:span text:style-name="T24"># 4) $loop_control[$countloop][$countloopcontrol][$max_cooling_power] # Same as above.</text:span></text:p>
      <text:p text:style-name="P2"><text:span text:style-name="T24"># 5) $loop_control[$countloop][$countloopcontrol][$min_cooling_power] # Same as above.</text:span></text:p>
      <text:p text:style-name="P2"><text:span text:style-name="T24"># 6) $loop_control[$countloop][$countloopcontrol][heating_setpoint] # Same as above.</text:span></text:p>
      <text:p text:style-name="P2"><text:span text:style-name="T24"># 7) $loop_control[$countloop][$countloopcontrol][cooling_setpoint] # Same as above.</text:span></text:p>
      <text:p text:style-name="P2"><text:span text:style-name="T24"># 8) $flow_control[$countflow][$countflowcontrol][$flow_hour] </text:span></text:p>
      <text:p text:style-name="P2"><text:span text:style-name="T24"># Where $countflow and <text:s/>$countflowcontrol has to be set to a specified number in the OPTS file for constraints.</text:span></text:p>
      <text:p text:style-name="P2"><text:span text:style-name="T24"># 9) $flow_control[$countflow][$countflowcontrol][$flow_setpoint] # Same as above.</text:span></text:p>
      <text:p text:style-name="P2"><text:span text:style-name="T24"># 10) $flow_control[$countflow][$countflowcontrol][$flow_onoff] # Same as above.</text:span></text:p>
      <text:p text:style-name="P2"><text:span text:style-name="T24"># 11) $flow_control[$countflow][$countflowcontrol][$flow_fraction] # Same as above.</text:span></text:p>
      <text:p text:style-name="P2"><text:span text:style-name="T24"># EXAMPLE : $flow_control[1][2][$flow_fraction] = 0.7</text:span></text:p>
      <text:p text:style-name="P2"><text:span text:style-name="T24"># OTHER EXAMPLE: $flow_control[1][2][$flow_fraction] = $flow_control[2][1][$flow_fraction]</text:span></text:p>
      <text:p text:style-name="P2"><text:span text:style-name="T24"># ALSO, THIS PUTS AT DISPOSAL INFORMATIONS ABOUT THE MORPHING STEP OF THE MODELS </text:span></text:p>
      <text:p text:style-name="P2"><text:span text:style-name="T24"># AND THE STEPS THE MODEL HAVE TO FOLLOW. SPECIFICALLY, THE FOLLOWING VARIABLES:</text:span></text:p>
      <text:p text:style-name="P2"><text:span text:style-name="T24"># $stepsvar, WHICH TELLS THE PROGRAM HOW MANY ITERATION STEPS IT HAS TO DO IN THE CURRENT MORPHING PHASE.</text:span></text:p>
      <text:p text:style-name="P2"><text:span text:style-name="T24"># $counterzone, WHICH TELLS THE PROGRAM WHAT OPERATION IS BEING EXECUTED IN THE CHAIN OF OPERATIONS </text:span></text:p>
      <text:p text:style-name="P2"><text:span text:style-name="T24"># THAT MAY BE EXECUTES AT EACH MORPHING PHASE. EACH $counterzone WILL CONTAIN ONE OR MORE ITERATION STEPS.</text:span></text:p>
      <text:p text:style-name="P2"><text:span text:style-name="T24"># TYPICALLY, IT WILL BE USED FOR A ZONE, BUT NOTHING PREVENTS THAT SEVERAL OF THEM CHAINED ONE AFTER </text:span></text:p>
      <text:p text:style-name="P2"><text:span text:style-name="T24"># THE OTHER ARE APPLIED TO THE SAME ZONE.</text:span></text:p>
      <text:p text:style-name="P2"><text:span text:style-name="T24"># $counterstep, WHICH TELLS THE PROGRAM WHAT THE CURRENT ITERATION STEP IS.</text:span></text:p>
      <text:p text:style-name="P3"/>
      <text:p text:style-name="P3"/>
      <text:p text:style-name="P2"><text:span text:style-name="T10">@constrain_obstructions1</text:span><text:span text:style-name="T1"> = ( # </text:span><text:span text:style-name="T24">To apply constraints to and from obstructions.</text:span></text:p>
      <text:p text:style-name="P2"><text:span text:style-name="T1"><text:s/>["</text:span><text:span text:style-name="T22">y</text:span><text:span text:style-name="T1">", # </text:span><text:span text:style-name="T24">apply constraints to obstructions? "y" or "n".</text:span></text:p>
      <text:p text:style-name="P2"><text:span text:style-name="T1"><text:s/>"</text:span><text:span text:style-name="T22">a</text:span><text:span text:style-name="T1">", # </text:span><text:span text:style-name="T24">zone letter</text:span></text:p>
      <text:p text:style-name="P2"><text:span text:style-name="T1"><text:s/>"</text:span><text:span text:style-name="T22">/zones/zone.geo</text:span><text:span text:style-name="T1">", # </text:span><text:span text:style-name="T24">source file</text:span></text:p>
      <text:p text:style-name="P2"><text:span text:style-name="T1">"</text:span><text:span text:style-name="T22">/zones/zone.geo</text:span><text:span text:style-name="T1">", # </text:span><text:span text:style-name="T24">target file</text:span></text:p>
      <text:p text:style-name="P2"><text:span text:style-name="T1">"</text:span><text:span text:style-name="T18">/opts/default_configfile_obstruction_constraints.pl</text:span><text:span text:style-name="T1">", # </text:span><text:span text:style-name="T24">configuration file for constraints. Here the criteria for propagation of constraints have to be specified.</text:span></text:p>
      <text:p text:style-name="P2"><text:span text:style-name="T1">[ <text:s/></text:span><text:span text:style-name="T22">"e", "f", "g", "h"</text:span><text:span text:style-name="T1"> ], # </text:span><text:span text:style-name="T24">obstruction letters to be changed.</text:span></text:p>
      <text:p text:style-name="P2"><text:span text:style-name="T1">"</text:span><text:span text:style-name="T22">y</text:span><text:span text:style-name="T1">" # </text:span><text:span text:style-name="T24">act on construction too? "y" or "n". Note that constructions letters (as they appear in the construction database) and not construction names have to be given in the configuration files.</text:span></text:p>
      <text:p text:style-name="P2"><text:span text:style-name="T1">] </text:span><text:span text:style-name="T6"># END OF DATA FOR THE FIRST SEQUENCE OF OPERATIONS IN THIS MORPHING PHASE.</text:span></text:p>
      <text:p text:style-name="P2"><text:span text:style-name="T6">[</text:span><text:span text:style-name="T17">unused</text:span><text:span text:style-name="T6">], # OPTIONAL. SECOND SEQUENCE OF OPERATIONS IN THIS MORPHING PHASE. </text:span></text:p>
      <text:p text:style-name="P2"><text:span text:style-name="T7">[</text:span><text:span text:style-name="T15">unused</text:span><text:span text:style-name="T7">], # OPTIONAL. THIRD SEQUENCE OF OPERATIONS IN THIS MORPHING PHASE. </text:span></text:p>
      <text:p text:style-name="P2"><text:span text:style-name="T7">[</text:span><text:span text:style-name="T15">unused</text:span><text:span text:style-name="T7">], # OPTIONAL. FOURTH SEQUENCE OF OPERATIONS IN THIS MORPHING PHASE. </text:span></text:p>
      <text:p text:style-name="P2"><text:span text:style-name="T7">[</text:span><text:span text:style-name="T15">unused</text:span><text:span text:style-name="T7">] # OPTIONAL. FIFTH SEQUENCE OF OPERATIONS IN THIS MORPHING PHASE. </text:span></text:p>
      <text:p text:style-name="P2"><text:soft-page-break/><text:span text:style-name="T1">); #</text:span></text:p>
      <text:p text:style-name="P2"><text:span text:style-name="T24"># THIS VARIABLE REGARDS OBSTRUCTION USER-IMPOSED CONSTRAINTS</text:span></text:p>
      <text:p text:style-name="P2"><text:span text:style-name="T24"># THIS CONSTRAINT CONFIGURATION FILE PUTS AT DISPOSAL OF THE USER THE FOLLOWING VARIABLES:</text:span></text:p>
      <text:p text:style-name="P2"><text:span text:style-name="T24"># $obs[$obs_number][$x], $obs[$obs_number][$y], $obs[$obs_number][$y]</text:span></text:p>
      <text:p text:style-name="P2"><text:span text:style-name="T24"># $obs[$obs_number][$width], $obs[$obs_number][$depth], $obs[$obs_number][$height]</text:span></text:p>
      <text:p text:style-name="P2"><text:span text:style-name="T24"># $obs[$obs_number][$z_rotation], $obs[$obs_number][$y_rotation], </text:span></text:p>
      <text:p text:style-name="P2"><text:span text:style-name="T24"># $obs[$obs_number][$tilt], $obs[$obs_number][$opacity], $obs[$obs_number][$material], </text:span></text:p>
      <text:p text:style-name="P2"><text:span text:style-name="T24"># EXAMPLE: $obs[2][$x] = 2. THIS MEANS: COORDINATE x OF OBSTRUCTION HAS TO BE SET TO 2.</text:span></text:p>
      <text:p text:style-name="P2"><text:span text:style-name="T24"># OTHER EXAMPLE: $obs[2][$x] = $obs[2][$y]. </text:span><text:bookmark-start text:name="__DdeLink__1892_950750648"/><text:span text:style-name="T24">THIS MEANS:</text:span><text:bookmark-end text:name="__DdeLink__1892_950750648"/><text:span text:style-name="T24"> </text:span></text:p>
      <text:p text:style-name="P2"><text:span text:style-name="T24"># NOTE THAT THE MATERIAL TO BE SPECIFIED IS A MATERIAL LETTER, BETWEEN QUOTES! EXAMPLE: $obs[1][$material] = "a".</text:span></text:p>
      <text:p text:style-name="P2"><text:span text:style-name="T24"># <text:s/>$tilt IS PRESENTLY UNUSED.</text:span></text:p>
      <text:p text:style-name="P2"><text:span text:style-name="T24"># ALSO, THIS PUTS AT DISPOSAL INFORMATIONS ABOUT THE MORPHING STEP OF THE MODELS </text:span></text:p>
      <text:p text:style-name="P2"><text:span text:style-name="T24"># AND THE STEPS THE MODEL HAVE TO FOLLOW. SPECIFICALLY, THE FOLLOWING VARIABLES:</text:span></text:p>
      <text:p text:style-name="P2"><text:span text:style-name="T24"># $stepsvar, WHICH TELLS THE PROGRAM HOW MANY ITERATION STEPS IT HAS TO DO IN THE CURRENT MORPHING PHASE.</text:span></text:p>
      <text:p text:style-name="P2"><text:span text:style-name="T24"># $counterzone, WHICH TELLS THE PROGRAM WHAT OPERATION IS BEING EXECUTED IN THE CHAIN OF OPERATIONS </text:span></text:p>
      <text:p text:style-name="P2"><text:span text:style-name="T24"># THAT MAY BE EXECUTES AT EACH MORPHING PHASE. EACH $counterzone WILL CONTAIN ONE OR MORE ITERATION STEPS.</text:span></text:p>
      <text:p text:style-name="P2"><text:span text:style-name="T24"># TYPICALLY, IT WILL BE USED FOR A ZONE, BUT NOTHING PREVENTS THAT SEVERAL OF THEM CHAINED ONE AFTER </text:span></text:p>
      <text:p text:style-name="P2"><text:span text:style-name="T24"># THE OTHER ARE APPLIED TO THE SAME ZONE.</text:span></text:p>
      <text:p text:style-name="P2"><text:span text:style-name="T24"># $counterstep, WHICH TELLS THE PROGRAM WHAT THE CURRENT ITERATION STEP IS.</text:span></text:p>
      <text:p text:style-name="P3"/>
      <text:p text:style-name="P3"/>
      <text:p text:style-name="P2"><text:span text:style-name="T10">@vary_net1 </text:span><text:span text:style-name="T1">= ( [</text:span></text:p>
      <text:p text:style-name="P2"><text:span text:style-name="T1">"</text:span><text:span text:style-name="T22">/nets/cell.afn</text:span><text:span text:style-name="T1">", # source file</text:span></text:p>
      <text:p text:style-name="P2"><text:span text:style-name="T1">"</text:span><text:span text:style-name="T22">/nets/cell.afn</text:span><text:span text:style-name="T1">", # target file</text:span></text:p>
      <text:p text:style-name="P2"><text:span text:style-name="T1">"</text:span><text:span text:style-name="T22">/opts/default_configfile_net_constraints.pl</text:span><text:span text:style-name="T1">", # config file # </text:span><text:span text:style-name="T34">LEAVE BLANK</text:span><text:span text:style-name="T1">. SPECIFY PROPARATION OF CONSTRAINTS SEPARATELY.</text:span></text:p>
      <text:p text:style-name="P2"><text:span text:style-name="T1">[ #</text:span><text:span text:style-name="T24">BEGINNING OF <text:s/>NODES</text:span><text:span text:style-name="T1">. JUST THE ONES THAT HAS TO BE CHANGED HAVE TO BE LISTED HERE</text:span></text:p>
      <text:p text:style-name="P2"><text:span text:style-name="T1">["</text:span><text:span text:style-name="T22">a</text:span><text:span text:style-name="T1">", # </text:span><text:span text:style-name="T24">NODE LETTER</text:span><text:span text:style-name="T1"> <text:s/># BEGINNING OF THE FIRST NODE. THIS IS AN INTERNAL UNKNOWN NODE.</text:span></text:p>
      <text:p text:style-name="P2"><text:span text:style-name="T1">"</text:span><text:span text:style-name="T22">a</text:span><text:span text:style-name="T1">", # </text:span><text:span text:style-name="T24">FLUID TYPE</text:span></text:p>
      <text:p text:style-name="P2"><text:span text:style-name="T1">"</text:span><text:span text:style-name="T22">a</text:span><text:span text:style-name="T1">", # </text:span><text:span text:style-name="T24">BOUNDARY TYPE</text:span></text:p>
      <text:p text:style-name="P2"><text:span text:style-name="T1">"", # </text:span><text:span text:style-name="T24">HEIGHT</text:span><text:span text:style-name="T1">. LEAVE "" BLANK IF YOU ACCEPT THE CURRENT VALUE</text:span></text:p>
      <text:p text:style-name="P2"><text:span text:style-name="T1">"", # </text:span><text:span text:style-name="T24">VOLUME</text:span><text:span text:style-name="T1">. LEAVE "" BLANK IF YOU ACCEPT THE CURRENT VALUE</text:span></text:p>
      <text:p text:style-name="P2"><text:span text:style-name="T1">], <text:s/># <text:s/></text:span><text:span text:style-name="T24">END OF THE FIRST NODE</text:span></text:p>
      <text:p text:style-name="P2"><text:span text:style-name="T1">["</text:span><text:span text:style-name="T22">b</text:span><text:span text:style-name="T1">", # </text:span><text:span text:style-name="T24">NODE LETTER</text:span><text:span text:style-name="T1"> <text:s/># </text:span><text:span text:style-name="T24">BEGINNING OF THE SECOND NODE</text:span><text:span text:style-name="T1">. THIS IS A BOUNDARY, WIND-INDUCED NODE</text:span></text:p>
      <text:p text:style-name="P2"><text:span text:style-name="T1">"</text:span><text:span text:style-name="T22">a</text:span><text:span text:style-name="T1">", # </text:span><text:span text:style-name="T24">FLUID TYPE</text:span></text:p>
      <text:p text:style-name="P2"><text:span text:style-name="T1">"</text:span><text:span text:style-name="T22">e</text:span><text:span text:style-name="T1">", # </text:span><text:span text:style-name="T24">BOUNDARY TYPE</text:span><text:span text:style-name="T1">. LETTER</text:span></text:p>
      <text:p text:style-name="P2"><text:span text:style-name="T1">"", # </text:span><text:span text:style-name="T24">HEIGHT</text:span><text:span text:style-name="T1">. LEAVE "" BLANK IF YOU ACCEPT THE CURRENT VALUE</text:span></text:p>
      <text:p text:style-name="P2"><text:span text:style-name="T1">"", # </text:span><text:span text:style-name="T24">SURFACE AZIMUTH ANGLE</text:span><text:span text:style-name="T1">. LEAVE "" BLANK IF YOU ACCEPT THE CURRENT VALUE</text:span></text:p>
      <text:p text:style-name="P2"><text:span text:style-name="T1">"</text:span><text:span text:style-name="T22">g</text:span><text:span text:style-name="T1">", # </text:span><text:span text:style-name="T24">SURFACE IN ZONE</text:span><text:span text:style-name="T1">, LETTER. IT CAN'T BE BLANK. THE LETTER MUST BE CHECKED IN ESP-R AND WRITTEN HERE.</text:span></text:p>
      <text:p text:style-name="P2"><text:span text:style-name="T1">[ "</text:span><text:span text:style-name="T22">f</text:span><text:span text:style-name="T1">" , "</text:span><text:span text:style-name="T22">g</text:span><text:span text:style-name="T1">" ] # </text:span><text:span text:style-name="T24">PRESSURE COEFFICIENTS </text:span><text:span text:style-name="T1">(LETTERS) TO APPLY. THEY MUST BE AT LEAST THE SAME NUMBER OF $stepsvar. THE EXCEEDING ITEMS WILL NOT BE USED.</text:span></text:p>
      <text:p text:style-name="P2"><text:span text:style-name="T1">] , # </text:span><text:span text:style-name="T24">END OF THE SECOND NODE</text:span></text:p>
      <text:p text:style-name="P2"><text:span text:style-name="T1">["</text:span><text:span text:style-name="T22">c</text:span><text:span text:style-name="T1">", # </text:span><text:span text:style-name="T24">NODE LETTER </text:span><text:span text:style-name="T1"><text:s/># BEGINNING OF THE SECOND NODE. THIS IS A BOUNDARY, WIND-INDUCED NODE</text:span></text:p>
      <text:p text:style-name="P2"><text:span text:style-name="T1">"</text:span><text:span text:style-name="T22">a</text:span><text:span text:style-name="T1">", # </text:span><text:span text:style-name="T24">FLUID TYPE</text:span></text:p>
      <text:p text:style-name="P2"><text:span text:style-name="T1">"</text:span><text:span text:style-name="T22">e</text:span><text:span text:style-name="T1">", # </text:span><text:span text:style-name="T24">BOUNDARY TYPE</text:span></text:p>
      <text:p text:style-name="P2"><text:span text:style-name="T1">"", # </text:span><text:span text:style-name="T24">HEIGHT</text:span><text:span text:style-name="T1">. LEAVE "" BLANK IF YOU ACCEPT THE CURRENT VALUE</text:span></text:p>
      <text:p text:style-name="P2"><text:span text:style-name="T1">"", # </text:span><text:span text:style-name="T24"><text:s/>AZIMUTH</text:span><text:span text:style-name="T1"> ANGLE. LEAVE "" BLANK IF YOU ACCEPT THE CURRENT VALUE</text:span></text:p>
      <text:p text:style-name="P2"><text:span text:style-name="T1">"</text:span><text:span text:style-name="T22">h</text:span><text:span text:style-name="T1">", # </text:span><text:span text:style-name="T24">SURFACE</text:span><text:span text:style-name="T1"> IN ZONE, LETTER. THE LETTER MUST BE CHECKED IN ESP-R AND WRITTEN HERE.</text:span></text:p>
      <text:p text:style-name="P2"><text:span text:style-name="T1">[ "</text:span><text:span text:style-name="T22">f</text:span><text:span text:style-name="T1">" , "</text:span><text:span text:style-name="T22">g</text:span><text:span text:style-name="T1">" ] # </text:span><text:span text:style-name="T24">PRESSURE COEFFICIENTS</text:span><text:span text:style-name="T1"> (LETTERS) TO APPLY. THEY MUST BE AT LEAST THE SAME NUMBER OF $stepsvar. THE EXCEEDING ITEMS WILL NOT BE USED.</text:span></text:p>
      <text:p text:style-name="P2"><text:span text:style-name="T1">] <text:s/># </text:span><text:span text:style-name="T24">END OF THE THIRD NODE</text:span></text:p>
      <text:p text:style-name="P2"><text:span text:style-name="T1">], # </text:span><text:span text:style-name="T24">END OF NODES</text:span></text:p>
      <text:p text:style-name="P2"><text:span text:style-name="T1">[ # </text:span><text:span text:style-name="T24">BEGINNING OF COMPONENTS</text:span><text:span text:style-name="T1">. JUST THE ONES THAT HAS TO BE CHANGED HAVE TO BE LISTED HERE</text:span></text:p>
      <text:p text:style-name="P2"><text:soft-page-break/><text:span text:style-name="T1">["</text:span><text:span text:style-name="T22">a</text:span><text:span text:style-name="T1">", # </text:span><text:span text:style-name="T24">COMPONENT LETTER</text:span><text:span text:style-name="T1"> <text:s/># BEGINNING OF THE FIRST COMPONENT. THIS IS A WINDOW EXAMPLE</text:span></text:p>
      <text:p text:style-name="P2"><text:span text:style-name="T1">"</text:span><text:span text:style-name="T22">k</text:span><text:span text:style-name="T1">", # </text:span><text:span text:style-name="T24">COMPONENT TYPE</text:span><text:span text:style-name="T1">. "k" IS FOR WINDOWS, "l" FOR CRACKS, AND "m" FOR DOORS.</text:span></text:p>
      <text:p text:style-name="P2"><text:span text:style-name="T1">.4 # SWING OF THE AREA. LEAVE "" BLANK IF YOU ACCEPT THE CURRENT VALUE] , </text:span></text:p>
      <text:p text:style-name="P2"><text:span text:style-name="T1">], # END OF THE FIRST COMPONENT</text:span></text:p>
      <text:p text:style-name="P2"><text:span text:style-name="T1">["</text:span><text:span text:style-name="T22">b</text:span><text:span text:style-name="T1">", # </text:span><text:span text:style-name="T24">COMPONENT LETTE</text:span><text:span text:style-name="T1">R <text:s/># BEGINNING OF THE SECOND COMPONENT. THIS IS THE EXAMPLE OF A CRACK</text:span></text:p>
      <text:p text:style-name="P2"><text:span text:style-name="T1">"</text:span><text:span text:style-name="T22">l</text:span><text:span text:style-name="T1">", # </text:span><text:span text:style-name="T24">COMPONENT TYPE</text:span><text:span text:style-name="T1">. "k" IS FOR WINDOWS, "l" FOR CRACKS, AND "m" FOR DOORS.</text:span></text:p>
      <text:p text:style-name="P2"><text:span text:style-name="T22">.1</text:span><text:span text:style-name="T1">, <text:s/># </text:span><text:span text:style-name="T24">SWING OF THE CRACK WIDTH </text:span><text:span text:style-name="T1">IN MM. LEAVE "" BLANK IF YOU ACCEPT THE CURRENT VALUE</text:span></text:p>
      <text:p text:style-name="P2"><text:span text:style-name="T22">.2</text:span><text:span text:style-name="T1"> # </text:span><text:span text:style-name="T24">SWING OF THE CRACK LENGTH</text:span><text:span text:style-name="T1"> IN M. LEAVE "" BLANK IF YOU ACCEPT THE CURRENT VALUE</text:span></text:p>
      <text:p text:style-name="P2"><text:span text:style-name="T1">], # END OF THE SECOND COMPONENT</text:span></text:p>
      <text:p text:style-name="P2"><text:span text:style-name="T1">["</text:span><text:span text:style-name="T22">c</text:span><text:span text:style-name="T1">", # </text:span><text:span text:style-name="T24">COMPONENT LETTER</text:span><text:span text:style-name="T1"> <text:s/># BEGINNING OF THE THIRD COMPONENT. THIS IS THE EXAMPLE OF A DOOR</text:span></text:p>
      <text:p text:style-name="P2"><text:span text:style-name="T1">"</text:span><text:span text:style-name="T22">m</text:span><text:span text:style-name="T1">", # </text:span><text:span text:style-name="T24">COMPONENT TYPE</text:span><text:span text:style-name="T1">. "k" IS FOR WINDOWS, "l" FOR CRACKS, AND "m" FOR DOORS.</text:span></text:p>
      <text:p text:style-name="P2"><text:span text:style-name="T22">.1</text:span><text:span text:style-name="T1">, <text:s/># SWING OF THE DOOR WIDTH.</text:span></text:p>
      <text:p text:style-name="P2"><text:span text:style-name="T22">.1</text:span><text:span text:style-name="T1">, # </text:span><text:span text:style-name="T24">SWING OF THE DOOR HEIGHT</text:span></text:p>
      <text:p text:style-name="P2"><text:span text:style-name="T22">.1</text:span><text:span text:style-name="T1">, # </text:span><text:span text:style-name="T24">SWING OF THE HEIGHT OF THE ADJOINING NODE ABOVE BASE</text:span></text:p>
      <text:p text:style-name="P2"><text:span text:style-name="T22">0</text:span><text:span text:style-name="T1"> # </text:span><text:span text:style-name="T24">SWING OF THE DISCHARGE FACTOR</text:span></text:p>
      <text:p text:style-name="P2"><text:span text:style-name="T1">], # </text:span><text:span text:style-name="T24">END OF THE THIRD COMPONENT</text:span></text:p>
      <text:p text:style-name="P2"><text:span text:style-name="T1">] # </text:span><text:span text:style-name="T24">END OF NET COMPONENTS</text:span></text:p>
      <text:p text:style-name="P2"><text:span text:style-name="T1">], # </text:span><text:span text:style-name="T24">END OF DATA FOR THE FIRST SEQUENCE</text:span><text:span text:style-name="T1"> OF OPERATIONS IN THIS MORPHING PHASE.</text:span></text:p>
      <text:p text:style-name="P2"><text:span text:style-name="T1">[</text:span><text:span text:style-name="T17">unused</text:span><text:span text:style-name="T1">], # OPTIONAL. SECOND SEQUENCE OF OPERATIONS IN THIS MORPHING PHASE.</text:span></text:p>
      <text:p text:style-name="P2"><text:span text:style-name="T1">[</text:span><text:span text:style-name="T17">unused</text:span><text:span text:style-name="T1">], # OPTIONAL. THIRD SEQUENCE OF OPERATIONS IN THIS MORPHING PHASE.</text:span></text:p>
      <text:p text:style-name="P2"><text:span text:style-name="T1">[</text:span><text:span text:style-name="T17">unused</text:span><text:span text:style-name="T1">], # OPTIONAL. FOURTH SEQUENCE OF OPERATIONS IN THIS MORPHING PHASE.</text:span></text:p>
      <text:p text:style-name="P2"><text:span text:style-name="T1">[</text:span><text:span text:style-name="T17">unused</text:span><text:span text:style-name="T1">] # OPTIONAL. FIFTH SEQUENCE OF OPERATIONS IN THIS MORPHING PHASE. YOU CAN ADD NEW SEQUENCES.</text:span></text:p>
      <text:p text:style-name="P2"><text:span text:style-name="T1">);</text:span></text:p>
      <text:p text:style-name="P3"/>
      <text:p text:style-name="P3"/>
      <text:p text:style-name="P2"><text:span text:style-name="T10">@constrain_net1 </text:span><text:span text:style-name="T1">= (</text:span></text:p>
      <text:p text:style-name="P2"><text:span text:style-name="T1">["</text:span><text:span text:style-name="T22">y</text:span><text:span text:style-name="T1">", # </text:span><text:span text:style-name="T24">apply constraints to nets?</text:span><text:span text:style-name="T1"> "y" or "n".</text:span></text:p>
      <text:p text:style-name="P2"><text:span text:style-name="T1">"</text:span><text:span text:style-name="T22">/nets/cell.afn</text:span><text:span text:style-name="T1">", # </text:span><text:span text:style-name="T24">source file</text:span></text:p>
      <text:p text:style-name="P2"><text:span text:style-name="T1">"</text:span><text:span text:style-name="T22">/nets/cell.afn</text:span><text:span text:style-name="T1">", # </text:span><text:span text:style-name="T24">target file</text:span></text:p>
      <text:p text:style-name="P2"><text:span text:style-name="T1">"</text:span><text:span text:style-name="T22">/opts/default_configfile_net_constraints.pl</text:span><text:span text:style-name="T1">", # </text:span><text:span text:style-name="T24">config file </text:span></text:p>
      <text:p text:style-name="P2"><text:span text:style-name="T1">[ "</text:span><text:span text:style-name="T22">none</text:span><text:span text:style-name="T1">", "</text:span><text:span text:style-name="T22">g</text:span><text:span text:style-name="T1">", "</text:span><text:span text:style-name="T22">i</text:span><text:span text:style-name="T1">", "</text:span><text:span text:style-name="T22">h</text:span><text:span text:style-name="T1">", "</text:span><text:span text:style-name="T22">j</text:span><text:span text:style-name="T1">" ], # </text:span><text:span text:style-name="T24">SURFACE LETTERS IN ZONE</text:span><text:span text:style-name="T1"> </text:span><text:span text:style-name="T24">FOR EACH NETWORK NODE, IN THE SAME ORDER AS THEY APPEAR IN THE ".afn" FILE. THEY MUST BE AT LEAST THE SAME NUMBER OF $stepsvar. </text:span></text:p>
      <text:p text:style-name="P2"><text:span text:style-name="T24"># ALSO THE INTERNAL NODE WILL NEED A VALUE TO BE SPECIFIED, THAT IT WON'T BE USED. IT DOESN'T MATTER WHAT IT IS. "none" IS FINE BECAUSE IT IS CLEAR. </text:span></text:p>
      <text:p text:style-name="P2"><text:span text:style-name="T1">[ "</text:span><text:span text:style-name="T22">none</text:span><text:span text:style-name="T1">", "</text:span><text:span text:style-name="T22">g</text:span><text:span text:style-name="T1">", "</text:span><text:span text:style-name="T22">k</text:span><text:span text:style-name="T1">", "</text:span><text:span text:style-name="T22">f</text:span><text:span text:style-name="T1">", "</text:span><text:span text:style-name="T22">g</text:span><text:span text:style-name="T1">" ] # </text:span><text:span text:style-name="T24">BASE PRESSURE COEFFICIENT LETTERS</text:span><text:span text:style-name="T1"> </text:span><text:span text:style-name="T24">TO APPLY TO EACH NETWORK NODE, IN THE SAME ORDER AS THEY APPEAR IN THE ".afn" FILE. THEY MUST BE AT LEAST THE SAME NUMBER OF $stepsvar. </text:span></text:p>
      <text:p text:style-name="P2"><text:span text:style-name="T24"># ALSO THE INTERNAL NODE WILL NEED A VALUE TO BE SPECIFIED, THAT IT WON'T BE USED. IT DOESN'T MATTER WHAT IT IS. "none" IS FINE BECAUSE IT IS CLEAR. # THE EXCEEDING ITEMS WILL NOT BE USED. </text:span></text:p>
      <text:p text:style-name="P2"><text:span text:style-name="T24"># THE EXCEEDING ITEMS WILL NOT BE USED. ALSO, THESE VALUES WILL NOT BE USED IF DIFFERENT ONES WILL BE CALCULATED THROUGH PROPAGATION OF CONSTRAINTS, DEPENDING ON THE INSTRUCTIONS IN THE CONFIG FILE</text:span></text:p>
      <text:p text:style-name="P2"><text:span text:style-name="T1">], # END OF DATA FOR THE FIRST SEQUENCE OF OPERATIONS IN THIS MORPHING PHASE.</text:span></text:p>
      <text:p text:style-name="P2"><text:span text:style-name="T1">[</text:span><text:span text:style-name="T17">unused</text:span><text:span text:style-name="T1">], # OPTIONAL. SECOND SEQUENCE OF OPERATIONS IN THIS MORPHING PHASE.</text:span></text:p>
      <text:p text:style-name="P2"><text:span text:style-name="T1">[</text:span><text:span text:style-name="T17">unused</text:span><text:span text:style-name="T1">], # OPTIONAL. THIRD SEQUENCE OF OPERATIONS IN THIS MORPHING PHASE.</text:span></text:p>
      <text:p text:style-name="P2"><text:span text:style-name="T1">[</text:span><text:span text:style-name="T17">unused</text:span><text:span text:style-name="T1">], # OPTIONAL. FOURTH SEQUENCE OF OPERATIONS IN THIS MORPHING PHASE.</text:span></text:p>
      <text:p text:style-name="P2"><text:span text:style-name="T1">[</text:span><text:span text:style-name="T17">unused</text:span><text:span text:style-name="T1">] # OPTIONAL. FIFTH SEQUENCE OF OPERATIONS IN THIS MORPHING PHASE. YOU CAN ADD NEW SEQUENCES.</text:span></text:p>
      <text:p text:style-name="P2"><text:span text:style-name="T1">); </text:span></text:p>
      <text:p text:style-name="P2"><text:span text:style-name="T24"># THIS FILE CAN CONTAIN USER-IMPOSED CONSTRAINTS FOR MASS-FLOW NETWORKS TO BE READ BY OPTS.</text:span></text:p>
      <text:p text:style-name="P2"><text:span text:style-name="T24"># IT MAKES AVAILABLE VARIABLES REGARDING THE SETTING OF NODES IN A NETWORK.</text:span></text:p>
      <text:p text:style-name="P2"><text:span text:style-name="T24"># SPECIFICALLY, @nodes and @components.</text:span></text:p>
      <text:p text:style-name="P2"><text:span text:style-name="T24"># CURRENTLY: INTERNAL UNKNOWN AIR NODES AND BOUNDARY WIND-CONCERNED NODES.</text:span></text:p>
      <text:p text:style-name="P2"><text:span text:style-name="T24"># IT MAKES AVAILABLE VARIABLES REGARDING COMPONENTS</text:span></text:p>
      <text:p text:style-name="P2"><text:span text:style-name="T24"># CURRENTLY: WINDOWS, CRACKS, DOORS.</text:span></text:p>
      <text:p text:style-name="P2"><text:span text:style-name="T24"># ALSO, THIS PUTS AT DISPOSAL INFORMATIONS ABOUT THE MORPHING STEP OF THE MODELS.</text:span></text:p>
      <text:p text:style-name="P2"><text:span text:style-name="T24"># SPECIFICALLY, THE FOLLOWING VARIABLES WHICH REGARD BOTH INTERNAL AND BOUNDARY NODES.</text:span></text:p>
      <text:p text:style-name="P2"><text:soft-page-break/><text:span text:style-name="T24"># NOTE THAT "node_number" IS THE NUMBER OF THE NODE IN THE ".afn" ESP-r FILE. </text:span></text:p>
      <text:p text:style-name="P2"><text:span text:style-name="T24"># $node[node_number][$node]. # EXAMPLE: $node[3][$node]. THIS IS THE LETTER OF THE THIRD NODE.</text:span></text:p>
      <text:p text:style-name="P2"><text:span text:style-name="T24"># $node[node_number][$type]</text:span></text:p>
      <text:p text:style-name="P2"><text:span text:style-name="T24"># $node[node_number][$height]. # EXAMPLE: $node[3][$height]. THIS IS THE HEIGHT OF THE 3RD NODE.</text:span></text:p>
      <text:p text:style-name="P2"><text:span text:style-name="T24"># THEN IT MAKES AVAILABLE THE FOLLOWING VARIABLES REGARDING NODES:</text:span></text:p>
      <text:p text:style-name="P2"><text:span text:style-name="T24"># $node[node_number][$volume] # REGARDING INTERNAL NODES</text:span></text:p>
      <text:p text:style-name="P2"><text:span text:style-name="T24"># $node[node_number][$azimut] # REGARDING BOUNDARY NODES</text:span></text:p>
      <text:p text:style-name="P2"><text:span text:style-name="T24"># THEN IT MAKE AVAILABLE THE FOLLOWING VARIABLES REGARDING COMPONENTS:</text:span></text:p>
      <text:p text:style-name="P2"><text:span text:style-name="T24"># $component[node_number][$area] # REGARDING SIMPLE OPENINGS</text:span></text:p>
      <text:p text:style-name="P2"><text:span text:style-name="T24"># $component[node_number][$width] # REGARDING CRACKS</text:span></text:p>
      <text:p text:style-name="P2"><text:span text:style-name="T24"># $component[node_number][$length] # REGARDING CRACKS</text:span></text:p>
      <text:p text:style-name="P2"><text:span text:style-name="T24"># $component[node_number][$door_width] # REGARDING DOORS</text:span></text:p>
      <text:p text:style-name="P2"><text:span text:style-name="T24"># $component[node_number][$door_height] # REGARDING DOORS</text:span></text:p>
      <text:p text:style-name="P2"><text:span text:style-name="T24"># $component[node_number][$door_nodeheight] # REGARDING DOORS</text:span></text:p>
      <text:p text:style-name="P2"><text:span text:style-name="T24"># $component[node_number][$door_discharge] # REGARDING DOORS (DISCHARGE FACTOR)</text:span></text:p>
      <text:p text:style-name="P2"><text:span text:style-name="T24"># ALSO, THIS PUTS AT DISPOSAL INFORMATIONS ABOUT THE MORPHING STEP OF THE MODELS </text:span></text:p>
      <text:p text:style-name="P2"><text:span text:style-name="T24"># AND THE STEPS THE MODEL HAVE TO FOLLOW.</text:span></text:p>
      <text:p text:style-name="P2"><text:span text:style-name="T24"># THIS ALLOWS TO IMPOSE EQUALITY CONSTRAINTS TO THESE VARIABLES, </text:span></text:p>
      <text:p text:style-name="P2"><text:span text:style-name="T24"># WHICH COULD ALSO BE COMBINED WITH THE FOLLOWING ONES: </text:span></text:p>
      <text:p text:style-name="P2"><text:span text:style-name="T24"># $stepsvar, WHICH TELLS THE PROGRAM HOW MANY ITERATION STEPS IT HAS TO DO IN THE CURRENT MORPHING PHASE.</text:span></text:p>
      <text:p text:style-name="P2"><text:span text:style-name="T24"># $counterzone, WHICH TELLS THE PROGRAM WHAT OPERATION IS BEING EXECUTED IN THE CHAIN OF OPERATIONS </text:span></text:p>
      <text:p text:style-name="P2"><text:span text:style-name="T24"># THAT MAY BE EXECUTES AT EACH MORPHING PHASE. EACH $counterzone WILL CONTAIN ONE OR MORE ITERATION STEPS.</text:span></text:p>
      <text:p text:style-name="P2"><text:span text:style-name="T24"># TYPICALLY, IT WILL BE USED FOR A ZONE, BUT NOTHING PREVENTS THAT SEVERAL OF THEM CHAINED ONE AFTER </text:span></text:p>
      <text:p text:style-name="P2"><text:span text:style-name="T24"># THE OTHER ARE APPLIED TO THE SAME ZONE.</text:span></text:p>
      <text:p text:style-name="P2"><text:span text:style-name="T24"># $counterstep, WHICH TELLS THE PROGRAM WHAT THE CURRENT ITERATION STEP IS.</text:span></text:p>
      <text:p text:style-name="P3"/>
      <text:p text:style-name="P3"/>
      <text:p text:style-name="P2"><text:span text:style-name="T10">@propagate_constraints1</text:span><text:span text:style-name="T1"> = (</text:span></text:p>
      <text:p text:style-name="P2"><text:span text:style-name="T1">["</text:span><text:span text:style-name="T22">y</text:span><text:span text:style-name="T1">", # </text:span><text:span text:style-name="T24">apply constraints to nets? "y" or "n".</text:span></text:p>
      <text:p text:style-name="P2"><text:span text:style-name="T1">[ "</text:span><text:span text:style-name="T22">read_geo</text:span><text:span text:style-name="T1">", # </text:span><text:span text:style-name="T24">what to do</text:span></text:p>
      <text:p text:style-name="P2"><text:span text:style-name="T1">"</text:span><text:span text:style-name="T22">/zones/zone.geo</text:span><text:span text:style-name="T1">", # </text:span><text:span text:style-name="T24">source file</text:span></text:p>
      <text:p text:style-name="P2"><text:span text:style-name="T1">"</text:span><text:span text:style-name="T22">/zones/zone.geo</text:span><text:span text:style-name="T1">", #</text:span><text:span text:style-name="T24"> target file</text:span></text:p>
      <text:p text:style-name="P2"><text:span text:style-name="T1">"</text:span><text:span text:style-name="T22">/opts/default_configfile_constraints.pl</text:span><text:span text:style-name="T1">", # </text:span><text:span text:style-name="T24">config file </text:span></text:p>
      <text:p text:style-name="P2"><text:span text:style-name="T1">[ "</text:span><text:span text:style-name="T22">k</text:span><text:span text:style-name="T1">", "</text:span><text:span text:style-name="T22">l</text:span><text:span text:style-name="T1">", "</text:span><text:span text:style-name="T22">m</text:span><text:span text:style-name="T1">", "</text:span><text:span text:style-name="T22">n</text:span><text:span text:style-name="T1">"], # </text:span><text:span text:style-name="T24">vertex letters to be changed.</text:span></text:p>
      <text:p text:style-name="P2"><text:span text:style-name="T1">"</text:span><text:span text:style-name="T22">y</text:span><text:span text:style-name="T1">" # </text:span><text:span text:style-name="T24">ARE THERE LONG MENUS? "y" or "n".</text:span></text:p>
      <text:p text:style-name="P2"><text:span text:style-name="T1">],</text:span></text:p>
      <text:p text:style-name="P2"><text:span text:style-name="T1">["</text:span><text:span text:style-name="T22">read_net</text:span><text:span text:style-name="T1">", # </text:span><text:span text:style-name="T24">what to do</text:span></text:p>
      <text:p text:style-name="P2"><text:span text:style-name="T1">"</text:span><text:span text:style-name="T22">/nets/cell.afn</text:span><text:span text:style-name="T1">", # </text:span><text:span text:style-name="T24">source file</text:span></text:p>
      <text:p text:style-name="P2"><text:span text:style-name="T1">"</text:span><text:span text:style-name="T22">/nets/cell.afn</text:span><text:span text:style-name="T1">", </text:span><text:span text:style-name="T24"># target file</text:span></text:p>
      <text:p text:style-name="P2"><text:span text:style-name="T1">"</text:span><text:span text:style-name="T22">/opts/default_configfile_constraints.pl</text:span><text:span text:style-name="T1">", # config file </text:span></text:p>
      <text:p text:style-name="P2"><text:span text:style-name="T1">[ "</text:span><text:span text:style-name="T22">none</text:span><text:span text:style-name="T1">", "</text:span><text:span text:style-name="T22">g</text:span><text:span text:style-name="T1">", "</text:span><text:span text:style-name="T22">i</text:span><text:span text:style-name="T1">", "</text:span><text:span text:style-name="T22">h</text:span><text:span text:style-name="T1">", "</text:span><text:span text:style-name="T22">j</text:span><text:span text:style-name="T1">" ], # </text:span><text:span text:style-name="T24">SURFACE LETTERS IN ZONE FOR EACH NETWORK NODE, IN THE SAME ORDER AS THEY APPEAR IN THE ".afn" FILE. THEY MUST BE AT LEAST THE SAME NUMBER OF $stepsvar. </text:span></text:p>
      <text:p text:style-name="P2"><text:span text:style-name="T24"># ALSO THE INTERNAL NODE WILL NEED A VALUE TO BE SPECIFIED, THAT IT WON'T BE USED. IT DOESN'T MATTER WHAT IT IS. "none" IS FINE BECAUSE IT IS CLEAR. </text:span></text:p>
      <text:p text:style-name="P2"><text:span text:style-name="T1">[ "</text:span><text:span text:style-name="T22">none</text:span><text:span text:style-name="T1">", "</text:span><text:span text:style-name="T22">g</text:span><text:span text:style-name="T1">", "</text:span><text:span text:style-name="T22">k</text:span><text:span text:style-name="T1">", "</text:span><text:span text:style-name="T22">f</text:span><text:span text:style-name="T1">", "</text:span><text:span text:style-name="T22">g</text:span><text:span text:style-name="T1">" ] # </text:span><text:span text:style-name="T24">BASE PRESSURE COEFFICIENT LETTERS TO APPLY TO EACH NETWORK NODE, IN THE SAME ORDER AS THEY APPEAR IN THE ".afn" FILE. THEY MUST BE AT LEAST THE SAME NUMBER OF $stepsvar. </text:span></text:p>
      <text:p text:style-name="P2"><text:span text:style-name="T24"># ALSO THE INTERNAL NODE WILL NEED A VALUE TO BE SPECIFIED, THAT IT WON'T BE USED. IT DOESN'T MATTER WHAT IT IS. "none" IS FINE BECAUSE IT IS CLEAR. # THE EXCEEDING ITEMS WILL NOT BE USED. </text:span></text:p>
      <text:p text:style-name="P2"><text:span text:style-name="T24"># THE EXCEEDING ITEMS WILL NOT BE USED. ALSO, THESE VALUES WILL NOT BE USED IF DIFFERENT ONES WILL BE CALCULATED THROUGH PROPAGATION OF CONSTRAINTS, DEPENDING ON THE INSTRUCTIONS IN THE CONFIG FILE</text:span></text:p>
      <text:p text:style-name="P2"><text:span text:style-name="T1">], </text:span></text:p>
      <text:p text:style-name="P2"><text:span text:style-name="T1">[ "</text:span><text:span text:style-name="T22">read_obs</text:span><text:span text:style-name="T1">", # </text:span><text:span text:style-name="T24">what to do</text:span></text:p>
      <text:p text:style-name="P2"><text:span text:style-name="T1">"</text:span><text:span text:style-name="T22">/zones/zone.geo</text:span><text:span text:style-name="T1">", # </text:span><text:span text:style-name="T24">source file</text:span></text:p>
      <text:p text:style-name="P2"><text:span text:style-name="T1">"</text:span><text:span text:style-name="T22">/zones/zone.geo</text:span><text:span text:style-name="T1">", # </text:span><text:span text:style-name="T24">target file</text:span></text:p>
      <text:p text:style-name="P2"><text:span text:style-name="T1">"</text:span><text:span text:style-name="T22">/opts/default_configfile_constraints.pl</text:span><text:span text:style-name="T1">", # </text:span><text:span text:style-name="T24">config file </text:span></text:p>
      <text:p text:style-name="P2"><text:span text:style-name="T1">[ "</text:span><text:span text:style-name="T22">e</text:span><text:span text:style-name="T1">", "</text:span><text:span text:style-name="T22">f</text:span><text:span text:style-name="T1">", "</text:span><text:span text:style-name="T22">g</text:span><text:span text:style-name="T1">", "</text:span><text:span text:style-name="T22">h</text:span><text:span text:style-name="T1">"], # </text:span><text:span text:style-name="T24">obstruction letters to be changed.</text:span></text:p>
      <text:p text:style-name="P2"><text:soft-page-break/><text:span text:style-name="T1">"</text:span><text:span text:style-name="T22">n</text:span><text:span text:style-name="T1">" # </text:span><text:span text:style-name="T24">act on materials too? "y" or "n".</text:span><text:span text:style-name="T1"> That materials letters (as they appear in the material database) and not materials names have to be given in the configuration files.</text:span></text:p>
      <text:p text:style-name="P2"><text:span text:style-name="T1">],</text:span></text:p>
      <text:p text:style-name="P2"><text:span text:style-name="T1">["</text:span><text:span text:style-name="T22">read_ctl</text:span><text:span text:style-name="T1">", # </text:span><text:span text:style-name="T24">what to do</text:span></text:p>
      <text:p text:style-name="P2"><text:span text:style-name="T1">"</text:span><text:span text:style-name="T22">/ctl/cell.ctl</text:span><text:span text:style-name="T1">", # </text:span><text:span text:style-name="T24">source file</text:span></text:p>
      <text:p text:style-name="P2"><text:span text:style-name="T1">"</text:span><text:span text:style-name="T22">/ctl/cell.ctl</text:span><text:span text:style-name="T1">", # </text:span><text:span text:style-name="T24">target file</text:span></text:p>
      <text:p text:style-name="P2"><text:span text:style-name="T1">"</text:span><text:span text:style-name="T22">/opts/default_configfile_constraints.pl</text:span><text:span text:style-name="T1">", # </text:span><text:span text:style-name="T24">config file </text:span></text:p>
      <text:p text:style-name="P2"><text:span text:style-name="T1">],</text:span></text:p>
      <text:p text:style-name="P2"><text:span text:style-name="T1">["</text:span><text:span text:style-name="T22">write_ctl</text:span><text:span text:style-name="T1">", # </text:span><text:span text:style-name="T24">what to do</text:span></text:p>
      <text:p text:style-name="P2"><text:span text:style-name="T1">"</text:span><text:span text:style-name="T22">/ctl/cell.ctl</text:span><text:span text:style-name="T1">", # </text:span><text:span text:style-name="T24">source file</text:span></text:p>
      <text:p text:style-name="P2"><text:span text:style-name="T1">"</text:span><text:span text:style-name="T22">/ctl/cell.ctl</text:span><text:span text:style-name="T1">", # </text:span><text:span text:style-name="T24">target file</text:span></text:p>
      <text:p text:style-name="P2"><text:span text:style-name="T1">"</text:span><text:span text:style-name="T22">/opts/default_configfile_constraints.pl</text:span><text:span text:style-name="T1">", # </text:span><text:span text:style-name="T24">config file </text:span></text:p>
      <text:p text:style-name="P2"><text:span text:style-name="T1">],</text:span></text:p>
      <text:p text:style-name="P2"><text:span text:style-name="T1">["</text:span><text:span text:style-name="T22">write_net</text:span><text:span text:style-name="T1">", # </text:span><text:span text:style-name="T24">what to do</text:span></text:p>
      <text:p text:style-name="P2"><text:span text:style-name="T1">"</text:span><text:span text:style-name="T22">/nets/cell.afn</text:span><text:span text:style-name="T1">", # </text:span><text:span text:style-name="T24">source file</text:span></text:p>
      <text:p text:style-name="P2"><text:span text:style-name="T1">"</text:span><text:span text:style-name="T22">/nets/cell.afn</text:span><text:span text:style-name="T1">", # </text:span><text:span text:style-name="T24">target file</text:span></text:p>
      <text:p text:style-name="P2"><text:span text:style-name="T1">"</text:span><text:span text:style-name="T22">/opts/default_configfile_constraints.pl</text:span><text:span text:style-name="T1">", # </text:span><text:span text:style-name="T24">config file </text:span></text:p>
      <text:p text:style-name="P2"><text:span text:style-name="T1">[ "</text:span><text:span text:style-name="T22">none</text:span><text:span text:style-name="T1">", "</text:span><text:span text:style-name="T22">g</text:span><text:span text:style-name="T1">", "</text:span><text:span text:style-name="T22">i</text:span><text:span text:style-name="T1">", "</text:span><text:span text:style-name="T22">h</text:span><text:span text:style-name="T1">", "</text:span><text:span text:style-name="T22">j</text:span><text:span text:style-name="T1">" ], # </text:span><text:span text:style-name="T24">SURFACE LETTERS IN ZONE FOR EACH NETWORK NODE, IN THE SAME ORDER AS THEY APPEAR IN THE ".afn" FILE. THEY MUST BE AT LEAST THE SAME NUMBER OF $stepsvar. </text:span></text:p>
      <text:p text:style-name="P2"><text:span text:style-name="T24"># ALSO THE INTERNAL NODE WILL NEED A VALUE TO BE SPECIFIED, THAT IT WON'T BE USED. IT DOESN'T MATTER WHAT IT IS. "none" IS FINE BECAUSE IT IS CLEAR. </text:span></text:p>
      <text:p text:style-name="P2"><text:span text:style-name="T1">[ "</text:span><text:span text:style-name="T22">none</text:span><text:span text:style-name="T1">", "</text:span><text:span text:style-name="T22">g</text:span><text:span text:style-name="T1">", "</text:span><text:span text:style-name="T22">k</text:span><text:span text:style-name="T1">", "</text:span><text:span text:style-name="T22">f</text:span><text:span text:style-name="T1">", "</text:span><text:span text:style-name="T22">g</text:span><text:span text:style-name="T1">" ] # B</text:span><text:span text:style-name="T24">ASE PRESSURE COEFFICIENT LETTERS TO APPLY TO EACH NETWORK NODE, IN THE SAME ORDER AS THEY APPEAR IN THE ".afn" FILE. THEY MUST BE AT LEAST THE SAME NUMBER OF $stepsvar. </text:span></text:p>
      <text:p text:style-name="P2"><text:span text:style-name="T24"># ALSO THE INTERNAL NODE WILL NEED A VALUE TO BE SPECIFIED, THAT IT WON'T BE USED. IT DOESN'T MATTER WHAT IT IS. "none" IS FINE BECAUSE IT IS CLEAR. # THE EXCEEDING ITEMS WILL NOT BE USED. </text:span></text:p>
      <text:p text:style-name="P2"><text:span text:style-name="T24"># THE EXCEEDING ITEMS WILL NOT BE USED. ALSO, THESE VALUES WILL NOT BE USED IF DIFFERENT ONES WILL BE CALCULATED THROUGH PROPAGATION OF CONSTRAINTS, DEPENDING ON THE INSTRUCTIONS IN THE CONFIG FILE</text:span></text:p>
      <text:p text:style-name="P2"><text:span text:style-name="T1">], </text:span></text:p>
      <text:p text:style-name="P2"><text:span text:style-name="T1">[ "</text:span><text:span text:style-name="T22">write_geo</text:span><text:span text:style-name="T1">", # </text:span><text:span text:style-name="T24">what to do</text:span></text:p>
      <text:p text:style-name="P2"><text:span text:style-name="T1">"</text:span><text:span text:style-name="T22">/zones/zone.geo</text:span><text:span text:style-name="T1">", #</text:span><text:span text:style-name="T24"> source file</text:span></text:p>
      <text:p text:style-name="P2"><text:span text:style-name="T1">"</text:span><text:span text:style-name="T22">/zones/zone.geo</text:span><text:span text:style-name="T1">", # </text:span><text:span text:style-name="T24">target file</text:span></text:p>
      <text:p text:style-name="P2"><text:span text:style-name="T1">"</text:span><text:span text:style-name="T22">/opts/default_configfile_constraints.pl</text:span><text:span text:style-name="T1">", # </text:span><text:span text:style-name="T24">config file </text:span></text:p>
      <text:p text:style-name="P2"><text:span text:style-name="T1">[ "</text:span><text:span text:style-name="T22">k</text:span><text:span text:style-name="T1">", "</text:span><text:span text:style-name="T22">l</text:span><text:span text:style-name="T1">", "</text:span><text:span text:style-name="T22">m</text:span><text:span text:style-name="T1">", "</text:span><text:span text:style-name="T22">n</text:span><text:span text:style-name="T1">"], # </text:span><text:span text:style-name="T24">vertex letters to be changed.</text:span></text:p>
      <text:p text:style-name="P2"><text:span text:style-name="T1">"</text:span><text:span text:style-name="T22">y</text:span><text:span text:style-name="T1">" # </text:span><text:span text:style-name="T24">ARE THERE LONG MENUS? "y" or "n".</text:span></text:p>
      <text:p text:style-name="P2"><text:span text:style-name="T1">],</text:span></text:p>
      <text:p text:style-name="P2"><text:span text:style-name="T1">[ "</text:span><text:span text:style-name="T22">write_obs</text:span><text:span text:style-name="T1">", # </text:span><text:span text:style-name="T24">what to do</text:span></text:p>
      <text:p text:style-name="P2"><text:span text:style-name="T1">"</text:span><text:span text:style-name="T22">/zones/zone.geo</text:span><text:span text:style-name="T1">", # </text:span><text:span text:style-name="T24">source file</text:span></text:p>
      <text:p text:style-name="P2"><text:span text:style-name="T1">"</text:span><text:span text:style-name="T22">/zones/zone.geo</text:span><text:span text:style-name="T1">", # </text:span><text:span text:style-name="T24">target file</text:span></text:p>
      <text:p text:style-name="P2"><text:span text:style-name="T1">"</text:span><text:span text:style-name="T22">/opts/default_configfile_constraints.pl</text:span><text:span text:style-name="T1">", # </text:span><text:span text:style-name="T24">config file </text:span></text:p>
      <text:p text:style-name="P2"><text:span text:style-name="T1">[ "</text:span><text:span text:style-name="T22">e</text:span><text:span text:style-name="T1">", "</text:span><text:span text:style-name="T22">f</text:span><text:span text:style-name="T1">", "</text:span><text:span text:style-name="T22">g</text:span><text:span text:style-name="T1">", "</text:span><text:span text:style-name="T22">h</text:span><text:span text:style-name="T1">"], # </text:span><text:span text:style-name="T24">obstruction letters to be changed.</text:span></text:p>
      <text:p text:style-name="P2"><text:span text:style-name="T1">"</text:span><text:span text:style-name="T22">n</text:span><text:span text:style-name="T1">" # </text:span><text:span text:style-name="T24">act on materials too? "y" or "n".</text:span><text:span text:style-name="T1"> That materials letters (as they appear in the material database) and not materials names have to be given in the configuration files.</text:span></text:p>
      <text:p text:style-name="P2"><text:span text:style-name="T1">]</text:span></text:p>
      <text:p text:style-name="P2"><text:span text:style-name="T1">],</text:span></text:p>
      <text:p text:style-name="P2"><text:span text:style-name="T24"># END OF DATA FOR THE FIRST SEQUENCE OF OPERATIONS </text:span><text:span text:style-name="T1">IN THIS MORPHING PHASE.</text:span></text:p>
      <text:p text:style-name="P2"><text:span text:style-name="T1">[</text:span><text:span text:style-name="T22">none</text:span><text:span text:style-name="T1">], # OPTIONAL. SECOND SEQUENCE OF OPERATIONS IN THIS MORPHING PHASE.</text:span></text:p>
      <text:p text:style-name="P2"><text:span text:style-name="T1">[</text:span><text:span text:style-name="T22">none</text:span><text:span text:style-name="T1">], # OPTIONAL. THIRD SEQUENCE OF OPERATIONS IN THIS MORPHING PHASE.</text:span></text:p>
      <text:p text:style-name="P2"><text:span text:style-name="T1">[</text:span><text:span text:style-name="T22">none</text:span><text:span text:style-name="T1">], # OPTIONAL. FOURTH SEQUENCE OF OPERATIONS IN THIS MORPHING PHASE.</text:span></text:p>
      <text:p text:style-name="P2"><text:span text:style-name="T1">[</text:span><text:span text:style-name="T22">none</text:span><text:span text:style-name="T1">] # OPTIONAL. FIFTH SEQUENCE OF OPERATIONS IN THIS MORPHING PHASE. YOU CAN ADD NEW SEQUENCES.</text:span></text:p>
      <text:p text:style-name="P2"><text:span text:style-name="T1">); </text:span><text:span text:style-name="T24"># THIS FILE CAN CONTAIN USER-IMPOSED CONSTRAINTS FOR MASS-FLOW NETWORKS TO BE READ BY OPTS.</text:span></text:p>
      <text:p text:style-name="P2"><text:span text:style-name="T24"># IT MAKES AVAILABLE VARIABLES REGARDING THE SETTING OF NODES IN A NETWORK.</text:span></text:p>
      <text:p text:style-name="P2"><text:span text:style-name="T24"># THIS FILE ALLOWS TO MANIPULATE COMPOUND USER-IMPOSED CONSTRAINTS.</text:span></text:p>
      <text:p text:style-name="P2"><text:span text:style-name="T24"># IT MAKES AVAILABLE TO THE USER THE FOLLOWING VARIABLES FOR MANIPULATION.</text:span></text:p>
      <text:p text:style-name="P2"><text:span text:style-name="T24"># IT IS POSSIBILE TO OPERATE ON GEOMETRY, CONSTRUCTIION</text:span></text:p>
      <text:p text:style-name="P2"><text:span text:style-name="T24"># REGARDING GEOMETRY:</text:span></text:p>
      <text:p text:style-name="P2"><text:span text:style-name="T24"># @v[$number][$x], @v[$number][$y], @v[$number][$z]. EXAMPLE: @v[4][$x] = 1. OR: @v[4][$x] = <text:s/>@v[4][$y].</text:span></text:p>
      <text:p text:style-name="P2"><text:span text:style-name="T24"># REGARDING OBSTRUCTIONS:</text:span></text:p>
      <text:p text:style-name="P2"><text:span text:style-name="T24"># $obs[$obs_number][$x], $obs[$obs_number][$y], $obs[$obs_number][$y]</text:span></text:p>
      <text:p text:style-name="P2"><text:soft-page-break/><text:span text:style-name="T24"># $obs[$obs_number][$width], $obs[$obs_number][$depth], $obs[$obs_number][$height]</text:span></text:p>
      <text:p text:style-name="P2"><text:span text:style-name="T24"># $obs[$obs_number][$z_rotation], $obs[$obs_number][$y_rotation], </text:span></text:p>
      <text:p text:style-name="P2"><text:span text:style-name="T24"># $obs[$obs_number][$tilt], $obs[$obs_number][$opacity], $obs[$obs_number][$material], </text:span></text:p>
      <text:p text:style-name="P2"><text:span text:style-name="T24"># EXAMPLE: $obs[2][$x] = 2. THIS MEANS: COORDINATE x OF OBSTRUCTION HAS TO BE SET TO 2.</text:span></text:p>
      <text:p text:style-name="P2"><text:span text:style-name="T24"># OTHER EXAMPLE: $obs[2][$x] = $obs[2][$y]. THIS MEANS: </text:span></text:p>
      <text:p text:style-name="P2"><text:span text:style-name="T24"># NOTE THAT THE MATERIAL TO BE SPECIFIED IS A MATERIAL LETTER, BETWEEN QUOTES! EXAMPLE: $obs[1][$material] = "a".</text:span></text:p>
      <text:p text:style-name="P2"><text:span text:style-name="T24"># <text:s/>$tilt IS PRESENTLY UNUSED.</text:span></text:p>
      <text:p text:style-name="P2"><text:span text:style-name="T24"># REGARDING MASS-FLOW NETWORKS:</text:span></text:p>
      <text:p text:style-name="P2"><text:span text:style-name="T24"># @nodes and @components.</text:span></text:p>
      <text:p text:style-name="P2"><text:span text:style-name="T24"># CURRENTLY: INTERNAL UNKNOWN AIR NODES AND BOUNDARY WIND-CONCERNED NODES.</text:span></text:p>
      <text:p text:style-name="P2"><text:span text:style-name="T24"># IT MAKES AVAILABLE VARIABLES REGARDING COMPONENTS</text:span></text:p>
      <text:p text:style-name="P2"><text:span text:style-name="T24"># CURRENTLY: WINDOWS, CRACKS, DOORS.</text:span></text:p>
      <text:p text:style-name="P2"><text:span text:style-name="T24"># ALSO, THIS PUTS AT DISPOSAL INFORMATIONS ABOUT THE MORPHING STEP OF THE MODELS.</text:span></text:p>
      <text:p text:style-name="P2"><text:span text:style-name="T24"># SPECIFICALLY, THE FOLLOWING VARIABLES WHICH REGARD BOTH INTERNAL AND BOUNDARY NODES.</text:span></text:p>
      <text:p text:style-name="P2"><text:span text:style-name="T24"># NOTE THAT "node_number" IS THE NUMBER OF THE NODE IN THE ".afn" ESP-r FILE. </text:span></text:p>
      <text:p text:style-name="P2"><text:span text:style-name="T24"># $node[node_number][$node]. # EXAMPLE: $node[3][$node]. THIS IS THE LETTER OF THE THIRD NODE.</text:span></text:p>
      <text:p text:style-name="P2"><text:span text:style-name="T24"># $node[node_number][$type]</text:span></text:p>
      <text:p text:style-name="P2"><text:span text:style-name="T24"># $node[node_number][$height]. # EXAMPLE: $node[3][$height]. THIS IS THE HEIGHT OF THE 3RD NODE.</text:span></text:p>
      <text:p text:style-name="P2"><text:span text:style-name="T24"># THEN IT MAKES AVAILABLE THE FOLLOWING VARIABLES REGARDING NODES:</text:span></text:p>
      <text:p text:style-name="P2"><text:span text:style-name="T24"># $node[node_number][$volume] # REGARDING INTERNAL NODES</text:span></text:p>
      <text:p text:style-name="P2"><text:span text:style-name="T24"># $node[node_number][$azimut] # REGARDING BOUNDARY NODES</text:span></text:p>
      <text:p text:style-name="P2"><text:span text:style-name="T24"># THEN IT MAKE AVAILABLE THE FOLLOWING VARIABLES REGARDING COMPONENTS:</text:span></text:p>
      <text:p text:style-name="P2"><text:span text:style-name="T24"># $component[node_number][$area] # REGARDING SIMPLE OPENINGS</text:span></text:p>
      <text:p text:style-name="P2"><text:span text:style-name="T24"># $component[node_number][$width] # REGARDING CRACKS</text:span></text:p>
      <text:p text:style-name="P2"><text:span text:style-name="T24"># $component[node_number][$length] # REGARDING CRACKS</text:span></text:p>
      <text:p text:style-name="P2"><text:span text:style-name="T24"># $component[node_number][$door_width] # REGARDING DOORS</text:span></text:p>
      <text:p text:style-name="P2"><text:span text:style-name="T24"># $component[node_number][$door_height] # REGARDING DOORS</text:span></text:p>
      <text:p text:style-name="P2"><text:span text:style-name="T24"># $component[node_number][$door_nodeheight] # REGARDING DOORS</text:span></text:p>
      <text:p text:style-name="P2"><text:span text:style-name="T24"># $component[node_number][$door_discharge] # REGARDING DOORS (DISCHARGE FACTOR)</text:span></text:p>
      <text:p text:style-name="P2"><text:span text:style-name="T24"># REGARDING CONTROLS:</text:span></text:p>
      <text:p text:style-name="P2"><text:span text:style-name="T24"># 1) $loop_control[$countloop][$countloopcontrol][$loop_hour] </text:span></text:p>
      <text:p text:style-name="P2"><text:span text:style-name="T24"># Where $countloop and <text:s/>$countloopcontrol has to be set to a specified number in the OPTS file for constraints.</text:span></text:p>
      <text:p text:style-name="P2"><text:span text:style-name="T24"># 2) $loop_control[$countloop][$countloopcontrol][$max_heating_power] # Same as above.</text:span></text:p>
      <text:p text:style-name="P2"><text:span text:style-name="T24"># 3) $loop_control[$countloop][$countloopcontrol][$min_heating_power] # Same as above.</text:span></text:p>
      <text:p text:style-name="P2"><text:span text:style-name="T24"># 4) $loop_control[$countloop][$countloopcontrol][$max_cooling_power] # Same as above.</text:span></text:p>
      <text:p text:style-name="P2"><text:span text:style-name="T24"># 5) $loop_control[$countloop][$countloopcontrol][$min_cooling_power] # Same as above.</text:span></text:p>
      <text:p text:style-name="P2"><text:span text:style-name="T24"># 6) $loop_control[$countloop][$countloopcontrol][heating_setpoint] # Same as above.</text:span></text:p>
      <text:p text:style-name="P2"><text:span text:style-name="T24"># 7) $loop_control[$countloop][$countloopcontrol][cooling_setpoint] # Same as above.</text:span></text:p>
      <text:p text:style-name="P2"><text:span text:style-name="T24"># 8) $flow_control[$countflow][$countflowcontrol][$flow_hour] </text:span></text:p>
      <text:p text:style-name="P2"><text:span text:style-name="T24"># Where $countflow and <text:s/>$countflowcontrol has to be set to a specified number in the OPTS file for constraints.</text:span></text:p>
      <text:p text:style-name="P2"><text:span text:style-name="T24"># 9) $flow_control[$countflow][$countflowcontrol][$flow_setpoint] # Same as above.</text:span></text:p>
      <text:p text:style-name="P2"><text:span text:style-name="T24"># 10) $flow_control[$countflow][$countflowcontrol][$flow_onoff] # Same as above.</text:span></text:p>
      <text:p text:style-name="P2"><text:span text:style-name="T24"># 11) $flow_control[$countflow][$countflowcontrol][$flow_fraction] # Same as above.</text:span></text:p>
      <text:p text:style-name="P2"><text:span text:style-name="T24"># EXAMPLE : $flow_control[1][2][$flow_fraction] = 0.7</text:span></text:p>
      <text:p text:style-name="P2"><text:span text:style-name="T24"># OTHER EXAMPLE: $flow_control[1][2][$flow_fraction] = $flow_control[2][1][$flow_fraction]</text:span></text:p>
      <text:p text:style-name="P3"/>
      <text:p text:style-name="P3"/>
      <text:p text:style-name="P2"><text:span text:style-name="T13">$recalculateish1</text:span><text:span text:style-name="T6"> = </text:span></text:p>
      <text:p text:style-name="P2"><text:span text:style-name="T7">"</text:span><text:span text:style-name="T15">n</text:span><text:span text:style-name="T7">"; </text:span></text:p>
      <text:p text:style-name="P2"><text:span text:style-name="T7"># </text:span><text:span text:style-name="T25">recalculate the solar radiation?</text:span><text:span text:style-name="T7"> "y" or "n". This way the "ish" module is launched just at the end of a whole morphing operation, and not at every sub-operations composing it.</text:span></text:p>
      <text:p text:style-name="P3"/>
      <text:p text:style-name="P2"><text:span text:style-name="T13">@recalculatenet1</text:span><text:span text:style-name="T6"> = ( # </text:span><text:span text:style-name="T26">here the net is re-set using new pressure coefficients.</text:span></text:p>
      <text:p text:style-name="P2"><text:span text:style-name="T7">"</text:span><text:span text:style-name="T15">n</text:span><text:span text:style-name="T7">", </text:span></text:p>
      <text:p text:style-name="P2"><text:span text:style-name="T7"># </text:span><text:span text:style-name="T25">recalculate the mass-flow network?</text:span><text:span text:style-name="T4"> y" or "n";</text:span></text:p>
      <text:p text:style-name="P2"><text:span text:style-name="T7">"</text:span><text:span text:style-name="T15">cell.afn</text:span><text:span text:style-name="T7">", </text:span></text:p>
      <text:p text:style-name="P2"><text:span text:style-name="T7"># </text:span><text:span text:style-name="T25">path to the file, starting from a model's root directory.</text:span><text:span text:style-name="T7"> Example: "./nets/cell.afn".</text:span></text:p>
      <text:p text:style-name="P2"><text:span text:style-name="T6">[[</text:span></text:p>
      <text:p text:style-name="P2"><text:span text:style-name="T6">"</text:span><text:span text:style-name="T17">a</text:span><text:span text:style-name="T6">"</text:span></text:p>
      <text:p text:style-name="P2"><text:span text:style-name="T6">], # zone letter; if a wind boundary node, put also: letters of the surfaces</text:span></text:p>
      <text:p text:style-name="P2"><text:span text:style-name="T7">[</text:span></text:p>
      <text:p text:style-name="P2"><text:soft-page-break/><text:span text:style-name="T18">"a", "g", "g"</text:span></text:p>
      <text:p text:style-name="P2"><text:span text:style-name="T6">], # </text:span><text:span text:style-name="T26">letters of the surfaces. </text:span></text:p>
      <text:p text:style-name="P2"><text:span text:style-name="T6">[</text:span></text:p>
      <text:p text:style-name="P2"><text:span text:style-name="T18">"a", "h", "g"</text:span></text:p>
      <text:p text:style-name="P2"><text:span text:style-name="T6">]]); # </text:span><text:span text:style-name="T26">letters for the set of pressure coefficients</text:span><text:span text:style-name="T6">. BE CAREFUL: after "r" pressure coefficient letters does not work anymore. This has to be fixed. "g" is semi-exposed long wall. </text:span></text:p>
      <text:p text:style-name="P3"/>
      <text:p text:style-name="P2"><text:span text:style-name="T13">@daylightcalc1</text:span><text:span text:style-name="T6"> = ( <text:s text:c="2"/>##### THIS VARIABLE GOVERNS A FUNCTION WHICH LAUNCHED DAYLIGHT FACTOR CALCULATION THROUGH RADIANCE. PLEASE NOTICE THAT EVEN THIS FUNCTION PRESENTLY WORKS ONLY FOR A SINGLE ZONE. ALSO NOTICE THAT THIS OPERATION HAS NOT YET BEEN WRITTEN TO BE USED IN SEQUENCE WITH OTHER OPERATIONS IN THE SAME MORPHING PHASE. SO USE IT IN THE FIRST SEQUENCE OF THIS PHASE, AND KEEP JUST ONE SEQUENCE IN THIS PHASE.</text:span></text:p>
      <text:p text:style-name="P2"><text:span text:style-name="T7">"</text:span><text:span text:style-name="T15">n</text:span><text:span text:style-name="T7">", </text:span></text:p>
      <text:p text:style-name="P2"><text:span text:style-name="T7"># </text:span><text:span text:style-name="T25">compute daylight factors?</text:span><text:span text:style-name="T7"> "y" or "n". </text:span></text:p>
      <text:p text:style-name="P2"><text:span text:style-name="T7">"</text:span><text:span text:style-name="T15">a</text:span><text:span text:style-name="T7">", </text:span></text:p>
      <text:p text:style-name="P2"><text:span text:style-name="T7"># </text:span><text:span text:style-name="T25">zone letter</text:span></text:p>
      <text:p text:style-name="P2"><text:span text:style-name="T7">"</text:span><text:span text:style-name="T15">f</text:span><text:span text:style-name="T7">", </text:span></text:p>
      <text:p text:style-name="P2"><text:span text:style-name="T7"># </text:span><text:span text:style-name="T25">surface with respect to which daylight factors have to be calculated</text:span></text:p>
      <text:p text:style-name="P2"><text:span text:style-name="T7">"</text:span><text:span text:style-name="T15">a</text:span><text:span text:style-name="T7">", </text:span></text:p>
      <text:p text:style-name="P2"><text:span text:style-name="T7"># </text:span><text:span text:style-name="T25">"a" for Inside, "b" for Outside: what daylight factor have to be calculated with respect to</text:span></text:p>
      <text:p text:style-name="P2"><text:span text:style-name="T7">"</text:span><text:span text:style-name="T15">f</text:span><text:span text:style-name="T7">", # </text:span><text:span text:style-name="T25">edge with respect to which the first row has to be calculated</text:span></text:p>
      <text:p text:style-name="P2"><text:span text:style-name="T7">"</text:span><text:span text:style-name="T15">0.9</text:span><text:span text:style-name="T7">", </text:span></text:p>
      <text:p text:style-name="P2"><text:span text:style-name="T7"># </text:span><text:span text:style-name="T25">distance from surface</text:span></text:p>
      <text:p text:style-name="P2"><text:span text:style-name="T7">"</text:span><text:span text:style-name="T15">1 2</text:span><text:span text:style-name="T7">", </text:span></text:p>
      <text:p text:style-name="P2"><text:span text:style-name="T7"># <text:s/></text:span><text:span text:style-name="T25">grid layout density</text:span></text:p>
      <text:p text:style-name="P2"><text:span text:style-name="T7">"</text:span><text:span text:style-name="T15">5</text:span><text:span text:style-name="T7">", </text:span></text:p>
      <text:p text:style-name="P2"><text:span text:style-name="T7"># </text:span><text:span text:style-name="T25">level of accuracy, for convergence in calculations</text:span></text:p>
      <text:p text:style-name="P2"><text:span text:style-name="T7">"</text:span><text:span text:style-name="T15">cell_Day_fa.df</text:span><text:span text:style-name="T7">" </text:span></text:p>
      <text:p text:style-name="P2"><text:span text:style-name="T7"># </text:span><text:span text:style-name="T25">name of daylight factor file</text:span></text:p>
      <text:p text:style-name="P2"><text:span text:style-name="T6">); #</text:span></text:p>
      <text:p text:style-name="P3"/>
      <text:p text:style-name="P3"/>
      <text:p text:style-name="P3"/>
      <text:p text:style-name="P3"/>
      <text:p text:style-name="P3"/>
      <text:p text:style-name="P2"><text:span text:style-name="T26">############################## HERE FOLLOWS THE DESCRIPTION OF MORPHING PHASE NUMBER 2. ##########################</text:span></text:p>
      <text:p text:style-name="P2"><text:span text:style-name="T13">$stepsvar2 =</text:span></text:p>
      <text:p text:style-name="P2"><text:span text:style-name="T18">3</text:span></text:p>
      <text:p text:style-name="P2"><text:span text:style-name="T6">; # <text:s/></text:span><text:span text:style-name="T26">Number of steps for this variable</text:span><text:span text:style-name="T6">. <text:s/>This should better be an odd number, since this way one number will be the central one, which is, the one already supplied in the starting model;</text:span></text:p>
      <text:p text:style-name="P3"/>
      <text:p text:style-name="P2"><text:span text:style-name="T13">@applytype2</text:span><text:span text:style-name="T6"> = <text:s/>( [ <text:s text:c="2"/>##### @applytype = (["type_of_change", "your_test_file", "target_file", "zone_letter"]). </text:span></text:p>
      <text:p text:style-name="P2"><text:span text:style-name="T6"># THIS REPRESENTS A FIRST CICLE OF ACTIONS, THAT MAY BE THE ONLY ONE FOR THIS MORPHING CYCLE. Presently, the following morphing operations are available: "translation", "rotation", "rotationz", "surface_translation", "vertexes_shift", "surface_rotation", "warping", "construction_reassignment", "thickness_change", "obs_modification", "control_management", "generic_change". # "Target file" here means: "file name to which the test file has to be copied to".</text:span></text:p>
      <text:p text:style-name="P2"><text:span text:style-name="T6">"</text:span><text:span text:style-name="T17">surface_translation</text:span><text:span text:style-name="T6">", </text:span></text:p>
      <text:p text:style-name="P2"><text:span text:style-name="T7">### <text:s/></text:span><text:span text:style-name="T25">type_of_change</text:span></text:p>
      <text:p text:style-name="P2"><text:span text:style-name="T7">"</text:span><text:span text:style-name="T15">zone.cfg</text:span><text:span text:style-name="T7">", </text:span></text:p>
      <text:p text:style-name="P2"><text:span text:style-name="T7">### </text:span><text:span text:style-name="T25">your_test_file</text:span></text:p>
      <text:p text:style-name="P2"><text:span text:style-name="T7">"</text:span><text:span text:style-name="T15">zone.cfg</text:span><text:span text:style-name="T7">", </text:span></text:p>
      <text:p text:style-name="P2"><text:span text:style-name="T7">### <text:s/></text:span><text:span text:style-name="T25">target_file. If it is the same as above, no copying is done.</text:span></text:p>
      <text:p text:style-name="P2"><text:span text:style-name="T7">"</text:span><text:span text:style-name="T15">a</text:span><text:span text:style-name="T7">"</text:span></text:p>
      <text:p text:style-name="P2"><text:span text:style-name="T7">], # </text:span><text:span text:style-name="T25">zone letter. (See the ESP-r model.)</text:span></text:p>
      <text:p text:style-name="P2"><text:span text:style-name="T18">["unused", "zone.cfg", "zone.cfg", "a"], </text:span></text:p>
      <text:p text:style-name="P2"><text:span text:style-name="T6"># OPTIONAL. ERASE IF IT IS UNUSED. THIS MAY REPRESENT A SECOND CICLE OF ACTIONS, ADDED TO THE PREVIOUS ONE THE THE SAME MORPHING PHASE. YOU HAVE TO FILL THE DATA BY YOUSELF FOLLOWING THE EXAMPLE OF THE FIELDS FOR THE FIRST CYCLE. IF YOU DON'T PLAN TO USE IT, "unused" HAS TO BE WRITTEN IN THE FIRST FIELD HERE. </text:span></text:p>
      <text:p text:style-name="P2"><text:span text:style-name="T18">["unused", "zone.cfg", "zone.cfg", "a"], </text:span></text:p>
      <text:p text:style-name="P2"><text:soft-page-break/><text:span text:style-name="T6"># OPTIONAL. ERASE IF IT IS UNUSED. THIS MAY REPRESENT A THIRD CICLE OF ACTIONS, ADDED TO THE PREVIOUS ONE THE THE SAME MORPHING PHASE. YOU HAVE TO FILL THE DATA BY YOUSELF FOLLOWING THE EXAMPLE OF THE FIELDS FOR THE FIRST CYCLE. IF YOU DON'T PLAN TO USE IT, "unused" HAS TO BE WRITTEN IN THE FIRST FIELD HERE. </text:span></text:p>
      <text:p text:style-name="P2"><text:span text:style-name="T18">["unused", "zone.cfg", "zone.cfg", "a"], </text:span></text:p>
      <text:p text:style-name="P2"><text:span text:style-name="T6"># OPTIONAL. ERASE IF IT IS UNUSED. THIS MAY REPRESENT A FOURTH CICLE OF ACTIONS, ADDED TO THE PREVIOUS ONE THE THE SAME MORPHING PHASE. YOU HAVE TO FILL THE DATA BY YOUSELF FOLLOWING THE EXAMPLE OF THE FIELDS FOR THE FIRST CYCLE. IF YOU DON'T PLAN TO USE IT, "unused" HAS TO BE WRITTEN IN THE FIRST FIELD HERE. </text:span></text:p>
      <text:p text:style-name="P2"><text:span text:style-name="T18">["unused", "zone.cfg", "zone.cfg", "a"]</text:span></text:p>
      <text:p text:style-name="P2"><text:span text:style-name="T6">); # OPTIONAL. ERASE IF IT IS UNUSED. THIS MAY REPRESENT A FIFTH CICLE OF ACTIONS, ADDED TO THE PREVIOUS ONE THE THE SAME MORPHING PHASE. YOU HAVE TO FILL THE DATA BY YOUSELF FOLLOWING THE EXAMPLE OF THE FIELDS FOR THE FIRST CYCLE. IF YOU DON'T PLAN TO USE IT, "unused" HAS TO BE WRITTEN IN THE FIRST FIELD HERE. MORE CYCLES CAN BE ADDED.</text:span></text:p>
      <text:p text:style-name="P3"/>
      <text:p text:style-name="P2"><text:span text:style-name="T13">@copy_config2</text:span><text:span text:style-name="T6"> = ([ “</text:span><text:span text:style-name="T17">file_old</text:span><text:span text:style-name="T6">” , # </text:span><text:span text:style-name="T26">file to be substituted</text:span></text:p>
      <text:p text:style-name="P2"><text:span text:style-name="T2">“</text:span><text:span text:style-name="T15">file_new</text:span><text:span text:style-name="T7">” ] , # </text:span><text:span text:style-name="T25">file that substitutes</text:span></text:p>
      <text:p text:style-name="P2"><text:span text:style-name="T6">#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7">[</text:span><text:span text:style-name="T15">unused</text:span><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text:span></text:p>
      <text:p text:style-name="P3"/>
      <text:p text:style-name="P2"><text:span text:style-name="T13">$general_variables2</text:span><text:span text:style-name="T6"> = [</text:span></text:p>
      <text:p text:style-name="P2"><text:span text:style-name="T7">"</text:span><text:span text:style-name="T15">y</text:span><text:span text:style-name="T7">", </text:span></text:p>
      <text:p text:style-name="P2"><text:span text:style-name="T7"># </text:span><text:span text:style-name="T25">generate other models by branching?</text:span><text:span text:style-name="T7"> "y" or "n". (Be careful of the exponential growth of the number of cases).</text:span></text:p>
      <text:p text:style-name="P2"><text:span text:style-name="T7">"</text:span><text:span text:style-name="T15">n</text:span><text:span text:style-name="T7">" </text:span></text:p>
      <text:p text:style-name="P2"><text:span text:style-name="T7"># </text:span><text:span text:style-name="T25">attach the morphing operation</text:span><text:span text:style-name="T7"> of the next morphing phase to the present one without generating new cases? If "yes", you'll see the symbol "" attached to file names in place of "_" for morphed models.</text:span></text:p>
      <text:p text:style-name="P2"><text:span text:style-name="T6">];</text:span></text:p>
      <text:p text:style-name="P3"/>
      <text:p text:style-name="P2"><text:span text:style-name="T13">$translate2 </text:span><text:span text:style-name="T6">= <text:s/>[ [ <text:s/>##### <text:s/>@applytype1 = (["translation", "file_name.geo", "target_file_name.geo",</text:span></text:p>
      <text:p text:style-name="P2"><text:span text:style-name="T7">"</text:span><text:span text:style-name="T15">y</text:span><text:span text:style-name="T7">", </text:span></text:p>
      <text:p text:style-name="P2"><text:span text:style-name="T7"># </text:span><text:span text:style-name="T25">translate zone? </text:span><text:span text:style-name="T7"><text:s text:c="2"/>"y” or “n”.</text:span></text:p>
      <text:p text:style-name="P2"><text:span text:style-name="T7">"</text:span><text:span text:style-name="T15">n</text:span><text:span text:style-name="T7">", </text:span></text:p>
      <text:p text:style-name="P2"><text:span text:style-name="T7"># </text:span><text:span text:style-name="T25">translate obstructions?</text:span><text:span text:style-name="T7"> "y" or "n".</text:span></text:p>
      <text:p text:style-name="P2"><text:span text:style-name="T7">["</text:span><text:span text:style-name="T15">9</text:span><text:span text:style-name="T7">", </text:span></text:p>
      <text:p text:style-name="P2"><text:span text:style-name="T7"># </text:span><text:span text:style-name="T25">coordinate “x” for one extreme of the swing</text:span><text:span text:style-name="T7">. <text:s/>The other one will be simmetrical along the line.</text:span></text:p>
      <text:p text:style-name="P2"><text:span text:style-name="T4">"</text:span><text:span text:style-name="T15">0</text:span><text:span text:style-name="T7">", <text:s/></text:span></text:p>
      <text:p text:style-name="P2"><text:span text:style-name="T7"># </text:span><text:span text:style-name="T25">coordinate “y” for one extreme of the swing</text:span><text:span text:style-name="T7">. <text:s/>The other one will be simmetrical along the line.</text:span></text:p>
      <text:p text:style-name="P2"><text:span text:style-name="T4">"</text:span><text:span text:style-name="T15">0</text:span><text:span text:style-name="T7">"], </text:span></text:p>
      <text:p text:style-name="P2"><text:span text:style-name="T7"># </text:span><text:span text:style-name="T25">coordinate “z” for one extreme of the swing</text:span><text:span text:style-name="T7">. <text:s/>The other one will be simmetrical along the line.</text:span></text:p>
      <text:p text:style-name="P2"><text:span text:style-name="T7">"</text:span><text:span text:style-name="T15">c</text:span><text:span text:style-name="T7">", </text:span></text:p>
      <text:p text:style-name="P2"><text:span text:style-name="T7"># </text:span><text:span text:style-name="T25">update radiation calculation</text:span><text:span text:style-name="T7"> with the "ish" module? <text:s/>"a" for yes and "c" for no (= continue).</text:span></text:p>
      <text:p text:style-name="P2"><text:span text:style-name="T6">] , # END OF DATA FOR THE FIRST SEQUENCE OF OPERATIONS IN THIS MORPHING PHASE.</text:span></text:p>
      <text:p text:style-name="P2"><text:span text:style-name="T6">[</text:span><text:span text:style-name="T17">unused</text:span><text:span text:style-name="T6">], # OPTIONAL. SECOND SEQUENCE OF OPERATIONS IN THIS MORPHING PHASE.</text:span></text:p>
      <text:p text:style-name="P2"><text:span text:style-name="T7">[</text:span><text:span text:style-name="T15">unused</text:span><text:span text:style-name="T7">], # OPTIONAL. THIRD SEQUENCE OF OPERATIONS IN THIS MORPHING PHASE.</text:span></text:p>
      <text:p text:style-name="P2"><text:span text:style-name="T7">[</text:span><text:span text:style-name="T15">unused</text:span><text:span text:style-name="T7">], # OPTIONAL. FOURTH SEQUENCE OF OPERATIONS IN THIS MORPHING PHASE.</text:span></text:p>
      <text:p text:style-name="P2"><text:span text:style-name="T7">[</text:span><text:span text:style-name="T15">unused</text:span><text:span text:style-name="T7">] # OPTIONAL. FIFTH SEQUENCE OF OPERATIONS IN THIS MORPHING PHASE.</text:span></text:p>
      <text:p text:style-name="P2"><text:span text:style-name="T6">];</text:span></text:p>
      <text:p text:style-name="P3"/>
      <text:p text:style-name="P2"><text:span text:style-name="T32">#</text:span><text:span text:style-name="T33">## … AND SO ON FOR ALL THE OTHER VARIABLES AND SEARCH CYCLE NUMBERS. ALL ONE HAVE TO DO IS CHANGE THE NUMBER OF THE VARIABLES FOR EACH CYCLE. (EXAMPLE: @applytype1 FOR CYCLE 1, @applytype2 FOR CYCLE TO, AND SO ON.) AND IF IN A CERTAIN CYCLE A VARIABLE IS NOT USED, IT HAS NOT TO BE SPECIFIED. JUST FEW VARIABLE ARE MANDATORY FOR EACH CYCLE: $stepsvar, @applytype and $general_variables . THE ORDER OF THE CYCLES TO BE FOLLOWED IS SPECIFIED BY @varnumbers .</text:span></text:p>
      <text:p text:style-name="P3"/>
      <text:p text:style-name="P2"><text:span text:style-name="T5">1; </text:span><text:span text:style-name="T6"># </text:span><text:span text:style-name="T31">&lt;- LEAVE THIS “1!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mily-generic="modern"/>
    <style:font-face style:name="WenQuanYi Micro Hei2" svg:font-family="'WenQuanYi Micro Hei'" style:font-family-generic="modern"/>
    <style:font-face style:name="Liberation Serif2" svg:font-family="'Liberation Serif'" style:font-family-generic="roman"/>
    <style:font-face style:name="FreeSans" svg:font-family="FreeSans" style:font-family-generic="swiss"/>
    <style:font-face style:name="Liberation Sans" svg:font-family="'Liberation Sans'" style:font-family-generic="swiss"/>
    <style:font-face style:name="Arial" svg:font-family="Arial" style:font-family-generic="system"/>
    <style:font-face style:name="FreeSans1" svg:font-family="FreeSans" style:font-family-generic="system"/>
    <style:font-face style:name="Liberation Serif3" svg:font-family="'Liberation Serif'" style:font-family-generic="system"/>
    <style:font-face style:name="WenQuanYi Micro Hei1" svg:font-family="'WenQuanYi Micro Hei'" style:font-family-generic="system"/>
    <style:font-face style:name="Liberation Serif" svg:font-family="'Liberation Serif'" style:font-family-generic="roman" style:font-pitch="variable"/>
    <style:font-face style:name="Bitstream Vera Sans" svg:font-family="'Bitstream Ver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2" fo:font-size="12pt" fo:language="en" fo:country="US" style:letter-kerning="true" style:font-name-asian="Arial" style:font-size-asian="12pt" style:language-asian="hi" style:country-asian="IN" style:font-name-complex="FreeSans1"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fo:text-align="start" style:justify-single-word="false" fo:orphans="2" fo:widows="2" fo:keep-with-next="always"/>
      <style:text-properties style:font-name="Liberation Sans" fo:font-size="14pt" fo:language="en" fo:country="US" style:letter-kerning="true" style:font-name-asian="WenQuanYi Micro Hei1" style:font-size-asian="14pt" style:language-asian="hi" style:country-asian="IN" style:font-name-complex="FreeSans1" style:font-size-complex="12pt" style:language-complex="hi" style:country-complex="IN"/>
    </style:style>
    <style:style style:name="Text_20_body" style:display-name="Text body" style:family="paragraph" style:parent-style-name="Standard" style:default-outline-level="" style:class="text">
      <style:paragraph-properties fo:margin-top="0in" fo:margin-bottom="0.0835in" fo:text-align="start" style:justify-single-word="false" fo:orphans="2" fo:widows="2"/>
      <style:text-properties style:font-name="Liberation Serif2" fo:font-size="12pt" fo:language="en" fo:country="US" style:letter-kerning="true" style:font-name-asian="Arial" style:font-size-asian="12pt" style:language-asian="hi" style:country-asian="IN" style:font-name-complex="FreeSans1" style:font-size-complex="12pt" style:language-complex="hi" style:country-complex="IN"/>
    </style:style>
    <style:style style:name="List" style:family="paragraph" style:parent-style-name="Text_20_body" style:default-outline-level="" style:class="list">
      <style:paragraph-properties fo:margin-top="0in" fo:margin-bottom="0.0835in" fo:text-align="start" style:justify-single-word="false" fo:orphans="2" fo:widows="2"/>
      <style:text-properties style:font-name="Liberation Serif2" fo:font-size="12pt" fo:language="en" fo:country="US" style:letter-kerning="true" style:font-name-asian="Arial" style:font-size-asian="12pt" style:language-asian="hi" style:country-asian="IN" style:font-name-complex="FreeSans" style:font-size-complex="12pt" style:language-complex="hi" style:country-complex="IN"/>
    </style:style>
    <style:style style:name="Caption" style:family="paragraph" style:parent-style-name="Standard" style:default-outline-level="" style:class="extra">
      <style:paragraph-properties fo:margin-top="0.0835in" fo:margin-bottom="0.0835in" fo:text-align="start" style:justify-single-word="false" fo:orphans="2" fo:widows="2" text:number-lines="false" text:line-number="0"/>
      <style:text-properties style:font-name="Liberation Serif2" fo:font-size="12pt" fo:language="en" fo:country="US" fo:font-style="italic" style:letter-kerning="true" style:font-name-asian="Arial" style:font-size-asian="12pt" style:language-asian="hi" style:country-asian="IN" style:font-style-asian="italic" style:font-name-complex="FreeSans"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text-properties style:font-name="Liberation Serif2" fo:font-size="12pt" fo:language="en" fo:country="US" style:letter-kerning="true" style:font-name-asian="Arial" style:font-size-asian="12pt" style:language-asian="hi" style:country-asian="IN" style:font-name-complex="FreeSans" style:font-size-complex="12pt" style:language-complex="hi" style:country-complex="IN"/>
    </style:style>
    <style:style style:name="caption" style:family="paragraph" style:parent-style-name="Standard" style:default-outline-level="">
      <style:paragraph-properties fo:margin-top="0.0835in" fo:margin-bottom="0.0835in" fo:text-align="start" style:justify-single-word="false" fo:orphans="2" fo:widows="2"/>
      <style:text-properties style:font-name="Liberation Serif2" fo:font-size="12pt" fo:language="en" fo:country="US" fo:font-style="italic" style:letter-kerning="true" style:font-name-asian="Arial" style:font-size-asian="12pt" style:language-asian="hi" style:country-asian="IN" style:font-style-asian="italic" style:font-name-complex="FreeSans1" style:font-size-complex="12pt" style:language-complex="hi" style:country-complex="IN" style:font-style-complex="italic"/>
    </style:style>
    <style:style style:name="Preformatted_20_Text" style:display-name="Preformatted Text" style:family="paragraph" style:parent-style-name="Standard" style:default-outline-level="" style:class="html">
      <style:paragraph-properties fo:margin-top="0in" fo:margin-bottom="0in" fo:text-align="start" style:justify-single-word="false" fo:orphans="2" fo:widows="2"/>
      <style:text-properties style:font-name="Liberation Serif1" fo:font-size="10pt" fo:language="en" fo:country="US" style:letter-kerning="true" style:font-name-asian="WenQuanYi Micro Hei2" style:font-size-asian="10pt" style:language-asian="en" style:country-asian="US" style:font-name-complex="Liberation Serif1" style:font-size-complex="12pt"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00:10:00</meta:creation-date>
    <dc:date>2013-10-22T14:42:00</dc:date>
    <meta:generator>LibreOffice/3.5$Linux_x86 LibreOffice_project/350m1$Build-2</meta:generator>
    <meta:document-statistic meta:table-count="0" meta:image-count="0" meta:object-count="0" meta:page-count="20" meta:paragraph-count="951" meta:word-count="9730" meta:character-count="60567" meta:non-whitespace-character-count="51359"/>
  </office:meta>
</office:document-meta>
</file>